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64mm"/>
    </style:style>
    <style:style style:name="co3" style:family="table-column">
      <style:table-column-properties fo:break-before="auto" style:column-width="52.85mm"/>
    </style:style>
    <style:style style:name="co4" style:family="table-column">
      <style:table-column-properties fo:break-before="auto" style:column-width="11.47mm"/>
    </style:style>
    <style:style style:name="co5" style:family="table-column">
      <style:table-column-properties fo:break-before="auto" style:column-width="30.27mm"/>
    </style:style>
    <style:style style:name="co6" style:family="table-column">
      <style:table-column-properties fo:break-before="auto" style:column-width="164.47mm"/>
    </style:style>
    <style:style style:name="co7" style:family="table-column">
      <style:table-column-properties fo:break-before="auto" style:column-width="22.37mm"/>
    </style:style>
    <style:style style:name="co8" style:family="table-column">
      <style:table-column-properties fo:break-before="auto" style:column-width="7.51mm"/>
    </style:style>
    <style:style style:name="co9" style:family="table-column">
      <style:table-column-properties fo:break-before="auto" style:column-width="19.84mm"/>
    </style:style>
    <style:style style:name="co10" style:family="table-column">
      <style:table-column-properties fo:break-before="auto" style:column-width="77.4mm"/>
    </style:style>
    <style:style style:name="co11" style:family="table-column">
      <style:table-column-properties fo:break-before="auto" style:column-width="81.65mm"/>
    </style:style>
    <style:style style:name="co12" style:family="table-column">
      <style:table-column-properties fo:break-before="auto" style:column-width="19.98mm"/>
    </style:style>
    <style:style style:name="co13" style:family="table-column">
      <style:table-column-properties fo:break-before="auto" style:column-width="29.97mm"/>
    </style:style>
    <style:style style:name="co14" style:family="table-column">
      <style:table-column-properties fo:break-before="auto" style:column-width="49.34mm"/>
    </style:style>
    <style:style style:name="co15" style:family="table-column">
      <style:table-column-properties fo:break-before="auto" style:column-width="107.86mm"/>
    </style:style>
    <style:style style:name="co16" style:family="table-column">
      <style:table-column-properties fo:break-before="auto" style:column-width="79.11mm"/>
    </style:style>
    <style:style style:name="co17" style:family="table-column">
      <style:table-column-properties fo:break-before="auto" style:column-width="21.34mm"/>
    </style:style>
    <style:style style:name="co18" style:family="table-column">
      <style:table-column-properties fo:break-before="auto" style:column-width="30.46mm"/>
    </style:style>
    <style:style style:name="co19" style:family="table-column">
      <style:table-column-properties fo:break-before="auto" style:column-width="31.57mm"/>
    </style:style>
    <style:style style:name="co20" style:family="table-column">
      <style:table-column-properties fo:break-before="auto" style:column-width="28.98mm"/>
    </style:style>
    <style:style style:name="co21" style:family="table-column">
      <style:table-column-properties fo:break-before="auto" style:column-width="30.29mm"/>
    </style:style>
    <style:style style:name="co22" style:family="table-column">
      <style:table-column-properties fo:break-before="auto" style:column-width="14.27mm"/>
    </style:style>
    <style:style style:name="co23" style:family="table-column">
      <style:table-column-properties fo:break-before="auto" style:column-width="32.16mm"/>
    </style:style>
    <style:style style:name="co24" style:family="table-column">
      <style:table-column-properties fo:break-before="auto" style:column-width="33.85mm"/>
    </style:style>
    <style:style style:name="co25" style:family="table-column">
      <style:table-column-properties fo:break-before="auto" style:column-width="23.78mm"/>
    </style:style>
    <style:style style:name="co26" style:family="table-column">
      <style:table-column-properties fo:break-before="auto" style:column-width="17.9mm"/>
    </style:style>
    <style:style style:name="co27" style:family="table-column">
      <style:table-column-properties fo:break-before="auto" style:column-width="10.35mm"/>
    </style:style>
    <style:style style:name="co28" style:family="table-column">
      <style:table-column-properties fo:break-before="auto" style:column-width="19.3mm"/>
    </style:style>
    <style:style style:name="co29" style:family="table-column">
      <style:table-column-properties fo:break-before="auto" style:column-width="9.79mm"/>
    </style:style>
    <style:style style:name="co30" style:family="table-column">
      <style:table-column-properties fo:break-before="auto" style:column-width="86.84mm"/>
    </style:style>
    <style:style style:name="co31" style:family="table-column">
      <style:table-column-properties fo:break-before="auto" style:column-width="88.18mm"/>
    </style:style>
    <style:style style:name="co32" style:family="table-column">
      <style:table-column-properties fo:break-before="auto" style:column-width="71.31mm"/>
    </style:style>
    <style:style style:name="co33" style:family="table-column">
      <style:table-column-properties fo:break-before="auto" style:column-width="49.42mm"/>
    </style:style>
    <style:style style:name="co34" style:family="table-column">
      <style:table-column-properties fo:break-before="auto" style:column-width="81.95mm"/>
    </style:style>
    <style:style style:name="co35" style:family="table-column">
      <style:table-column-properties fo:break-before="auto" style:column-width="38.31mm"/>
    </style:style>
    <style:style style:name="co36" style:family="table-column">
      <style:table-column-properties fo:break-before="auto" style:column-width="40.55mm"/>
    </style:style>
    <style:style style:name="co37" style:family="table-column">
      <style:table-column-properties fo:break-before="auto" style:column-width="33mm"/>
    </style:style>
    <style:style style:name="co38" style:family="table-column">
      <style:table-column-properties fo:break-before="auto" style:column-width="27.41mm"/>
    </style:style>
    <style:style style:name="co39" style:family="table-column">
      <style:table-column-properties fo:break-before="auto" style:column-width="23.5mm"/>
    </style:style>
    <style:style style:name="co40" style:family="table-column">
      <style:table-column-properties fo:break-before="auto" style:column-width="28.24mm"/>
    </style:style>
    <style:style style:name="co41" style:family="table-column">
      <style:table-column-properties fo:break-before="auto" style:column-width="66.85mm"/>
    </style:style>
    <style:style style:name="co42" style:family="table-column">
      <style:table-column-properties fo:break-before="auto" style:column-width="25.45mm"/>
    </style:style>
    <style:style style:name="co43" style:family="table-column">
      <style:table-column-properties fo:break-before="auto" style:column-width="24.61mm"/>
    </style:style>
    <style:style style:name="co44" style:family="table-column">
      <style:table-column-properties fo:break-before="auto" style:column-width="99.01mm"/>
    </style:style>
    <style:style style:name="co45" style:family="table-column">
      <style:table-column-properties fo:break-before="auto" style:column-width="114.72mm"/>
    </style:style>
    <style:style style:name="co46" style:family="table-column">
      <style:table-column-properties fo:break-before="auto" style:column-width="31.04mm"/>
    </style:style>
    <style:style style:name="co47" style:family="table-column">
      <style:table-column-properties fo:break-before="auto" style:column-width="26.28mm"/>
    </style:style>
    <style:style style:name="ro1" style:family="table-row">
      <style:table-row-properties style:row-height="7.66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20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26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2.63mm" fo:break-before="auto" style:use-optimal-row-height="false"/>
    </style:style>
    <style:style style:name="ro10" style:family="table-row">
      <style:table-row-properties style:row-height="8.54mm" fo:break-before="auto" style:use-optimal-row-height="true"/>
    </style:style>
    <style:style style:name="ro11" style:family="table-row">
      <style:table-row-properties style:row-height="12.21mm" fo:break-before="auto" style:use-optimal-row-height="true"/>
    </style:style>
    <style:style style:name="ro12" style:family="table-row">
      <style:table-row-properties style:row-height="11.31mm" fo:break-before="auto" style:use-optimal-row-height="true"/>
    </style:style>
    <style:style style:name="ro13" style:family="table-row">
      <style:table-row-properties style:row-height="7.88mm" fo:break-before="auto" style:use-optimal-row-height="true"/>
    </style:style>
    <style:style style:name="ro14" style:family="table-row">
      <style:table-row-properties style:row-height="6.09mm" fo:break-before="auto" style:use-optimal-row-height="false"/>
    </style:style>
    <style:style style:name="ro15" style:family="table-row">
      <style:table-row-properties style:row-height="11.64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ro17" style:family="table-row">
      <style:table-row-properties style:row-height="5.29mm" fo:break-before="auto" style:use-optimal-row-height="false"/>
    </style:style>
    <style:style style:name="ro18" style:family="table-row">
      <style:table-row-properties style:row-height="5.56mm" fo:break-before="auto" style:use-optimal-row-height="false"/>
    </style:style>
    <style:style style:name="ro19" style:family="table-row">
      <style:table-row-properties style:row-height="5.03mm" fo:break-before="auto" style:use-optimal-row-height="false"/>
    </style:style>
    <style:style style:name="ro20" style:family="table-row">
      <style:table-row-properties style:row-height="4.5mm" fo:break-before="auto" style:use-optimal-row-height="false"/>
    </style:style>
    <style:style style:name="ro21" style:family="table-row">
      <style:table-row-properties style:row-height="6.88mm" fo:break-before="auto" style:use-optimal-row-height="false"/>
    </style:style>
    <style:style style:name="ro22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/>
    <style:style style:name="ce18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5" style:family="table-cell" style:parent-style-name="Default">
      <style:table-cell-properties fo:padding="0.71mm"/>
    </style:style>
    <style:style style:name="ce161" style:family="table-cell" style:parent-style-name="Default">
      <style:table-cell-properties style:glyph-orientation-vertical="0" fo:border-bottom="0.74pt solid #808080" style:diagonal-bl-tr="none" style:diagonal-tl-br="none" style:text-align-source="value-type" style:repeat-content="false" fo:wrap-option="no-wrap" fo:border-left="1.76pt solid #000000" style:direction="ltr" fo:padding="0.71mm" fo:border-right="0.74pt solid #80808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74pt solid #808080" style:diagonal-bl-tr="none" style:diagonal-tl-br="none" style:text-align-source="value-type" style:repeat-content="false" fo:wrap-option="no-wrap" fo:border-left="1.76pt solid #000000" style:direction="ltr" fo:padding="0.71mm" fo:border-right="0.74pt solid #808080" style:rotation-angle="0" style:rotation-align="none" style:shrink-to-fit="false" fo:border-top="0.74pt solid #80808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0.74pt solid #808080" style:rotation-angle="0" style:rotation-align="none" style:shrink-to-fit="false" fo:border-top="0.74pt solid #80808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4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6" style:family="table-cell" style:parent-style-name="Default" style:data-style-name="N100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Excel_5f_BuiltIn_5f_Percent" style:data-style-name="N122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Excel_5f_BuiltIn_5f_Percent">
      <style:table-cell-properties style:glyph-orientation-vertical="0" fo:border-bottom="1.76pt solid #00000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12pt" fo:font-style="normal" fo:text-shadow="none" style:text-underline-style="none" fo:font-weight="normal" style:font-size-asian="12pt" style:font-style-asian="normal" style:font-weight-asian="normal" style:font-name-complex="Franklin Gothic Book" style:font-size-complex="12pt" style:font-style-complex="normal" style:font-weight-complex="normal"/>
    </style:style>
    <style:style style:name="ce294" style:family="table-cell" style:parent-style-name="Default">
      <style:table-cell-properties fo:background-color="#ffcc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96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97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bold" style:font-size-asian="10pt" style:font-style-asian="normal" style:font-weight-asian="bold" style:font-name-complex="Franklin Gothic Book" style:font-size-complex="10pt" style:font-style-complex="normal" style:font-weight-complex="bold"/>
    </style:style>
    <style:style style:name="ce300" style:family="table-cell" style:parent-style-name="Default">
      <style:table-cell-properties fo:background-color="#ffff99" style:diagonal-bl-tr="none" style:diagonal-tl-br="none" fo:border="0.74pt solid #000000" fo:padding="0.71mm" style:rotation-align="none"/>
    </style:style>
    <style:style style:name="ce302" style:family="table-cell" style:parent-style-name="Default">
      <style:table-cell-properties fo:background-color="#ffffff" style:diagonal-bl-tr="none" style:diagonal-tl-br="none" fo:border="0.74pt solid #000000" fo:padding="0.71mm" style:rotation-align="none"/>
    </style:style>
    <style:style style:name="ce30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08" style:family="table-cell" style:parent-style-name="Default">
      <style:table-cell-properties style:diagonal-bl-tr="none" style:diagonal-tl-br="none" fo:border="none" fo:padding="0.71mm" style:rotation-align="none"/>
    </style:style>
    <style:style style:name="ce30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8080" style:text-outline="false" style:text-line-through-style="none" style:text-line-through-type="none" style:font-name="Franklin Gothic Book" fo:font-size="8pt" fo:font-style="normal" fo:text-shadow="none" style:text-underline-style="none" fo:font-weight="bold" style:font-size-asian="8pt" style:font-style-asian="normal" style:font-weight-asian="bold" style:font-name-complex="Franklin Gothic Book" style:font-size-complex="8pt" style:font-style-complex="normal" style:font-weight-complex="bold"/>
    </style:style>
    <style:style style:name="ce3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8pt" fo:font-style="normal" fo:text-shadow="none" style:text-underline-style="none" fo:font-weight="normal" style:font-size-asian="8pt" style:font-style-asian="normal" style:font-weight-asian="normal" style:font-name-complex="Franklin Gothic Book" style:font-size-complex="8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0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6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>
      <style:table-cell-properties style:cell-protect="none" style:print-content="true" style:diagonal-bl-tr="none" style:diagonal-tl-br="none" fo:border="0.74pt solid #000000" fo:padding="0.71mm" style:rotation-align="none"/>
    </style:style>
    <style:style style:name="ce319" style:family="table-cell" style:parent-style-name="Default" style:data-style-name="N30">
      <style:table-cell-properties style:cell-protect="none" style:print-content="true" style:diagonal-bl-tr="none" style:diagonal-tl-br="none" style:text-align-source="fix" style:repeat-content="false" fo:wrap-option="wrap" fo:border="0.74pt solid #000000" fo:padding="0.71mm" style:rotation-align="none"/>
      <style:paragraph-properties fo:text-align="end" fo:margin-left="0mm"/>
    </style:style>
    <style:style style:name="ce320" style:family="table-cell" style:parent-style-name="Default" style:data-style-name="N30">
      <style:table-cell-properties style:cell-protect="none" style:print-content="true" style:diagonal-bl-tr="none" style:diagonal-tl-br="none" fo:wrap-option="wrap" fo:border="0.74pt solid #000000" fo:padding="0.71mm" style:rotation-align="none"/>
    </style:style>
    <style:style style:name="ce32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22" style:family="table-cell" style:parent-style-name="Default">
      <style:table-cell-properties fo:background-color="#ffffff" style:diagonal-bl-tr="none" style:diagonal-tl-br="none" fo:wrap-option="wrap" fo:border="0.74pt solid #000000" fo:padding="0.71mm" style:rotation-align="none"/>
    </style:style>
    <style:style style:name="ce323" style:family="table-cell" style:parent-style-name="Default">
      <style:table-cell-properties fo:background-color="#ffffff" style:diagonal-bl-tr="none" style:diagonal-tl-br="none" fo:wrap-option="wrap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52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MT" fo:font-size="10pt" fo:language="en" fo:country="US" fo:font-style="normal" fo:text-shadow="none" style:text-underline-style="none" fo:font-weight="normal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/>
    </style:style>
    <style:style style:name="ce22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2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map style:condition="cell-content()!=[.$G$4]" style:apply-style-name="Excel_5f_CondFormat_5f_4_5f_1_5f_1" style:base-cell-address="Journal.F4"/>
    </style:style>
    <style:style style:name="ce228" style:family="table-cell" style:parent-style-name="Default" style:data-style-name="N4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>
      <style:table-cell-properties fo:wrap-option="wrap"/>
    </style:style>
    <style:style style:name="ce23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map style:condition="cell-content()!=[.$F$4]" style:apply-style-name="Excel_5f_CondFormat_5f_4_5f_2_5f_1" style:base-cell-address="Journal.G4"/>
    </style:style>
    <style:style style:name="ce3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6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ackground-color="#ccffcc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>
      <style:table-cell-properties fo:background-color="#ccffcc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67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368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</style:style>
    <style:style style:name="ce371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</style:style>
    <style:style style:name="ce372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376" style:family="table-cell" style:parent-style-name="Table_20_du_20_pilote_20_-_20_Champ" style:data-style-name="N0">
      <style:table-cell-properties style:glyph-orientation-vertical="0" fo:background-color="#6666ff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</style:style>
    <style:style style:name="ce391" style:family="table-cell" style:parent-style-name="Table_20_du_20_pilote_20_-_20_Catégorie" style:data-style-name="N3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</style:style>
    <style:style style:name="ce393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</style:style>
    <style:style style:name="ce394" style:family="table-cell" style:parent-style-name="Table_20_du_20_pilote_20_-_20_Titre" style:data-style-name="N3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396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99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00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01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02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03" style:family="table-cell" style:parent-style-name="Table_20_du_20_pilote_20_-_20_Coin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404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06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07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08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09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10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11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412" style:family="table-cell" style:parent-style-name="Table_20_du_20_pilote_20_-_20_Catégori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1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5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7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9" style:family="table-cell" style:parent-style-name="Default" style:data-style-name="N0">
      <style:table-cell-properties fo:border-bottom="none" fo:background-color="#6666ff" style:diagonal-bl-tr="none" style:diagonal-tl-br="none" fo:border-left="1.76pt solid #000000" fo:padding="0.71mm" fo:border-right="none" style:rotation-align="none" fo:border-top="none"/>
    </style:style>
    <style:style style:name="ce420" style:family="table-cell" style:parent-style-name="Table_20_du_20_pilote_20_-_20_Catégorie" style:data-style-name="N0">
      <style:table-cell-properties fo:background-color="#6666ff" style:cell-protect="protected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422" style:family="table-cell" style:parent-style-name="Default" style:data-style-name="N0">
      <style:table-cell-properties fo:border-bottom="none" fo:background-color="#6666ff" style:diagonal-bl-tr="none" style:diagonal-tl-br="none" fo:border-left="none" fo:padding="0.71mm" fo:border-right="0.74pt solid #000000" style:rotation-align="none" fo:border-top="none"/>
    </style:style>
    <style:style style:name="ce423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426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27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28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29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30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31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32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33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34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35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1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1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4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6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3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4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5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6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7" style:family="table-cell" style:parent-style-name="Comma_5f_cac2006" style:data-style-name="N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8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9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0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1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2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3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4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Comma_5f_cac2006" style:data-style-name="N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6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77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8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9" style:family="table-cell" style:parent-style-name="Default" style:data-style-name="N4">
      <style:table-cell-properties fo:padding="0.71mm"/>
    </style:style>
    <style:style style:name="ce48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1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2" style:family="table-cell" style:parent-style-name="Default" style:data-style-name="N1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5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6" style:family="table-cell" style:parent-style-name="Comma_5f_cac20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9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3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 style:data-style-name="N4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6" style:family="table-cell" style:parent-style-name="Default" style:data-style-name="N4">
      <style:table-cell-properties style:diagonal-bl-tr="none" style:diagonal-tl-br="none" fo:border="0.74pt solid #000000" fo:padding="0.71mm" style:rotation-align="none"/>
    </style:style>
    <style:style style:name="ce498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5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06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8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2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99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0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1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3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04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6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08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9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11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2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3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5" style:family="table-cell" style:parent-style-name="Default" style:data-style-name="N4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2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2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2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5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7" style:family="table-cell" style:parent-style-name="Default" style:data-style-name="N100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4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9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1.76pt solid #000000"/>
    </style:style>
    <style:style style:name="ce5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50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2" style:family="table-cell" style:parent-style-name="Default" style:data-style-name="N1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</style:style>
    <style:style style:name="ce50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>
      <style:table-cell-properties fo:border-bottom="2.49pt double-thin #000000" style:border-line-width-bottom="0.18mm 0.53mm 0.18mm" style:diagonal-bl-tr="none" style:diagonal-tl-br="none" fo:border-left="1.76pt solid #000000" fo:padding="0.71mm" fo:border-right="none" style:rotation-align="none" fo:border-top="1.76pt solid #000000"/>
    </style:style>
    <style:style style:name="ce221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24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0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23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5" style:family="table-cell" style:parent-style-name="Default">
      <style:table-cell-properties fo:border-bottom="2.49pt double-thin #000000" style:border-line-width-bottom="0.18mm 0.53mm 0.18mm" style:diagonal-bl-tr="none" style:diagonal-tl-br="none" fo:border-left="1.76pt solid #000000" fo:padding="0.71mm" fo:border-right="none" style:rotation-align="none" fo:border-top="none"/>
    </style:style>
    <style:style style:name="ce5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8" style:family="table-cell" style:parent-style-name="Default">
      <style:table-cell-properties fo:border-bottom="1.76pt solid #000000" fo:background-color="#ccffcc" style:diagonal-bl-tr="none" style:diagonal-tl-br="none" fo:border-left="1.76pt solid #000000" fo:padding="0.71mm" fo:border-right="none" style:rotation-align="none" fo:border-top="none"/>
    </style:style>
    <style:style style:name="ce246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0" style:family="table-cell" style:parent-style-name="Default" style:data-style-name="N100">
      <style:table-cell-properties style:diagonal-bl-tr="none" style:diagonal-tl-br="none" fo:border="none" fo:padding="0.71mm" style:rotation-align="none"/>
    </style:style>
    <style:style style:name="ce5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2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7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28" style:family="table-cell" style:parent-style-name="Default" style:data-style-name="N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Comic Sans M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2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53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1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2" style:family="table-cell" style:parent-style-name="Default" style:data-style-name="N100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533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4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5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8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9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0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1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42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3" style:family="table-cell" style:parent-style-name="Default" style:data-style-name="N4">
      <style:table-cell-properties fo:border-bottom="1.76pt solid #000000" fo:background-color="#ffff99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4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 style:data-style-name="N2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4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48" style:family="table-cell" style:parent-style-name="Default" style:data-style-name="N4">
      <style:table-cell-properties fo:border-bottom="1.76pt solid #000000" fo:background-color="#ffff99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9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1.76pt solid #000000"/>
    </style:style>
    <style:style style:name="ce550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none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3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2.49pt double-thin #000000" style:border-line-width-top="0.18mm 0.53mm 0.18mm"/>
    </style:style>
    <style:style style:name="ce554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</style:style>
    <style:style style:name="ce555" style:family="table-cell" style:parent-style-name="Default" style:data-style-name="N4">
      <style:table-cell-properties fo:border-bottom="1.76pt solid #000000" fo:background-color="#ccffcc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3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7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none"/>
    </style:style>
    <style:style style:name="ce558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9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1.76pt solid #000000" style:rotation-align="none" fo:border-top="1.76pt solid #000000"/>
    </style:style>
    <style:style style:name="ce560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2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4">
      <style:table-cell-properties fo:border-bottom="1.76pt solid #000000" style:diagonal-bl-tr="none" style:diagonal-tl-br="none" fo:background-color="transparent" fo:border-left="1.76pt solid #000000" fo:padding="0.71mm" fo:border-right="1.76pt solid #000000" style:rotation-align="none" fo:border-top="none"/>
    </style:style>
    <style:style style:name="ce564" style:family="table-cell" style:parent-style-name="Default" style:data-style-name="N4">
      <style:table-cell-properties fo:background-color="#ffff99"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5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1.76pt solid #000000"/>
    </style:style>
    <style:style style:name="ce566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7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</style:style>
    <style:style style:name="ce568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2.49pt solid #000000" fo:padding="0.71mm" fo:border-right="2.49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9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0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order-left="1.76pt solid #000000" fo:padding="0.71mm" fo:border-right="1.76pt solid #000000" style:rotation-align="none" fo:border-top="none"/>
    </style:style>
    <style:style style:name="ce571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2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</style:style>
    <style:style style:name="ce573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6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1.76pt solid #000000"/>
    </style:style>
    <style:style style:name="ce576" style:family="table-cell" style:parent-style-name="Default" style:data-style-name="N4">
      <style:table-cell-properties fo:border-bottom="1.76pt solid #000000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7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1.76pt solid #000000"/>
    </style:style>
    <style:style style:name="ce578" style:family="table-cell" style:parent-style-name="Default" style:data-style-name="N4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585" style:family="table-cell" style:parent-style-name="Default" style:data-style-name="N2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6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none"/>
    </style:style>
    <style:style style:name="ce587" style:family="table-cell" style:parent-style-name="Default" style:data-style-name="N4">
      <style:table-cell-properties fo:border-bottom="1.76pt solid #000000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8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1.76pt solid #000000" style:rotation-align="none" fo:border-top="1.76pt solid #000000"/>
    </style:style>
    <style:style style:name="ce589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0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2.49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1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none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2" style:family="table-cell" style:parent-style-name="Default" style:data-style-name="N4">
      <style:table-cell-properties fo:border-bottom="none" style:diagonal-bl-tr="none" style:diagonal-tl-br="none" fo:background-color="transparent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3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1.76pt solid #000000" style:rotation-align="none" fo:border-top="none"/>
    </style:style>
    <style:style style:name="ce594" style:family="table-cell" style:parent-style-name="Default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none"/>
    </style:style>
    <style:style style:name="ce595" style:family="table-cell" style:parent-style-name="Default" style:data-style-name="N4">
      <style:table-cell-properties fo:border-bottom="1.76pt solid #000000" fo:background-color="#ccffcc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7" style:family="table-cell" style:parent-style-name="Default">
      <style:table-cell-properties fo:padding="0.71mm"/>
      <style:text-properties style:font-name="Comic Sans MS" fo:font-weight="bold" style:font-weight-asian="bold" style:font-weight-complex="bold"/>
    </style:style>
    <style:style style:name="ce59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fo:min-height="4.1mm" fo:min-width="0mm" fo:padding-top="1.3mm" fo:padding-bottom="1.3mm" fo:padding-left="2.5mm" fo:padding-right="2.5mm" fo:wrap-option="no-wrap" draw:shadow-color="#808080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Franklin Gothic Book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Franklin Gothic Book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31-janv&quot;;&quot;29-févr&quot;;&quot;31-mars&quot;;&quot;30-avr&quot;;&quot;31-mai&quot;;&quot;30-juin&quot;;&quot;31-juil&quot;;&quot;31-août&quot;;&quot;30-sept&quot;;&quot;31-oct&quot;;&quot;30-nov&quot;;&quot;31-déc&quot;)" table:allow-empty-cell="true" table:display-list="unsorted" table:base-cell-address="'Donnees generales'.C6">
          <table:error-message table:message-type="stop" table:display="true"/>
        </table:content-validation>
        <table:content-validation table:name="val2" table:condition="of:cell-content-is-in-list(&quot;2010&quot;;&quot;2011&quot;;&quot;2012&quot;;&quot;2013&quot;;&quot;2014&quot;;&quot;2015&quot;;&quot;2016&quot;;&quot;2017&quot;;&quot;2018&quot;;&quot;2019&quot;;&quot;2020&quot;)" table:allow-empty-cell="true" table:display-list="unsorted" table:base-cell-address="'Donnees generales'.C7">
          <table:error-message table:message-type="stop" table:display="true"/>
        </table:content-validation>
        <table:content-validation table:name="val3" table:condition="of:cell-content-is-in-list(&quot;€&quot;;&quot;k€&quot;)" table:allow-empty-cell="true" table:display-list="unsorted" table:base-cell-address="'Donnees generales'.C8">
          <table:error-message table:message-type="stop" table:display="true"/>
        </table:content-validation>
        <table:content-validation table:name="val4" table:condition="of:cell-content-is-in-list(&quot;Impôts commerciaux&quot;;&quot;Non impôts commerciaux&quot;)" table:allow-empty-cell="true" table:display-list="unsorted" table:base-cell-address="'Donnees generales'.C9">
          <table:error-message table:message-type="stop" table:display="true"/>
        </table:content-validation>
        <table:content-validation table:name="val5" table:condition="of:cell-content-is-decimal-number() and cell-content-is-between(0,0.2)" table:allow-empty-cell="true" table:base-cell-address="'Donnees generales'.C10">
          <table:error-message table:message-type="stop" table:title="Vérification" table:display="true">
            <text:p>Votre saisie semble incorrecte. </text:p>
            <text:p>Pourriez vous vérifier vos données. Merci</text:p>
          </table:error-message>
        </table:content-validation>
        <table:content-validation table:name="val6" table:condition="of:cell-content-is-in-list(&quot;Par mois&quot;;&quot;Par trimestre&quot;)" table:allow-empty-cell="true" table:display-list="unsorted" table:base-cell-address="'Donnees generales'.C11">
          <table:error-message table:message-type="stop" table:title="Vérification" table:display="true">
            <text:p>Votre saisie semble incorrecte. </text:p>
            <text:p>Pourriez vous vérifier vos données. Merci</text:p>
          </table:error-message>
        </table:content-validation>
      </table:content-validations>
      <table:table table:name="Donnees generales" table:style-name="ta1">
        <table:table-column table:style-name="co1" table:default-cell-style-name="Default"/>
        <table:table-column table:style-name="co2" table:default-cell-style-name="ce162"/>
        <table:table-column table:style-name="co3" table:default-cell-style-name="ce185"/>
        <table:table-row table:style-name="ro1">
          <table:table-cell/>
          <table:table-cell table:style-name="ce184" office:value-type="string" calcext:value-type="string" table:number-columns-spanned="2" table:number-rows-spanned="1">
            <text:p>Données générales</text:p>
          </table:table-cell>
          <table:covered-table-cell table:style-name="ce159"/>
        </table:table-row>
        <table:table-row table:style-name="ro2" table:number-rows-repeated="2">
          <table:table-cell/>
          <table:table-cell table:style-name="ce185"/>
          <table:table-cell/>
        </table:table-row>
        <table:table-row table:style-name="ro3">
          <table:table-cell/>
          <table:table-cell table:style-name="ce161" office:value-type="string" calcext:value-type="string">
            <text:p>Nom de la structure</text:p>
          </table:table-cell>
          <table:table-cell table:style-name="ce164" office:value-type="string" calcext:value-type="string">
            <text:p>Mieux trier à Nantes</text:p>
          </table:table-cell>
        </table:table-row>
        <table:table-row table:style-name="ro3">
          <table:table-cell/>
          <table:table-cell office:value-type="string" calcext:value-type="string">
            <text:p>Année de création</text:p>
          </table:table-cell>
          <table:table-cell table:style-name="ce165" office:value-type="float" office:value="2016" calcext:value-type="float">
            <text:p>2016</text:p>
          </table:table-cell>
        </table:table-row>
        <table:table-row table:style-name="ro3">
          <table:table-cell/>
          <table:table-cell office:value-type="string" calcext:value-type="string">
            <text:p>Fin de l'exercice</text:p>
          </table:table-cell>
          <table:table-cell table:style-name="ce166" table:content-validation-name="val1" office:value-type="string" calcext:value-type="string">
            <text:p>31-janv</text:p>
          </table:table-cell>
        </table:table-row>
        <table:table-row table:style-name="ro4">
          <table:table-cell/>
          <table:table-cell office:value-type="string" calcext:value-type="string">
            <text:p>Année de l'exercice à saisir</text:p>
          </table:table-cell>
          <table:table-cell table:style-name="ce167" table:content-validation-name="val2" office:value-type="float" office:value="2016" calcext:value-type="float">
            <text:p>2016</text:p>
          </table:table-cell>
        </table:table-row>
        <table:table-row table:style-name="ro4">
          <table:table-cell/>
          <table:table-cell office:value-type="string" calcext:value-type="string">
            <text:p>Monnaie</text:p>
          </table:table-cell>
          <table:table-cell table:style-name="ce167" table:content-validation-name="val3" office:value-type="string" calcext:value-type="string">
            <text:p>€</text:p>
          </table:table-cell>
        </table:table-row>
        <table:table-row table:style-name="ro4">
          <table:table-cell/>
          <table:table-cell office:value-type="string" calcext:value-type="string">
            <text:p>Régime fiscal</text:p>
          </table:table-cell>
          <table:table-cell table:style-name="ce167" table:content-validation-name="val4" office:value-type="string" calcext:value-type="string">
            <text:p>Non impôts commerciaux</text:p>
          </table:table-cell>
        </table:table-row>
        <table:table-row table:style-name="ro4">
          <table:table-cell/>
          <table:table-cell office:value-type="string" calcext:value-type="string">
            <text:p>Taux de tva</text:p>
          </table:table-cell>
          <table:table-cell table:style-name="ce168" table:content-validation-name="val5"/>
        </table:table-row>
        <table:table-row table:style-name="ro5">
          <table:table-cell/>
          <table:table-cell table:style-name="ce163" office:value-type="string" calcext:value-type="string">
            <text:p>Modalités de paiement des dettes sociales</text:p>
          </table:table-cell>
          <table:table-cell table:style-name="ce169" table:content-validation-name="val6" office:value-type="string" calcext:value-type="string">
            <text:p>Par trimestre</text:p>
          </table:table-cell>
        </table:table-row>
      </table:table>
      <table:table table:name="Nomenclature des comptes" table:style-name="ta1">
        <table:table-column table:style-name="co4" table:default-cell-style-name="ce185"/>
        <table:table-column table:style-name="co5" table:default-cell-style-name="ce185"/>
        <table:table-column table:style-name="co6" table:default-cell-style-name="ce308"/>
        <table:table-column table:style-name="co7" table:number-columns-repeated="254" table:default-cell-style-name="ce308"/>
        <table:table-column table:style-name="co7" table:number-columns-repeated="767" table:default-cell-style-name="Default"/>
        <table:table-row table:style-name="ro7">
          <table:table-cell/>
          <table:table-cell table:style-name="ce184" office:value-type="string" calcext:value-type="string" table:number-columns-spanned="2" table:number-rows-spanned="1">
            <text:p>Nomenclature des comptes</text:p>
          </table:table-cell>
          <table:covered-table-cell table:style-name="ce184"/>
          <table:table-cell table:number-columns-repeated="1021"/>
        </table:table-row>
        <table:table-row table:style-name="ro8">
          <table:table-cell/>
          <table:table-cell table:style-name="ce240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293" office:value-type="string" calcext:value-type="string">
            <text:p>N° de compte</text:p>
          </table:table-cell>
          <table:table-cell table:style-name="ce293" office:value-type="string" calcext:value-type="string">
            <text:p>Intitulé des comptes</text:p>
          </table:table-cell>
          <table:table-cell table:number-columns-repeated="1021"/>
        </table:table-row>
        <table:table-row table:style-name="ro2">
          <table:table-cell/>
          <table:table-cell table:style-name="ce294"/>
          <table:table-cell table:style-name="ce299" office:value-type="string" calcext:value-type="string">
            <text:p>CLASSE 1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10. FONDS ASSOCIATIFS ET RESERV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2000" calcext:value-type="float">
            <text:p>102000</text:p>
          </table:table-cell>
          <table:table-cell table:style-name="ce310" office:value-type="string" calcext:value-type="string">
            <text:p>102. Fonds associatif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19000" calcext:value-type="float">
            <text:p>119000</text:p>
          </table:table-cell>
          <table:table-cell table:style-name="ce310" office:value-type="string" calcext:value-type="string">
            <text:p>119. Report à nouveau (solde débiteur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93000" calcext:value-type="float">
            <text:p>193000</text:p>
          </table:table-cell>
          <table:table-cell table:style-name="ce310" office:value-type="string" calcext:value-type="string">
            <text:p>193. fonds dédiés sur apport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2100" calcext:value-type="float">
            <text:p>102100</text:p>
          </table:table-cell>
          <table:table-cell table:style-name="ce310" office:value-type="string" calcext:value-type="string">
            <text:p>1021. Valeur du patrimoine intégré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2200" calcext:value-type="float">
            <text:p>102200</text:p>
          </table:table-cell>
          <table:table-cell table:style-name="ce310" office:value-type="string" calcext:value-type="string">
            <text:p>1022. Fonds statutaires (à éclater en fonction des statuts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2400" calcext:value-type="float">
            <text:p>102400</text:p>
          </table:table-cell>
          <table:table-cell table:style-name="ce310" office:value-type="string" calcext:value-type="string">
            <text:p>1024. Apport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2500" calcext:value-type="float">
            <text:p>102500</text:p>
          </table:table-cell>
          <table:table-cell table:style-name="ce310" office:value-type="string" calcext:value-type="string">
            <text:p>1025. Legs et donations avec contrepartie d'actifs immobilisé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2600" calcext:value-type="float">
            <text:p>102600</text:p>
          </table:table-cell>
          <table:table-cell table:style-name="ce310" office:value-type="string" calcext:value-type="string">
            <text:p>1026. Subventions d'investissement affectées à des biens renouvelab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3000" calcext:value-type="float">
            <text:p>103000</text:p>
          </table:table-cell>
          <table:table-cell table:style-name="ce310" office:value-type="string" calcext:value-type="string">
            <text:p>103. Fonds associatif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3400" calcext:value-type="float">
            <text:p>103400</text:p>
          </table:table-cell>
          <table:table-cell table:style-name="ce310" office:value-type="string" calcext:value-type="string">
            <text:p>1034. Apport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3500" calcext:value-type="float">
            <text:p>103500</text:p>
          </table:table-cell>
          <table:table-cell table:style-name="ce310" office:value-type="string" calcext:value-type="string">
            <text:p>1035. Legs et donations avec contrepartie d'actifs immobilisés assortis d'une obligation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3600" calcext:value-type="float">
            <text:p>103600</text:p>
          </table:table-cell>
          <table:table-cell table:style-name="ce310" office:value-type="string" calcext:value-type="string">
            <text:p>1036. Subventions d'investissement affectées à des biens renouvelab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5000" calcext:value-type="float">
            <text:p>105000</text:p>
          </table:table-cell>
          <table:table-cell table:style-name="ce310" office:value-type="string" calcext:value-type="string">
            <text:p>105. Ecarts de réévaluation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5100" calcext:value-type="float">
            <text:p>105100</text:p>
          </table:table-cell>
          <table:table-cell table:style-name="ce310" office:value-type="string" calcext:value-type="string">
            <text:p>1051. Ecarts de réévaluation sur des bien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5200" calcext:value-type="float">
            <text:p>105200</text:p>
          </table:table-cell>
          <table:table-cell table:style-name="ce310" office:value-type="string" calcext:value-type="string">
            <text:p>1052. Ecarts de réévaluation sur des bien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6000" calcext:value-type="float">
            <text:p>106000</text:p>
          </table:table-cell>
          <table:table-cell table:style-name="ce310" office:value-type="string" calcext:value-type="string">
            <text:p>106. Réserv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6200" calcext:value-type="float">
            <text:p>106200</text:p>
          </table:table-cell>
          <table:table-cell table:style-name="ce310" office:value-type="string" calcext:value-type="string">
            <text:p>1062. Réserves indisponib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6300" calcext:value-type="float">
            <text:p>106300</text:p>
          </table:table-cell>
          <table:table-cell table:style-name="ce310" office:value-type="string" calcext:value-type="string">
            <text:p>1063. Réserves statutaires ou contractuel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6400" calcext:value-type="float">
            <text:p>106400</text:p>
          </table:table-cell>
          <table:table-cell table:style-name="ce310" office:value-type="string" calcext:value-type="string">
            <text:p>1064. Réserves réglementé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06800" calcext:value-type="float">
            <text:p>106800</text:p>
          </table:table-cell>
          <table:table-cell table:style-name="ce310" office:value-type="string" calcext:value-type="string">
            <text:p>1068. Autres réserves (dont réserves pour projet associatif)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11 ÉLÉMENTS EN INSTANCE D'AFFECTATION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10000" calcext:value-type="float">
            <text:p>110000</text:p>
          </table:table-cell>
          <table:table-cell table:style-name="ce310" office:value-type="string" calcext:value-type="string">
            <text:p>110. Report à nouveau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15000" calcext:value-type="float">
            <text:p>115000</text:p>
          </table:table-cell>
          <table:table-cell table:style-name="ce310" office:value-type="string" calcext:value-type="string">
            <text:p>115. Résultats sous contrôle de tiers financeur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12 RÉSULTAT NET DE L'EXERCICE (EXCÉDENT OU DÉFICIT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20000" calcext:value-type="float">
            <text:p>120000</text:p>
          </table:table-cell>
          <table:table-cell table:style-name="ce310" office:value-type="string" calcext:value-type="string">
            <text:p>120. Résultat de l'exercice (excédent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29000" calcext:value-type="float">
            <text:p>129000</text:p>
          </table:table-cell>
          <table:table-cell table:style-name="ce310" office:value-type="string" calcext:value-type="string">
            <text:p>129. Résultat de l'exercice (déficit)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13 Subventions d'investissements affectées à des biens non renouvelab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31000" calcext:value-type="float">
            <text:p>131000</text:p>
          </table:table-cell>
          <table:table-cell table:style-name="ce310" office:value-type="string" calcext:value-type="string">
            <text:p>131. Subventions d'investissement (renouvelables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31100" calcext:value-type="float">
            <text:p>131100</text:p>
          </table:table-cell>
          <table:table-cell table:style-name="ce310" office:value-type="string" calcext:value-type="string">
            <text:p>1311 Etat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31200" calcext:value-type="float">
            <text:p>131200</text:p>
          </table:table-cell>
          <table:table-cell table:style-name="ce310" office:value-type="string" calcext:value-type="string">
            <text:p>1312 Rég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31300" calcext:value-type="float">
            <text:p>131300</text:p>
          </table:table-cell>
          <table:table-cell table:style-name="ce310" office:value-type="string" calcext:value-type="string">
            <text:p>1313 Département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31400" calcext:value-type="float">
            <text:p>131400</text:p>
          </table:table-cell>
          <table:table-cell table:style-name="ce310" office:value-type="string" calcext:value-type="string">
            <text:p>1314 Commun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31500" calcext:value-type="float">
            <text:p>131500</text:p>
          </table:table-cell>
          <table:table-cell table:style-name="ce310" office:value-type="string" calcext:value-type="string">
            <text:p>1315 Collectivités publiqu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31600" calcext:value-type="float">
            <text:p>131600</text:p>
          </table:table-cell>
          <table:table-cell table:style-name="ce310" office:value-type="string" calcext:value-type="string">
            <text:p>1316 Entreprises publiqu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31700" calcext:value-type="float">
            <text:p>131700</text:p>
          </table:table-cell>
          <table:table-cell table:style-name="ce310" office:value-type="string" calcext:value-type="string">
            <text:p>1317 Entreprises et organismes privé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31800" calcext:value-type="float">
            <text:p>131800</text:p>
          </table:table-cell>
          <table:table-cell table:style-name="ce310" office:value-type="string" calcext:value-type="string">
            <text:p>1318 Autr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38000" calcext:value-type="float">
            <text:p>138000</text:p>
          </table:table-cell>
          <table:table-cell table:style-name="ce310" office:value-type="string" calcext:value-type="string">
            <text:p>138. Autres subventions d'investissement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39000" calcext:value-type="float">
            <text:p>139000</text:p>
          </table:table-cell>
          <table:table-cell table:style-name="ce310" office:value-type="string" calcext:value-type="string">
            <text:p>139. Subventions d'investissements inscrites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14 PROVISIONS REGLEMENTE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42000" calcext:value-type="float">
            <text:p>142000</text:p>
          </table:table-cell>
          <table:table-cell table:style-name="ce310" office:value-type="string" calcext:value-type="string">
            <text:p>142. Provisions réglementées relatives aux immobilisa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42400" calcext:value-type="float">
            <text:p>142400</text:p>
          </table:table-cell>
          <table:table-cell table:style-name="ce310" office:value-type="string" calcext:value-type="string">
            <text:p>1424. Provisions pour investissement (participation des salariés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43000" calcext:value-type="float">
            <text:p>143000</text:p>
          </table:table-cell>
          <table:table-cell table:style-name="ce310" office:value-type="string" calcext:value-type="string">
            <text:p>143. Provisions réglementées relatives aux stock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43100" calcext:value-type="float">
            <text:p>143100</text:p>
          </table:table-cell>
          <table:table-cell table:style-name="ce310" office:value-type="string" calcext:value-type="string">
            <text:p>1431 Hausse des prix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43200" calcext:value-type="float">
            <text:p>143200</text:p>
          </table:table-cell>
          <table:table-cell table:style-name="ce310" office:value-type="string" calcext:value-type="string">
            <text:p>1432 Fluctuation des cou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44000" calcext:value-type="float">
            <text:p>144000</text:p>
          </table:table-cell>
          <table:table-cell table:style-name="ce310" office:value-type="string" calcext:value-type="string">
            <text:p>144. Provisions réglementées relatives aux autres éléments de l'actif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45000" calcext:value-type="float">
            <text:p>145000</text:p>
          </table:table-cell>
          <table:table-cell table:style-name="ce310" office:value-type="string" calcext:value-type="string">
            <text:p>145. Amortissements dérogatoir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46000" calcext:value-type="float">
            <text:p>146000</text:p>
          </table:table-cell>
          <table:table-cell table:style-name="ce310" office:value-type="string" calcext:value-type="string">
            <text:p>146. Provision spéciale de réévaluation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48000" calcext:value-type="float">
            <text:p>148000</text:p>
          </table:table-cell>
          <table:table-cell table:style-name="ce310" office:value-type="string" calcext:value-type="string">
            <text:p>148. Autres provisions réglementée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15 PROVISIONS POUR RISQUES ET CHARG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51000" calcext:value-type="float">
            <text:p>151000</text:p>
          </table:table-cell>
          <table:table-cell table:style-name="ce310" office:value-type="string" calcext:value-type="string">
            <text:p>151. Provisions pour risqu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51100" calcext:value-type="float">
            <text:p>151100</text:p>
          </table:table-cell>
          <table:table-cell table:style-name="ce310" office:value-type="string" calcext:value-type="string">
            <text:p>1511. Provisions pour litig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51400" calcext:value-type="float">
            <text:p>151400</text:p>
          </table:table-cell>
          <table:table-cell table:style-name="ce310" office:value-type="string" calcext:value-type="string">
            <text:p>1514. Provisions pour amendes et pénalité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51500" calcext:value-type="float">
            <text:p>151500</text:p>
          </table:table-cell>
          <table:table-cell table:style-name="ce310" office:value-type="string" calcext:value-type="string">
            <text:p>1515. Provisions pour pertes de chang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51600" calcext:value-type="float">
            <text:p>151600</text:p>
          </table:table-cell>
          <table:table-cell table:style-name="ce310" office:value-type="string" calcext:value-type="string">
            <text:p>1516. Provisions pour risques d'emploi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51800" calcext:value-type="float">
            <text:p>151800</text:p>
          </table:table-cell>
          <table:table-cell table:style-name="ce310" office:value-type="string" calcext:value-type="string">
            <text:p>1518. Autres provisions pour risqu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53000" calcext:value-type="float">
            <text:p>153000</text:p>
          </table:table-cell>
          <table:table-cell table:style-name="ce310" office:value-type="string" calcext:value-type="string">
            <text:p>153. Provisions pour pensions et obligations similair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55000" calcext:value-type="float">
            <text:p>155000</text:p>
          </table:table-cell>
          <table:table-cell table:style-name="ce310" office:value-type="string" calcext:value-type="string">
            <text:p>155. Provisions pour impôt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57000" calcext:value-type="float">
            <text:p>157000</text:p>
          </table:table-cell>
          <table:table-cell table:style-name="ce310" office:value-type="string" calcext:value-type="string">
            <text:p>157. Provisions pour charges à répartir sur plusieurs exercic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57200" calcext:value-type="float">
            <text:p>157200</text:p>
          </table:table-cell>
          <table:table-cell table:style-name="ce310" office:value-type="string" calcext:value-type="string">
            <text:p>1572. Provisions pour grosses répara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58000" calcext:value-type="float">
            <text:p>158000</text:p>
          </table:table-cell>
          <table:table-cell table:style-name="ce310" office:value-type="string" calcext:value-type="string">
            <text:p>158. Autres provisions pour charg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58200" calcext:value-type="float">
            <text:p>158200</text:p>
          </table:table-cell>
          <table:table-cell table:style-name="ce310" office:value-type="string" calcext:value-type="string">
            <text:p>1582. Provisions pour charges sociales et fiscales sur congés à payer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16 EMPRUNTS ET DETTES ASSIMILÉ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4000" calcext:value-type="float">
            <text:p>164000</text:p>
          </table:table-cell>
          <table:table-cell table:style-name="ce310" office:value-type="string" calcext:value-type="string">
            <text:p>164. Emprunts auprès des établissements de crédit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4100" calcext:value-type="float">
            <text:p>164100</text:p>
          </table:table-cell>
          <table:table-cell table:style-name="ce310" office:value-type="string" calcext:value-type="string">
            <text:p>1641. Emprunts (à détailler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5000" calcext:value-type="float">
            <text:p>165000</text:p>
          </table:table-cell>
          <table:table-cell table:style-name="ce310" office:value-type="string" calcext:value-type="string">
            <text:p>165. Dépôts et cautionnements reçu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5100" calcext:value-type="float">
            <text:p>165100</text:p>
          </table:table-cell>
          <table:table-cell table:style-name="ce310" office:value-type="string" calcext:value-type="string">
            <text:p>1651. Dépôt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5500" calcext:value-type="float">
            <text:p>165500</text:p>
          </table:table-cell>
          <table:table-cell table:style-name="ce310" office:value-type="string" calcext:value-type="string">
            <text:p>1655.Cautionnement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6000" calcext:value-type="float">
            <text:p>166000</text:p>
          </table:table-cell>
          <table:table-cell table:style-name="ce310" office:value-type="string" calcext:value-type="string">
            <text:p>166. Participation des salariés aux résultats.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6100" calcext:value-type="float">
            <text:p>166100</text:p>
          </table:table-cell>
          <table:table-cell table:style-name="ce310" office:value-type="string" calcext:value-type="string">
            <text:p>1661. Comptes bloqué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6200" calcext:value-type="float">
            <text:p>166200</text:p>
          </table:table-cell>
          <table:table-cell table:style-name="ce310" office:value-type="string" calcext:value-type="string">
            <text:p>1662.Fonds de participation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7000" calcext:value-type="float">
            <text:p>167000</text:p>
          </table:table-cell>
          <table:table-cell table:style-name="ce310" office:value-type="string" calcext:value-type="string">
            <text:p>167. Emprunts et dettes assortis de conditions particulièr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7200" calcext:value-type="float">
            <text:p>167200</text:p>
          </table:table-cell>
          <table:table-cell table:style-name="ce310" office:value-type="string" calcext:value-type="string">
            <text:p>1672. Titres associatif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8000" calcext:value-type="float">
            <text:p>168000</text:p>
          </table:table-cell>
          <table:table-cell table:style-name="ce310" office:value-type="string" calcext:value-type="string">
            <text:p>168. Autres emprunts et dettes assimilé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9100" calcext:value-type="float">
            <text:p>169100</text:p>
          </table:table-cell>
          <table:table-cell table:style-name="ce310" office:value-type="string" calcext:value-type="string">
            <text:p>1681. Autres emprunts (à détailler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8500" calcext:value-type="float">
            <text:p>168500</text:p>
          </table:table-cell>
          <table:table-cell table:style-name="ce310" office:value-type="string" calcext:value-type="string">
            <text:p>1685. Rentes viagères capitalisé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8700" calcext:value-type="float">
            <text:p>168700</text:p>
          </table:table-cell>
          <table:table-cell table:style-name="ce310" office:value-type="string" calcext:value-type="string">
            <text:p>1687. Autres dettes ( à détailler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8800" calcext:value-type="float">
            <text:p>168800</text:p>
          </table:table-cell>
          <table:table-cell table:style-name="ce310" office:value-type="string" calcext:value-type="string">
            <text:p>1688. Intérêts courus (à détailler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69000" calcext:value-type="float">
            <text:p>169000</text:p>
          </table:table-cell>
          <table:table-cell table:style-name="ce310" office:value-type="string" calcext:value-type="string">
            <text:p>169. Primes de remboursement des obligations</text:p>
          </table:table-cell>
          <table:table-cell table:number-columns-repeated="1021"/>
        </table:table-row>
        <table:table-row table:style-name="ro2">
          <table:table-cell/>
          <table:table-cell table:style-name="ce296" office:value-type="float" office:value="170000" calcext:value-type="float">
            <text:p>170000</text:p>
          </table:table-cell>
          <table:table-cell table:style-name="ce309" office:value-type="string" calcext:value-type="string">
            <text:p>17. DETTES RATTACHÉES A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18. COMPTES DE LIAISON DES ÉTABLISSEMENTS (AVEC LE SIÈGE SOCIAL OU ENTRE EUX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81000" calcext:value-type="float">
            <text:p>181000</text:p>
          </table:table-cell>
          <table:table-cell table:style-name="ce310" office:value-type="string" calcext:value-type="string">
            <text:p>181. Apports permanents entre siège social et établissement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85000" calcext:value-type="float">
            <text:p>185000</text:p>
          </table:table-cell>
          <table:table-cell table:style-name="ce310" office:value-type="string" calcext:value-type="string">
            <text:p>185. Biens et prestations de services échangés entre établissements et le siège social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86000" calcext:value-type="float">
            <text:p>186000</text:p>
          </table:table-cell>
          <table:table-cell table:style-name="ce310" office:value-type="string" calcext:value-type="string">
            <text:p>186. Biens et prestations de services échangés entre établissements (charges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87000" calcext:value-type="float">
            <text:p>187000</text:p>
          </table:table-cell>
          <table:table-cell table:style-name="ce310" office:value-type="string" calcext:value-type="string">
            <text:p>187.Biens et prestations de services échangés entre établissements (produits)</text:p>
          </table:table-cell>
          <table:table-cell table:number-columns-repeated="1021"/>
        </table:table-row>
        <table:table-row table:style-name="ro2">
          <table:table-cell/>
          <table:table-cell table:style-name="ce296" office:value-type="float" office:value="190000" calcext:value-type="float">
            <text:p>190000</text:p>
          </table:table-cell>
          <table:table-cell table:style-name="ce309" office:value-type="string" calcext:value-type="string">
            <text:p>19. FONDS DEDI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94000" calcext:value-type="float">
            <text:p>194000</text:p>
          </table:table-cell>
          <table:table-cell table:style-name="ce310" office:value-type="string" calcext:value-type="string">
            <text:p>194. Fonds dédiés sur subventions de fonctionnement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95000" calcext:value-type="float">
            <text:p>195000</text:p>
          </table:table-cell>
          <table:table-cell table:style-name="ce310" office:value-type="string" calcext:value-type="string">
            <text:p>195. Fonds dédiés sur dons manuels affecté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197000" calcext:value-type="float">
            <text:p>197000</text:p>
          </table:table-cell>
          <table:table-cell table:style-name="ce310" office:value-type="string" calcext:value-type="string">
            <text:p>197. Fonds dédiés sur legs et donations affectés</text:p>
          </table:table-cell>
          <table:table-cell table:number-columns-repeated="1021"/>
        </table:table-row>
        <table:table-row table:style-name="ro2">
          <table:table-cell/>
          <table:table-cell table:style-name="ce294"/>
          <table:table-cell table:style-name="ce299" office:value-type="string" calcext:value-type="string">
            <text:p>CLASSE 2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20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01000" calcext:value-type="float">
            <text:p>201000</text:p>
          </table:table-cell>
          <table:table-cell table:style-name="ce310" office:value-type="string" calcext:value-type="string">
            <text:p>201. Frais d'établissement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03000" calcext:value-type="float">
            <text:p>203000</text:p>
          </table:table-cell>
          <table:table-cell table:style-name="ce310" office:value-type="string" calcext:value-type="string">
            <text:p>203. Frais de recherche et développement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05000" calcext:value-type="float">
            <text:p>205000</text:p>
          </table:table-cell>
          <table:table-cell table:style-name="ce310" office:value-type="string" calcext:value-type="string">
            <text:p>205. Concessions et droits similaires, brevets, licences, marques, procédé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06000" calcext:value-type="float">
            <text:p>206000</text:p>
          </table:table-cell>
          <table:table-cell table:style-name="ce310" office:value-type="string" calcext:value-type="string">
            <text:p>206. Droit au bail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08000" calcext:value-type="float">
            <text:p>208000</text:p>
          </table:table-cell>
          <table:table-cell table:style-name="ce310" office:value-type="string" calcext:value-type="string">
            <text:p>208. Autr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21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11000" calcext:value-type="float">
            <text:p>211000</text:p>
          </table:table-cell>
          <table:table-cell table:style-name="ce310" office:value-type="string" calcext:value-type="string">
            <text:p>211. Terrai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12000" calcext:value-type="float">
            <text:p>212000</text:p>
          </table:table-cell>
          <table:table-cell table:style-name="ce310" office:value-type="string" calcext:value-type="string">
            <text:p>212. Agencements et aménagements de terrai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13000" calcext:value-type="float">
            <text:p>213000</text:p>
          </table:table-cell>
          <table:table-cell table:style-name="ce310" office:value-type="string" calcext:value-type="string">
            <text:p>213.Construc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14000" calcext:value-type="float">
            <text:p>214000</text:p>
          </table:table-cell>
          <table:table-cell table:style-name="ce310" office:value-type="string" calcext:value-type="string">
            <text:p>214. Constructions sur sol d'autrui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15000" calcext:value-type="float">
            <text:p>215000</text:p>
          </table:table-cell>
          <table:table-cell table:style-name="ce310" office:value-type="string" calcext:value-type="string">
            <text:p>215. Installations techniques, matériel et outillage industriel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18000" calcext:value-type="float">
            <text:p>218000</text:p>
          </table:table-cell>
          <table:table-cell table:style-name="ce310" office:value-type="string" calcext:value-type="string">
            <text:p>218. Autr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22. IMMOBILISATIONS MISES EN CONCESSION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28000" calcext:value-type="float">
            <text:p>228000</text:p>
          </table:table-cell>
          <table:table-cell table:style-name="ce310" office:value-type="string" calcext:value-type="string">
            <text:p>228. Immobilisations grevées de droit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29000" calcext:value-type="float">
            <text:p>229000</text:p>
          </table:table-cell>
          <table:table-cell table:style-name="ce310" office:value-type="string" calcext:value-type="string">
            <text:p>229. Droits des propriétaire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23. IMMOBILISATIONS EN COU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31000" calcext:value-type="float">
            <text:p>231000</text:p>
          </table:table-cell>
          <table:table-cell table:style-name="ce310" office:value-type="string" calcext:value-type="string">
            <text:p>231. Immobilisations corporelles en cou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32000" calcext:value-type="float">
            <text:p>232000</text:p>
          </table:table-cell>
          <table:table-cell table:style-name="ce310" office:value-type="string" calcext:value-type="string">
            <text:p>232. Immobilisations incorporelles en cou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37000" calcext:value-type="float">
            <text:p>237000</text:p>
          </table:table-cell>
          <table:table-cell table:style-name="ce310" office:value-type="string" calcext:value-type="string">
            <text:p>237. Avances et acomptes versés sur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38000" calcext:value-type="float">
            <text:p>238000</text:p>
          </table:table-cell>
          <table:table-cell table:style-name="ce310" office:value-type="string" calcext:value-type="string">
            <text:p>238.Avances et acomptes versés sur commandes d'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26.PARTICIPATIONS ET CRÉANCES RATTACHÉES A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61000" calcext:value-type="float">
            <text:p>261000</text:p>
          </table:table-cell>
          <table:table-cell table:style-name="ce310" office:value-type="string" calcext:value-type="string">
            <text:p>261. Titres de participation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66000" calcext:value-type="float">
            <text:p>266000</text:p>
          </table:table-cell>
          <table:table-cell table:style-name="ce310" office:value-type="string" calcext:value-type="string">
            <text:p>266. Autres formes de participation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67000" calcext:value-type="float">
            <text:p>267000</text:p>
          </table:table-cell>
          <table:table-cell table:style-name="ce310" office:value-type="string" calcext:value-type="string">
            <text:p>267.Créances rattach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68000" calcext:value-type="float">
            <text:p>268000</text:p>
          </table:table-cell>
          <table:table-cell table:style-name="ce310" office:value-type="string" calcext:value-type="string">
            <text:p>268. Créances rattachées à des sociétés en participation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69000" calcext:value-type="float">
            <text:p>269000</text:p>
          </table:table-cell>
          <table:table-cell table:style-name="ce310" office:value-type="string" calcext:value-type="string">
            <text:p>269 .Versements restant à effectuer sur titres de participation non libéré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27.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71000" calcext:value-type="float">
            <text:p>271000</text:p>
          </table:table-cell>
          <table:table-cell table:style-name="ce310" office:value-type="string" calcext:value-type="string">
            <text:p>271. Titres immobilisés autres que les titres immobilisés de l'activité de portefeuille ( droit de propriété 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72000" calcext:value-type="float">
            <text:p>272000</text:p>
          </table:table-cell>
          <table:table-cell table:style-name="ce310" office:value-type="string" calcext:value-type="string">
            <text:p>272. Titres immobilisés (droit de créance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73000" calcext:value-type="float">
            <text:p>273000</text:p>
          </table:table-cell>
          <table:table-cell table:style-name="ce310" office:value-type="string" calcext:value-type="string">
            <text:p>273. Titres immobilisés de l'activité de portefeuill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74000" calcext:value-type="float">
            <text:p>274000</text:p>
          </table:table-cell>
          <table:table-cell table:style-name="ce310" office:value-type="string" calcext:value-type="string">
            <text:p>274. Prêt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75000" calcext:value-type="float">
            <text:p>275000</text:p>
          </table:table-cell>
          <table:table-cell table:style-name="ce310" office:value-type="string" calcext:value-type="string">
            <text:p>275. Dépôts et cautionnements versé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76000" calcext:value-type="float">
            <text:p>276000</text:p>
          </table:table-cell>
          <table:table-cell table:style-name="ce310" office:value-type="string" calcext:value-type="string">
            <text:p>276. Autres créances immobilisé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79000" calcext:value-type="float">
            <text:p>279000</text:p>
          </table:table-cell>
          <table:table-cell table:style-name="ce310" office:value-type="string" calcext:value-type="string">
            <text:p>279. Versements restant à effectuer sur titres immobilisés non libéré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28. AMORTISSEMENTS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80000" calcext:value-type="float">
            <text:p>280000</text:p>
          </table:table-cell>
          <table:table-cell table:style-name="ce310" office:value-type="string" calcext:value-type="string">
            <text:p>280. Amortissements d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80500" calcext:value-type="float">
            <text:p>280500</text:p>
          </table:table-cell>
          <table:table-cell table:style-name="ce310" office:value-type="string" calcext:value-type="string">
            <text:p>2805. Concessions et droits similaires, brevets, licence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81000" calcext:value-type="float">
            <text:p>281000</text:p>
          </table:table-cell>
          <table:table-cell table:style-name="ce310" office:value-type="string" calcext:value-type="string">
            <text:p>281. Amortissements d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81300" calcext:value-type="float">
            <text:p>281300</text:p>
          </table:table-cell>
          <table:table-cell table:style-name="ce310" office:value-type="string" calcext:value-type="string">
            <text:p>2813 Constructions (même ventilation que celle du compte 213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81400" calcext:value-type="float">
            <text:p>281400</text:p>
          </table:table-cell>
          <table:table-cell table:style-name="ce310" office:value-type="string" calcext:value-type="string">
            <text:p>2814. Constructions sur sol d'autrui (même ventilation que celle du compte 214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81500" calcext:value-type="float">
            <text:p>281500</text:p>
          </table:table-cell>
          <table:table-cell table:style-name="ce310" office:value-type="string" calcext:value-type="string">
            <text:p>2815. Installations techniques, matériel et outillage industriels (même ventilation que celle du compte 215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82800" calcext:value-type="float">
            <text:p>282800</text:p>
          </table:table-cell>
          <table:table-cell table:style-name="ce310" office:value-type="string" calcext:value-type="string">
            <text:p>2818. Autres immobilisations corporelles (même ventilation que celle du compte 218)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29. PROVISIONS POUR DEPRECIATION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90000" calcext:value-type="float">
            <text:p>290000</text:p>
          </table:table-cell>
          <table:table-cell table:style-name="ce310" office:value-type="string" calcext:value-type="string">
            <text:p>290. Provisions pour dépréciation d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91000" calcext:value-type="float">
            <text:p>291000</text:p>
          </table:table-cell>
          <table:table-cell table:style-name="ce310" office:value-type="string" calcext:value-type="string">
            <text:p>291. Provisions pour dépréciations d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91100" calcext:value-type="float">
            <text:p>291100</text:p>
          </table:table-cell>
          <table:table-cell table:style-name="ce310" office:value-type="string" calcext:value-type="string">
            <text:p>2911. Terrai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93000" calcext:value-type="float">
            <text:p>293000</text:p>
          </table:table-cell>
          <table:table-cell table:style-name="ce310" office:value-type="string" calcext:value-type="string">
            <text:p>293. Provisions pour dépréciation des immobilisations en cou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96000" calcext:value-type="float">
            <text:p>296000</text:p>
          </table:table-cell>
          <table:table-cell table:style-name="ce310" office:value-type="string" calcext:value-type="string">
            <text:p>296. Provisions pour dépréciation des participations et créances rattach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297000" calcext:value-type="float">
            <text:p>297000</text:p>
          </table:table-cell>
          <table:table-cell table:style-name="ce310" office:value-type="string" calcext:value-type="string">
            <text:p>297. Provisions pour dépréciation des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99"/>
          <table:table-cell table:style-name="ce299" office:value-type="string" calcext:value-type="string">
            <text:p>CLASSE 3</text:p>
          </table:table-cell>
          <table:table-cell table:number-columns-repeated="1021"/>
        </table:table-row>
        <table:table-row table:style-name="ro2">
          <table:table-cell table:style-name="ce233" office:value-type="string" calcext:value-type="string">
            <text:p>31. MATIERES PREMIERES ET FOURNITURES</text:p>
          </table:table-cell>
          <table:table-cell table:style-name="ce296"/>
          <table:table-cell table:style-name="ce309" office:value-type="string" calcext:value-type="string">
            <text:p>31. MATIERES PREMIERES ET FOURNITURES</text:p>
          </table:table-cell>
          <table:table-cell table:number-columns-repeated="222" table:style-name="ce312" office:value-type="string" calcext:value-type="string">
            <text:p>31. MATIERES PREMIERES ET FOURNITURE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11. Matières</text:p>
          </table:table-cell>
          <table:table-cell table:style-name="ce297" office:value-type="float" office:value="311000" calcext:value-type="float">
            <text:p>311000</text:p>
          </table:table-cell>
          <table:table-cell table:style-name="ce310" office:value-type="string" calcext:value-type="string">
            <text:p>311. Matières</text:p>
          </table:table-cell>
          <table:table-cell table:number-columns-repeated="222" table:style-name="ce313" office:value-type="string" calcext:value-type="string">
            <text:p>311. Matière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17. Fournitures</text:p>
          </table:table-cell>
          <table:table-cell table:style-name="ce297" office:value-type="float" office:value="317000" calcext:value-type="float">
            <text:p>317000</text:p>
          </table:table-cell>
          <table:table-cell table:style-name="ce310" office:value-type="string" calcext:value-type="string">
            <text:p>317. Fournitures</text:p>
          </table:table-cell>
          <table:table-cell table:number-columns-repeated="222" table:style-name="ce313" office:value-type="string" calcext:value-type="string">
            <text:p>317. Fournitures</text:p>
          </table:table-cell>
          <table:table-cell table:number-columns-repeated="799"/>
        </table:table-row>
        <table:table-row table:style-name="ro2">
          <table:table-cell table:style-name="ce236" office:value-type="string" calcext:value-type="string">
            <text:p>32. AUTRES APPROVISIONNEMENTS</text:p>
          </table:table-cell>
          <table:table-cell table:style-name="ce296"/>
          <table:table-cell table:style-name="ce309" office:value-type="string" calcext:value-type="string">
            <text:p>32. AUTRES APPROVISIONNEMENTS</text:p>
          </table:table-cell>
          <table:table-cell table:number-columns-repeated="222" table:style-name="ce312" office:value-type="string" calcext:value-type="string">
            <text:p>32. AUTRES APPROVISIONNEMENT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21. Matières consommables</text:p>
          </table:table-cell>
          <table:table-cell table:style-name="ce297" office:value-type="float" office:value="321000" calcext:value-type="float">
            <text:p>321000</text:p>
          </table:table-cell>
          <table:table-cell table:style-name="ce310" office:value-type="string" calcext:value-type="string">
            <text:p>321. Matières consommables</text:p>
          </table:table-cell>
          <table:table-cell table:number-columns-repeated="222" table:style-name="ce313" office:value-type="string" calcext:value-type="string">
            <text:p>321. Matières consommable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22. Fournitures consommables</text:p>
          </table:table-cell>
          <table:table-cell table:style-name="ce297" office:value-type="float" office:value="322000" calcext:value-type="float">
            <text:p>322000</text:p>
          </table:table-cell>
          <table:table-cell table:style-name="ce310" office:value-type="string" calcext:value-type="string">
            <text:p>322. Fournitures consommables</text:p>
          </table:table-cell>
          <table:table-cell table:number-columns-repeated="222" table:style-name="ce313" office:value-type="string" calcext:value-type="string">
            <text:p>322. Fournitures consommable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26. Emballages</text:p>
          </table:table-cell>
          <table:table-cell table:style-name="ce297" office:value-type="float" office:value="326000" calcext:value-type="float">
            <text:p>326000</text:p>
          </table:table-cell>
          <table:table-cell table:style-name="ce310" office:value-type="string" calcext:value-type="string">
            <text:p>326. Emballages</text:p>
          </table:table-cell>
          <table:table-cell table:number-columns-repeated="222" table:style-name="ce313" office:value-type="string" calcext:value-type="string">
            <text:p>326. Emballages</text:p>
          </table:table-cell>
          <table:table-cell table:number-columns-repeated="799"/>
        </table:table-row>
        <table:table-row table:style-name="ro2">
          <table:table-cell table:style-name="ce233" office:value-type="string" calcext:value-type="string">
            <text:p>33. EN-COURS DE PRODCTION DE BIENS</text:p>
          </table:table-cell>
          <table:table-cell table:style-name="ce296"/>
          <table:table-cell table:style-name="ce309" office:value-type="string" calcext:value-type="string">
            <text:p>33. EN-COURS DE PRODCTION DE BIENS</text:p>
          </table:table-cell>
          <table:table-cell table:number-columns-repeated="222" table:style-name="ce312" office:value-type="string" calcext:value-type="string">
            <text:p>33. EN-COURS DE PRODCTION DE BIEN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31. Produits en cours</text:p>
          </table:table-cell>
          <table:table-cell table:style-name="ce297" office:value-type="float" office:value="331000" calcext:value-type="float">
            <text:p>331000</text:p>
          </table:table-cell>
          <table:table-cell table:style-name="ce310" office:value-type="string" calcext:value-type="string">
            <text:p>331. Produits en cours</text:p>
          </table:table-cell>
          <table:table-cell table:number-columns-repeated="222" table:style-name="ce313" office:value-type="string" calcext:value-type="string">
            <text:p>331. Produits en cour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35. Travaux en cours</text:p>
          </table:table-cell>
          <table:table-cell table:style-name="ce297" office:value-type="float" office:value="335000" calcext:value-type="float">
            <text:p>335000</text:p>
          </table:table-cell>
          <table:table-cell table:style-name="ce310" office:value-type="string" calcext:value-type="string">
            <text:p>335. Travaux en cours</text:p>
          </table:table-cell>
          <table:table-cell table:number-columns-repeated="222" table:style-name="ce313" office:value-type="string" calcext:value-type="string">
            <text:p>335. Travaux en cours</text:p>
          </table:table-cell>
          <table:table-cell table:number-columns-repeated="799"/>
        </table:table-row>
        <table:table-row table:style-name="ro2">
          <table:table-cell table:style-name="ce233" office:value-type="string" calcext:value-type="string">
            <text:p>34. EN-COURS DE PRODUCTION DE SERVICES</text:p>
          </table:table-cell>
          <table:table-cell table:style-name="ce297" office:value-type="float" office:value="34000" calcext:value-type="float">
            <text:p>34000</text:p>
          </table:table-cell>
          <table:table-cell table:style-name="ce310" office:value-type="string" calcext:value-type="string">
            <text:p>34. EN-COURS DE PRODUCTION DE SERVICES</text:p>
          </table:table-cell>
          <table:table-cell table:number-columns-repeated="222" table:style-name="ce312" office:value-type="string" calcext:value-type="string">
            <text:p>34. EN-COURS DE PRODUCTION DE SERVICE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41. Produits en cours</text:p>
          </table:table-cell>
          <table:table-cell table:style-name="ce297" office:value-type="float" office:value="341000" calcext:value-type="float">
            <text:p>341000</text:p>
          </table:table-cell>
          <table:table-cell table:style-name="ce310" office:value-type="string" calcext:value-type="string">
            <text:p>341. Produits en cours</text:p>
          </table:table-cell>
          <table:table-cell table:number-columns-repeated="222" table:style-name="ce313" office:value-type="string" calcext:value-type="string">
            <text:p>341. Produits en cour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45. Prestations de services en cours</text:p>
          </table:table-cell>
          <table:table-cell table:style-name="ce297" office:value-type="float" office:value="345000" calcext:value-type="float">
            <text:p>345000</text:p>
          </table:table-cell>
          <table:table-cell table:style-name="ce310" office:value-type="string" calcext:value-type="string">
            <text:p>345. Prestations de services en cours</text:p>
          </table:table-cell>
          <table:table-cell table:number-columns-repeated="222" table:style-name="ce313" office:value-type="string" calcext:value-type="string">
            <text:p>345. Prestations de services en cours</text:p>
          </table:table-cell>
          <table:table-cell table:number-columns-repeated="799"/>
        </table:table-row>
        <table:table-row table:style-name="ro2">
          <table:table-cell table:style-name="ce233" office:value-type="string" calcext:value-type="string">
            <text:p>35. STOCKS DE PRODUITS</text:p>
          </table:table-cell>
          <table:table-cell table:style-name="ce296"/>
          <table:table-cell table:style-name="ce309" office:value-type="string" calcext:value-type="string">
            <text:p>35. STOCKS DE PRODUITS</text:p>
          </table:table-cell>
          <table:table-cell table:number-columns-repeated="222" table:style-name="ce312" office:value-type="string" calcext:value-type="string">
            <text:p>35. STOCKS DE PRODUIT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51. Produits intermédiaires</text:p>
          </table:table-cell>
          <table:table-cell table:style-name="ce297" office:value-type="float" office:value="351000" calcext:value-type="float">
            <text:p>351000</text:p>
          </table:table-cell>
          <table:table-cell table:style-name="ce310" office:value-type="string" calcext:value-type="string">
            <text:p>351. Produits intermédiaires</text:p>
          </table:table-cell>
          <table:table-cell table:number-columns-repeated="222" table:style-name="ce313" office:value-type="string" calcext:value-type="string">
            <text:p>351. Produits intermédiaire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55. Produits finis</text:p>
          </table:table-cell>
          <table:table-cell table:style-name="ce297" office:value-type="float" office:value="355000" calcext:value-type="float">
            <text:p>355000</text:p>
          </table:table-cell>
          <table:table-cell table:style-name="ce310" office:value-type="string" calcext:value-type="string">
            <text:p>355. Produits finis</text:p>
          </table:table-cell>
          <table:table-cell table:number-columns-repeated="222" table:style-name="ce313" office:value-type="string" calcext:value-type="string">
            <text:p>355. Produits fini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58. Produits résiduels</text:p>
          </table:table-cell>
          <table:table-cell table:style-name="ce297" office:value-type="float" office:value="358000" calcext:value-type="float">
            <text:p>358000</text:p>
          </table:table-cell>
          <table:table-cell table:style-name="ce310" office:value-type="string" calcext:value-type="string">
            <text:p>358. Produits résiduels</text:p>
          </table:table-cell>
          <table:table-cell table:number-columns-repeated="222" table:style-name="ce313" office:value-type="string" calcext:value-type="string">
            <text:p>358. Produits résiduels</text:p>
          </table:table-cell>
          <table:table-cell table:number-columns-repeated="799"/>
        </table:table-row>
        <table:table-row table:style-name="ro2">
          <table:table-cell table:style-name="ce233" office:value-type="string" calcext:value-type="string">
            <text:p>36. STOCKS PROVENANT DES IMMOBILISATIONS</text:p>
          </table:table-cell>
          <table:table-cell table:style-name="ce296"/>
          <table:table-cell table:style-name="ce309" office:value-type="string" calcext:value-type="string">
            <text:p>36. STOCKS PROVENANT DES IMMOBILISATIONS</text:p>
          </table:table-cell>
          <table:table-cell table:number-columns-repeated="222" table:style-name="ce312" office:value-type="string" calcext:value-type="string">
            <text:p>36. STOCKS PROVENANT DES IMMOBILISATIONS</text:p>
          </table:table-cell>
          <table:table-cell table:number-columns-repeated="799"/>
        </table:table-row>
        <table:table-row table:style-name="ro2">
          <table:table-cell table:style-name="ce233" office:value-type="string" calcext:value-type="string">
            <text:p>37. STOCKS DE MARCHANDISES</text:p>
          </table:table-cell>
          <table:table-cell table:style-name="ce296"/>
          <table:table-cell table:style-name="ce309" office:value-type="string" calcext:value-type="string">
            <text:p>37. STOCKS DE MARCHANDISES</text:p>
          </table:table-cell>
          <table:table-cell table:number-columns-repeated="222" table:style-name="ce312" office:value-type="string" calcext:value-type="string">
            <text:p>37. STOCKS DE MARCHANDISES</text:p>
          </table:table-cell>
          <table:table-cell table:number-columns-repeated="799"/>
        </table:table-row>
        <table:table-row table:style-name="ro2">
          <table:table-cell table:style-name="ce233"/>
          <table:table-cell table:style-name="ce297" office:value-type="float" office:value="370000" calcext:value-type="float">
            <text:p>370000</text:p>
          </table:table-cell>
          <table:table-cell table:style-name="ce310" office:value-type="string" calcext:value-type="string">
            <text:p>Stocks de marchandises</text:p>
          </table:table-cell>
          <table:table-cell table:style-name="ce312" table:number-columns-repeated="222"/>
          <table:table-cell table:number-columns-repeated="31"/>
          <table:table-cell table:style-name="ce312" table:number-columns-repeated="768"/>
        </table:table-row>
        <table:table-row table:style-name="ro2">
          <table:table-cell table:style-name="ce233" office:value-type="string" calcext:value-type="string">
            <text:p>39. PROVISIONS POUR DEPRECIATION DES STOCKS ET EN-COURS</text:p>
          </table:table-cell>
          <table:table-cell table:style-name="ce296"/>
          <table:table-cell table:style-name="ce309" office:value-type="string" calcext:value-type="string">
            <text:p>39. PROVISIONS POUR DEPRECIATION DES STOCKS ET EN-COURS</text:p>
          </table:table-cell>
          <table:table-cell table:number-columns-repeated="222" table:style-name="ce312" office:value-type="string" calcext:value-type="string">
            <text:p>39. PROVISIONS POUR DEPRECIATION DES STOCKS ET EN-COUR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91. Provisions pour dépréciation des matières premières et fournitures</text:p>
          </table:table-cell>
          <table:table-cell table:style-name="ce297" office:value-type="float" office:value="391000" calcext:value-type="float">
            <text:p>391000</text:p>
          </table:table-cell>
          <table:table-cell table:style-name="ce310" office:value-type="string" calcext:value-type="string">
            <text:p>391. Provisions pour dépréciation des matières premières et fournitures</text:p>
          </table:table-cell>
          <table:table-cell table:number-columns-repeated="222" table:style-name="ce313" office:value-type="string" calcext:value-type="string">
            <text:p>391. Provisions pour dépréciation des matières premières et fourniture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92. Provisions pour dépréciation des autres approvisionnements</text:p>
          </table:table-cell>
          <table:table-cell table:style-name="ce297" office:value-type="float" office:value="392000" calcext:value-type="float">
            <text:p>392000</text:p>
          </table:table-cell>
          <table:table-cell table:style-name="ce310" office:value-type="string" calcext:value-type="string">
            <text:p>392. Provisions pour dépréciation des autres approvisionnements</text:p>
          </table:table-cell>
          <table:table-cell table:number-columns-repeated="222" table:style-name="ce313" office:value-type="string" calcext:value-type="string">
            <text:p>392. Provisions pour dépréciation des autres approvisionnement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93. Provisions pour dépréciation des en-cours de production de services</text:p>
          </table:table-cell>
          <table:table-cell table:style-name="ce297" office:value-type="float" office:value="393000" calcext:value-type="float">
            <text:p>393000</text:p>
          </table:table-cell>
          <table:table-cell table:style-name="ce310" office:value-type="string" calcext:value-type="string">
            <text:p>393. Provisions pour dépréciation des en-cours de production de services</text:p>
          </table:table-cell>
          <table:table-cell table:number-columns-repeated="222" table:style-name="ce313" office:value-type="string" calcext:value-type="string">
            <text:p>393. Provisions pour dépréciation des en-cours de production de service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94. Provisions dépréciation des en-cours de production de services</text:p>
          </table:table-cell>
          <table:table-cell table:style-name="ce297" office:value-type="float" office:value="394000" calcext:value-type="float">
            <text:p>394000</text:p>
          </table:table-cell>
          <table:table-cell table:style-name="ce310" office:value-type="string" calcext:value-type="string">
            <text:p>394. Provisions dépréciation des en-cours de production de services</text:p>
          </table:table-cell>
          <table:table-cell table:number-columns-repeated="222" table:style-name="ce313" office:value-type="string" calcext:value-type="string">
            <text:p>394. Provisions dépréciation des en-cours de production de services</text:p>
          </table:table-cell>
          <table:table-cell table:number-columns-repeated="799"/>
        </table:table-row>
        <table:table-row table:style-name="ro2">
          <table:table-cell table:style-name="ce234" office:value-type="string" calcext:value-type="string">
            <text:p>395. Provisions pour dépréciation des stocks de produits</text:p>
          </table:table-cell>
          <table:table-cell table:style-name="ce297" office:value-type="float" office:value="395000" calcext:value-type="float">
            <text:p>395000</text:p>
          </table:table-cell>
          <table:table-cell table:style-name="ce310" office:value-type="string" calcext:value-type="string">
            <text:p>395. Provisions pour dépréciation des stocks de produits</text:p>
          </table:table-cell>
          <table:table-cell table:number-columns-repeated="222" table:style-name="ce313" office:value-type="string" calcext:value-type="string">
            <text:p>395. Provisions pour dépréciation des stocks de produits</text:p>
          </table:table-cell>
          <table:table-cell table:number-columns-repeated="799"/>
        </table:table-row>
        <table:table-row table:style-name="ro2">
          <table:table-cell table:style-name="ce237"/>
          <table:table-cell table:style-name="ce297" office:value-type="float" office:value="397000" calcext:value-type="float">
            <text:p>397000</text:p>
          </table:table-cell>
          <table:table-cell table:style-name="ce310" office:value-type="string" calcext:value-type="string">
            <text:p>397. Provisions pour dépréciation des stocks de marchandises</text:p>
          </table:table-cell>
          <table:table-cell table:style-name="ce314" table:number-columns-repeated="222"/>
          <table:table-cell table:number-columns-repeated="31"/>
          <table:table-cell table:style-name="ce314" table:number-columns-repeated="768"/>
        </table:table-row>
        <table:table-row table:style-name="ro2">
          <table:table-cell table:style-name="ce237"/>
          <table:table-cell table:style-name="ce299"/>
          <table:table-cell table:style-name="ce299" office:value-type="string" calcext:value-type="string">
            <text:p>CLASSE 4</text:p>
          </table:table-cell>
          <table:table-cell table:style-name="ce314" table:number-columns-repeated="222"/>
          <table:table-cell table:number-columns-repeated="31"/>
          <table:table-cell table:style-name="ce314" table:number-columns-repeated="768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40. FOURNISSEURS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01000" calcext:value-type="float">
            <text:p>401000</text:p>
          </table:table-cell>
          <table:table-cell table:style-name="ce310" office:value-type="string" calcext:value-type="string">
            <text:p>401. Fournisseu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01001" calcext:value-type="float">
            <text:p>401001</text:p>
          </table:table-cell>
          <table:table-cell table:style-name="ce310" office:value-type="string" calcext:value-type="string">
            <text:p>Fournisseur DUBOI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01100" calcext:value-type="float">
            <text:p>401100</text:p>
          </table:table-cell>
          <table:table-cell table:style-name="ce310" office:value-type="string" calcext:value-type="string">
            <text:p>4011. Fournisseurs- achats de biens ou de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01700" calcext:value-type="float">
            <text:p>401700</text:p>
          </table:table-cell>
          <table:table-cell table:style-name="ce310" office:value-type="string" calcext:value-type="string">
            <text:p>4017. Fournisseurs ­ Retenues de garanti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03000" calcext:value-type="float">
            <text:p>403000</text:p>
          </table:table-cell>
          <table:table-cell table:style-name="ce310" office:value-type="string" calcext:value-type="string">
            <text:p>403. Fournisseurs - effets à paye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04000" calcext:value-type="float">
            <text:p>404000</text:p>
          </table:table-cell>
          <table:table-cell table:style-name="ce310" office:value-type="string" calcext:value-type="string">
            <text:p>404. Fournisseurs d'immobilisa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05000" calcext:value-type="float">
            <text:p>405000</text:p>
          </table:table-cell>
          <table:table-cell table:style-name="ce310" office:value-type="string" calcext:value-type="string">
            <text:p>405. Fournisseurs d'immobilisations ­ effets à paye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08000" calcext:value-type="float">
            <text:p>408000</text:p>
          </table:table-cell>
          <table:table-cell table:style-name="ce310" office:value-type="string" calcext:value-type="string">
            <text:p>408. Fournisseurs ­ factures non parvenu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09000" calcext:value-type="float">
            <text:p>409000</text:p>
          </table:table-cell>
          <table:table-cell table:style-name="ce310" office:value-type="string" calcext:value-type="string">
            <text:p>409. Fournisseurs débiteu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09100" calcext:value-type="float">
            <text:p>409100</text:p>
          </table:table-cell>
          <table:table-cell table:style-name="ce310" office:value-type="string" calcext:value-type="string">
            <text:p>Fournisseurs - Avances et acomptes versés sur commande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41. USAGERS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11000" calcext:value-type="float">
            <text:p>411000</text:p>
          </table:table-cell>
          <table:table-cell table:style-name="ce310" office:value-type="string" calcext:value-type="string">
            <text:p>411. Usage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13000" calcext:value-type="float">
            <text:p>413000</text:p>
          </table:table-cell>
          <table:table-cell table:style-name="ce310" office:value-type="string" calcext:value-type="string">
            <text:p>413. Usagers ­ effets à recevoi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16000" calcext:value-type="float">
            <text:p>416000</text:p>
          </table:table-cell>
          <table:table-cell table:style-name="ce310" office:value-type="string" calcext:value-type="string">
            <text:p>416. Créances douteuses ou litigieus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18000" calcext:value-type="float">
            <text:p>418000</text:p>
          </table:table-cell>
          <table:table-cell table:style-name="ce310" office:value-type="string" calcext:value-type="string">
            <text:p>418. Usagers ­ produits non encore facturé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18100" calcext:value-type="float">
            <text:p>418100</text:p>
          </table:table-cell>
          <table:table-cell table:style-name="ce310" office:value-type="string" calcext:value-type="string">
            <text:p>4181. Usagers ­ Factures à établi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18800" calcext:value-type="float">
            <text:p>418800</text:p>
          </table:table-cell>
          <table:table-cell table:style-name="ce310" office:value-type="string" calcext:value-type="string">
            <text:p>4188. Usagers ­ Intérêts couru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19000" calcext:value-type="float">
            <text:p>419000</text:p>
          </table:table-cell>
          <table:table-cell table:style-name="ce310" office:value-type="string" calcext:value-type="string">
            <text:p>419. Usagers créditeu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19100" calcext:value-type="float">
            <text:p>419100</text:p>
          </table:table-cell>
          <table:table-cell table:style-name="ce310" office:value-type="string" calcext:value-type="string">
            <text:p>4191. Usagers ­ Avances et acomptes reçus sur command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19600" calcext:value-type="float">
            <text:p>419600</text:p>
          </table:table-cell>
          <table:table-cell table:style-name="ce310" office:value-type="string" calcext:value-type="string">
            <text:p>4196. Usagers ­ Dettes pour emballages et matériels consigné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19700" calcext:value-type="float">
            <text:p>419700</text:p>
          </table:table-cell>
          <table:table-cell table:style-name="ce310" office:value-type="string" calcext:value-type="string">
            <text:p>4197. Usagers - Autres avoi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19800" calcext:value-type="float">
            <text:p>419800</text:p>
          </table:table-cell>
          <table:table-cell table:style-name="ce310" office:value-type="string" calcext:value-type="string">
            <text:p>4198. Rabais, remises, ristournes à accorder et autres avoirs à établir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42. PERSONNEL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21000" calcext:value-type="float">
            <text:p>421000</text:p>
          </table:table-cell>
          <table:table-cell table:style-name="ce310" office:value-type="string" calcext:value-type="string">
            <text:p>421. Personnel ­ Rémunérations du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22000" calcext:value-type="float">
            <text:p>422000</text:p>
          </table:table-cell>
          <table:table-cell table:style-name="ce310" office:value-type="string" calcext:value-type="string">
            <text:p>422. Comités d'entreprise, d'établissement,..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24000" calcext:value-type="float">
            <text:p>424000</text:p>
          </table:table-cell>
          <table:table-cell table:style-name="ce310" office:value-type="string" calcext:value-type="string">
            <text:p>424. Participation des salarié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25000" calcext:value-type="float">
            <text:p>425000</text:p>
          </table:table-cell>
          <table:table-cell table:style-name="ce310" office:value-type="string" calcext:value-type="string">
            <text:p>425. Personnel ­ Avances et acompt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26000" calcext:value-type="float">
            <text:p>426000</text:p>
          </table:table-cell>
          <table:table-cell table:style-name="ce310" office:value-type="string" calcext:value-type="string">
            <text:p>426. Personnel ­ dépôt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27000" calcext:value-type="float">
            <text:p>427000</text:p>
          </table:table-cell>
          <table:table-cell table:style-name="ce310" office:value-type="string" calcext:value-type="string">
            <text:p>427. Personnel ­ opposi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28000" calcext:value-type="float">
            <text:p>428000</text:p>
          </table:table-cell>
          <table:table-cell table:style-name="ce310" office:value-type="string" calcext:value-type="string">
            <text:p>428. Personnel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43. SECURITE SOCIALE ET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31000" calcext:value-type="float">
            <text:p>431000</text:p>
          </table:table-cell>
          <table:table-cell table:style-name="ce310" office:value-type="string" calcext:value-type="string">
            <text:p>431. Sécurité social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37000" calcext:value-type="float">
            <text:p>437000</text:p>
          </table:table-cell>
          <table:table-cell table:style-name="ce310" office:value-type="string" calcext:value-type="string">
            <text:p>437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38000" calcext:value-type="float">
            <text:p>438000</text:p>
          </table:table-cell>
          <table:table-cell table:style-name="ce310" office:value-type="string" calcext:value-type="string">
            <text:p>438. Organismes sociaux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44. ETAT ET AUTRES COLLECTIVITES PUBLIQUES <text:span text:style-name="T2"> </text:span>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1000" calcext:value-type="float">
            <text:p>441000</text:p>
          </table:table-cell>
          <table:table-cell table:style-name="ce310" office:value-type="string" calcext:value-type="string">
            <text:p>441. Etat ­ subventions à recevoi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2000" calcext:value-type="float">
            <text:p>442000</text:p>
          </table:table-cell>
          <table:table-cell table:style-name="ce310" office:value-type="string" calcext:value-type="string">
            <text:p>442. Etat ­ Impôts et taxes recouvrables sur des tie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3000" calcext:value-type="float">
            <text:p>443000</text:p>
          </table:table-cell>
          <table:table-cell table:style-name="ce310" office:value-type="string" calcext:value-type="string">
            <text:p>443. Opérations particulières avec l'Etat, les collectivités publiques, les organismes internationaux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4000" calcext:value-type="float">
            <text:p>444000</text:p>
          </table:table-cell>
          <table:table-cell table:style-name="ce310" office:value-type="string" calcext:value-type="string">
            <text:p>444. Etat- Impôts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4500" calcext:value-type="float">
            <text:p>444500</text:p>
          </table:table-cell>
          <table:table-cell table:style-name="ce310" office:value-type="string" calcext:value-type="string">
            <text:p>4445. Etat ­ Impôt sur les sociétés (organismes sans but lucratif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5000" calcext:value-type="float">
            <text:p>445000</text:p>
          </table:table-cell>
          <table:table-cell table:style-name="ce310" office:value-type="string" calcext:value-type="string">
            <text:p>445. Etat ­ Taxes sur le chiffre d'affair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5200" calcext:value-type="float">
            <text:p>445200</text:p>
          </table:table-cell>
          <table:table-cell table:style-name="ce310" office:value-type="string" calcext:value-type="string">
            <text:p>4452. TVA due intracommunautair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5500" calcext:value-type="float">
            <text:p>445500</text:p>
          </table:table-cell>
          <table:table-cell table:style-name="ce310" office:value-type="string" calcext:value-type="string">
            <text:p>4455. Taxes sur le chiffre d'affaires à décaisse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5600" calcext:value-type="float">
            <text:p>445600</text:p>
          </table:table-cell>
          <table:table-cell table:style-name="ce310" office:value-type="string" calcext:value-type="string">
            <text:p>4456. Taxes sur le chiffre d'affaires déductib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5620" calcext:value-type="float">
            <text:p>445620</text:p>
          </table:table-cell>
          <table:table-cell table:style-name="ce310" office:value-type="string" calcext:value-type="string">
            <text:p>44562. TVA sur immobilisa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5660" calcext:value-type="float">
            <text:p>445660</text:p>
          </table:table-cell>
          <table:table-cell table:style-name="ce310" office:value-type="string" calcext:value-type="string">
            <text:p>44566. TVA sur autres biens et servic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5670" calcext:value-type="float">
            <text:p>445670</text:p>
          </table:table-cell>
          <table:table-cell table:style-name="ce310" office:value-type="string" calcext:value-type="string">
            <text:p>44567. Crédit de TVA à reporte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5700" calcext:value-type="float">
            <text:p>445700</text:p>
          </table:table-cell>
          <table:table-cell table:style-name="ce310" office:value-type="string" calcext:value-type="string">
            <text:p>4457.Taxes sur le chiffre d'affaires collectées par l'association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5800" calcext:value-type="float">
            <text:p>445800</text:p>
          </table:table-cell>
          <table:table-cell table:style-name="ce310" office:value-type="string" calcext:value-type="string">
            <text:p>4458.Taxes sur le chiffre d'affaires à régulariser ou en attent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5860" calcext:value-type="float">
            <text:p>445860</text:p>
          </table:table-cell>
          <table:table-cell table:style-name="ce310" office:value-type="string" calcext:value-type="string">
            <text:p>44586. Taxes sur le chiffre d'affaires sur factures non parvenu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5870" calcext:value-type="float">
            <text:p>445870</text:p>
          </table:table-cell>
          <table:table-cell table:style-name="ce310" office:value-type="string" calcext:value-type="string">
            <text:p>44587.Taxes sur le chiffre d'affaires sur facture à établi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7000" calcext:value-type="float">
            <text:p>447000</text:p>
          </table:table-cell>
          <table:table-cell table:style-name="ce310" office:value-type="string" calcext:value-type="string">
            <text:p>447.Autres impôts, taxes et versements assimilé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7100" calcext:value-type="float">
            <text:p>447100</text:p>
          </table:table-cell>
          <table:table-cell table:style-name="ce310" office:value-type="string" calcext:value-type="string">
            <text:p>4471. Impôts, taxes et versements assimilés sur rémunérations ( administration des impôts 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7110" calcext:value-type="float">
            <text:p>447110</text:p>
          </table:table-cell>
          <table:table-cell table:style-name="ce310" office:value-type="string" calcext:value-type="string">
            <text:p>44711. Taxe sur les salair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7130" calcext:value-type="float">
            <text:p>447130</text:p>
          </table:table-cell>
          <table:table-cell table:style-name="ce310" office:value-type="string" calcext:value-type="string">
            <text:p>4471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7140" calcext:value-type="float">
            <text:p>447140</text:p>
          </table:table-cell>
          <table:table-cell table:style-name="ce310" office:value-type="string" calcext:value-type="string">
            <text:p>44714. Cotisation pour défaut d'investissement obligatoire dans la construction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7180" calcext:value-type="float">
            <text:p>447180</text:p>
          </table:table-cell>
          <table:table-cell table:style-name="ce310" office:value-type="string" calcext:value-type="string">
            <text:p>44718. Autres impôts, taxes et versements assimilé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7300" calcext:value-type="float">
            <text:p>447300</text:p>
          </table:table-cell>
          <table:table-cell table:style-name="ce310" office:value-type="string" calcext:value-type="string">
            <text:p>4473. Impôts, taxes et versements sur rémunérations ( autres organismes 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7330" calcext:value-type="float">
            <text:p>447330</text:p>
          </table:table-cell>
          <table:table-cell table:style-name="ce310" office:value-type="string" calcext:value-type="string">
            <text:p>4473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7340" calcext:value-type="float">
            <text:p>447340</text:p>
          </table:table-cell>
          <table:table-cell table:style-name="ce310" office:value-type="string" calcext:value-type="string">
            <text:p>44734. Participation des employeurs à l'effort de construction ( versements à fonds perdus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7500" calcext:value-type="float">
            <text:p>447500</text:p>
          </table:table-cell>
          <table:table-cell table:style-name="ce310" office:value-type="string" calcext:value-type="string">
            <text:p>4475. Autres impôts, taxes et versements assimilé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7700" calcext:value-type="float">
            <text:p>447700</text:p>
          </table:table-cell>
          <table:table-cell table:style-name="ce310" office:value-type="string" calcext:value-type="string">
            <text:p>4477. Autres impôts, taxes et versements assimilé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8000" calcext:value-type="float">
            <text:p>448000</text:p>
          </table:table-cell>
          <table:table-cell table:style-name="ce310" office:value-type="string" calcext:value-type="string">
            <text:p>448. Etat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8200" calcext:value-type="float">
            <text:p>448200</text:p>
          </table:table-cell>
          <table:table-cell table:style-name="ce310" office:value-type="string" calcext:value-type="string">
            <text:p>4482. Charges fiscales sur congés à paye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8600" calcext:value-type="float">
            <text:p>448600</text:p>
          </table:table-cell>
          <table:table-cell table:style-name="ce310" office:value-type="string" calcext:value-type="string">
            <text:p>4486. Autres charges à paye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48700" calcext:value-type="float">
            <text:p>448700</text:p>
          </table:table-cell>
          <table:table-cell table:style-name="ce310" office:value-type="string" calcext:value-type="string">
            <text:p>4487.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45. CONFEDERATION, FEDERATION, UNION, ASSOCIATIONS AFFILIE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51000" calcext:value-type="float">
            <text:p>451000</text:p>
          </table:table-cell>
          <table:table-cell table:style-name="ce310" office:value-type="string" calcext:value-type="string">
            <text:p>451. Confédération, fédération, union, associations affiliées- Compte courant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55000" calcext:value-type="float">
            <text:p>455000</text:p>
          </table:table-cell>
          <table:table-cell table:style-name="ce310" office:value-type="string" calcext:value-type="string">
            <text:p>455. Sociétaires ­ Comptes courant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46. DEBITEURS DIVERS ET CREDITEURS DIVE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62000" calcext:value-type="float">
            <text:p>462000</text:p>
          </table:table-cell>
          <table:table-cell table:style-name="ce310" office:value-type="string" calcext:value-type="string">
            <text:p>462. Créances sur cessions d'immobilisa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64000" calcext:value-type="float">
            <text:p>464000</text:p>
          </table:table-cell>
          <table:table-cell table:style-name="ce310" office:value-type="string" calcext:value-type="string">
            <text:p>464. Dettes sur acquisit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65000" calcext:value-type="float">
            <text:p>465000</text:p>
          </table:table-cell>
          <table:table-cell table:style-name="ce310" office:value-type="string" calcext:value-type="string">
            <text:p>465. Créance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67000" calcext:value-type="float">
            <text:p>467000</text:p>
          </table:table-cell>
          <table:table-cell table:style-name="ce310" office:value-type="string" calcext:value-type="string">
            <text:p>467. Autres comptes débiteurs ou créditeu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68000" calcext:value-type="float">
            <text:p>468000</text:p>
          </table:table-cell>
          <table:table-cell table:style-name="ce310" office:value-type="string" calcext:value-type="string">
            <text:p>468. Divers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68600" calcext:value-type="float">
            <text:p>468600</text:p>
          </table:table-cell>
          <table:table-cell table:style-name="ce310" office:value-type="string" calcext:value-type="string">
            <text:p>4686.Charges à paye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68700" calcext:value-type="float">
            <text:p>468700</text:p>
          </table:table-cell>
          <table:table-cell table:style-name="ce310" office:value-type="string" calcext:value-type="string">
            <text:p>4687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47. COMPTES TRANSITOIRES OU D'ATTENT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71000" calcext:value-type="float">
            <text:p>471000</text:p>
          </table:table-cell>
          <table:table-cell table:style-name="ce310" office:value-type="string" calcext:value-type="string">
            <text:p>471. Recettes à classe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72000" calcext:value-type="float">
            <text:p>472000</text:p>
          </table:table-cell>
          <table:table-cell table:style-name="ce310" office:value-type="string" calcext:value-type="string">
            <text:p>472. Dépenses à classer et à régularise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75000" calcext:value-type="float">
            <text:p>475000</text:p>
          </table:table-cell>
          <table:table-cell table:style-name="ce310" office:value-type="string" calcext:value-type="string">
            <text:p>475. Legs et donations en cours de réalisation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76000" calcext:value-type="float">
            <text:p>476000</text:p>
          </table:table-cell>
          <table:table-cell table:style-name="ce310" office:value-type="string" calcext:value-type="string">
            <text:p>476. Différences de conversion ­ actif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77000" calcext:value-type="float">
            <text:p>477000</text:p>
          </table:table-cell>
          <table:table-cell table:style-name="ce310" office:value-type="string" calcext:value-type="string">
            <text:p>477. Différences de conversion ­ passif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48. COMPTES DE REGULARISATION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81000" calcext:value-type="float">
            <text:p>481000</text:p>
          </table:table-cell>
          <table:table-cell table:style-name="ce310" office:value-type="string" calcext:value-type="string">
            <text:p>481. Charges à répartir sur plusieurs exercic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86000" calcext:value-type="float">
            <text:p>486000</text:p>
          </table:table-cell>
          <table:table-cell table:style-name="ce310" office:value-type="string" calcext:value-type="string">
            <text:p>486. Charges constatées d'avanc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87000" calcext:value-type="float">
            <text:p>487000</text:p>
          </table:table-cell>
          <table:table-cell table:style-name="ce310" office:value-type="string" calcext:value-type="string">
            <text:p>487. Produits constatés d'avanc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88000" calcext:value-type="float">
            <text:p>488000</text:p>
          </table:table-cell>
          <table:table-cell table:style-name="ce310" office:value-type="string" calcext:value-type="string">
            <text:p>488. Comptes de répartition périodique des charges et des produit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49. Provisions pour dépréciation des comptes de tiers <text:span text:style-name="T2"> </text:span>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91000" calcext:value-type="float">
            <text:p>491000</text:p>
          </table:table-cell>
          <table:table-cell table:style-name="ce310" office:value-type="string" calcext:value-type="string">
            <text:p>491. Provisions pour dépréciation des comptes d'usagers (et organismes de prise en charge)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496000" calcext:value-type="float">
            <text:p>496000</text:p>
          </table:table-cell>
          <table:table-cell table:style-name="ce310" office:value-type="string" calcext:value-type="string">
            <text:p>496. Provisions pour dépréciations des comptes de débiteurs divers</text:p>
          </table:table-cell>
          <table:table-cell table:number-columns-repeated="1021"/>
        </table:table-row>
        <table:table-row table:style-name="ro2">
          <table:table-cell/>
          <table:table-cell table:style-name="ce299"/>
          <table:table-cell table:style-name="ce299" office:value-type="string" calcext:value-type="string">
            <text:p>CLASSE 5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50. VALEURS MOBILIERES DE PLACEMENT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03000" calcext:value-type="float">
            <text:p>503000</text:p>
          </table:table-cell>
          <table:table-cell table:style-name="ce310" office:value-type="string" calcext:value-type="string">
            <text:p>503. Ac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06000" calcext:value-type="float">
            <text:p>506000</text:p>
          </table:table-cell>
          <table:table-cell table:style-name="ce310" office:value-type="string" calcext:value-type="string">
            <text:p>506. Obligation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07000" calcext:value-type="float">
            <text:p>507000</text:p>
          </table:table-cell>
          <table:table-cell table:style-name="ce310" office:value-type="string" calcext:value-type="string">
            <text:p>507. Bons du trésor et bons de caisse à court term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08000" calcext:value-type="float">
            <text:p>508000</text:p>
          </table:table-cell>
          <table:table-cell table:style-name="ce310" office:value-type="string" calcext:value-type="string">
            <text:p>508. Autres valeurs mobilières de placement et autres créances assimilé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09000" calcext:value-type="float">
            <text:p>509000</text:p>
          </table:table-cell>
          <table:table-cell table:style-name="ce310" office:value-type="string" calcext:value-type="string">
            <text:p>509. Versements restant à effectuer sur valeurs mobilières de placement non libérée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51. BANQUES, ÉTABLISSEMENTS FINANCIERS ET ASSIMIL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1000" calcext:value-type="float">
            <text:p>511000</text:p>
          </table:table-cell>
          <table:table-cell table:style-name="ce310" office:value-type="string" calcext:value-type="string">
            <text:p>511. Valeurs à l'encaissement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2000" calcext:value-type="float">
            <text:p>512000</text:p>
          </table:table-cell>
          <table:table-cell table:style-name="ce310" office:value-type="string" calcext:value-type="string">
            <text:p>512. Banqu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2001" calcext:value-type="float">
            <text:p>512001</text:p>
          </table:table-cell>
          <table:table-cell table:style-name="ce310" office:value-type="string" calcext:value-type="string">
            <text:p>Banque BNP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2002" calcext:value-type="float">
            <text:p>512002</text:p>
          </table:table-cell>
          <table:table-cell table:style-name="ce310" office:value-type="string" calcext:value-type="string">
            <text:p>Banque PAYPAL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4000" calcext:value-type="float">
            <text:p>514000</text:p>
          </table:table-cell>
          <table:table-cell table:style-name="ce310" office:value-type="string" calcext:value-type="string">
            <text:p>514. Chèques postaux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5000" calcext:value-type="float">
            <text:p>515000</text:p>
          </table:table-cell>
          <table:table-cell table:style-name="ce310" office:value-type="string" calcext:value-type="string">
            <text:p>515. Caisses du Trésor et des établissements public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6000" calcext:value-type="float">
            <text:p>516000</text:p>
          </table:table-cell>
          <table:table-cell table:style-name="ce310" office:value-type="string" calcext:value-type="string">
            <text:p>516. Sociétés de bours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7000" calcext:value-type="float">
            <text:p>517000</text:p>
          </table:table-cell>
          <table:table-cell table:style-name="ce310" office:value-type="string" calcext:value-type="string">
            <text:p>517. Autres organismes financie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7100" calcext:value-type="float">
            <text:p>517100</text:p>
          </table:table-cell>
          <table:table-cell table:style-name="ce310" office:value-type="string" calcext:value-type="string">
            <text:p>5171. Caisse d'épargn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8000" calcext:value-type="float">
            <text:p>518000</text:p>
          </table:table-cell>
          <table:table-cell table:style-name="ce310" office:value-type="string" calcext:value-type="string">
            <text:p>518. Intérêts couru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8600" calcext:value-type="float">
            <text:p>518600</text:p>
          </table:table-cell>
          <table:table-cell table:style-name="ce310" office:value-type="string" calcext:value-type="string">
            <text:p>5186. Intérêts courus à paye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8700" calcext:value-type="float">
            <text:p>518700</text:p>
          </table:table-cell>
          <table:table-cell table:style-name="ce310" office:value-type="string" calcext:value-type="string">
            <text:p>5187. Intérêts courus à recevoir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9000" calcext:value-type="float">
            <text:p>519000</text:p>
          </table:table-cell>
          <table:table-cell table:style-name="ce310" office:value-type="string" calcext:value-type="string">
            <text:p>519. Concours bancaires courant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19800" calcext:value-type="float">
            <text:p>519800</text:p>
          </table:table-cell>
          <table:table-cell table:style-name="ce310" office:value-type="string" calcext:value-type="string">
            <text:p>5198. Intérêts courus sur concours bancaires courant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52 INSTRUMENTS DE TRESORERIE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53. CAISS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31000" calcext:value-type="float">
            <text:p>531000</text:p>
          </table:table-cell>
          <table:table-cell table:style-name="ce310" office:value-type="string" calcext:value-type="string">
            <text:p>531. Caisse du sièg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31100" calcext:value-type="float">
            <text:p>531100</text:p>
          </table:table-cell>
          <table:table-cell table:style-name="ce310" office:value-type="string" calcext:value-type="string">
            <text:p>5311. Caisse en monnaie nationale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31400" calcext:value-type="float">
            <text:p>531400</text:p>
          </table:table-cell>
          <table:table-cell table:style-name="ce310" office:value-type="string" calcext:value-type="string">
            <text:p>5314. Caisse en devis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32000" calcext:value-type="float">
            <text:p>532000</text:p>
          </table:table-cell>
          <table:table-cell table:style-name="ce310" office:value-type="string" calcext:value-type="string">
            <text:p>532. Caisse des lieux d'activité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54. REGIES D'AVANCES ET ACCREDITIF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41000" calcext:value-type="float">
            <text:p>541000</text:p>
          </table:table-cell>
          <table:table-cell table:style-name="ce310" office:value-type="string" calcext:value-type="string">
            <text:p>541. Régies d'avanc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42000" calcext:value-type="float">
            <text:p>542000</text:p>
          </table:table-cell>
          <table:table-cell table:style-name="ce310" office:value-type="string" calcext:value-type="string">
            <text:p>542. Accréditif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58. VIREMENTS INTERNE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81000" calcext:value-type="float">
            <text:p>581000</text:p>
          </table:table-cell>
          <table:table-cell table:style-name="ce310" office:value-type="string" calcext:value-type="string">
            <text:p>581. Virements de fonds</text:p>
          </table:table-cell>
          <table:table-cell table:number-columns-repeated="1021"/>
        </table:table-row>
        <table:table-row table:style-name="ro2">
          <table:table-cell/>
          <table:table-cell table:style-name="ce296"/>
          <table:table-cell table:style-name="ce309" office:value-type="string" calcext:value-type="string">
            <text:p>59. PROVISIONS POUR DEPRECIATION DES COMPTES FINANCIERS</text:p>
          </table:table-cell>
          <table:table-cell table:number-columns-repeated="1021"/>
        </table:table-row>
        <table:table-row table:style-name="ro2">
          <table:table-cell/>
          <table:table-cell table:style-name="ce297" office:value-type="float" office:value="590000" calcext:value-type="float">
            <text:p>590000</text:p>
          </table:table-cell>
          <table:table-cell table:style-name="ce310" office:value-type="string" calcext:value-type="string">
            <text:p>590. Provisions pour dépréciation des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99"/>
          <table:table-cell table:style-name="ce299" office:value-type="string" calcext:value-type="string">
            <text:p>CLASSE 6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60. ACHATS ( SAUF 603 )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01000" calcext:value-type="float">
            <text:p>601000</text:p>
          </table:table-cell>
          <table:table-cell table:style-name="ce311" office:value-type="string" calcext:value-type="string">
            <text:p>601. Achats stockés ­ Matières prem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02000" calcext:value-type="float">
            <text:p>602000</text:p>
          </table:table-cell>
          <table:table-cell table:style-name="ce311" office:value-type="string" calcext:value-type="string">
            <text:p>602. Achats stockés ­ Autres approvisionnemen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06];4)*100" office:value-type="float" office:value="602100" calcext:value-type="float">
            <text:p>602100</text:p>
          </table:table-cell>
          <table:table-cell table:style-name="ce311" office:value-type="string" calcext:value-type="string">
            <text:p>6021. Matières consommab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07];4)*100" office:value-type="float" office:value="602200" calcext:value-type="float">
            <text:p>602200</text:p>
          </table:table-cell>
          <table:table-cell table:style-name="ce311" office:value-type="string" calcext:value-type="string">
            <text:p>6022. Fournitures consommab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08];5)*10" office:value-type="float" office:value="602210" calcext:value-type="float">
            <text:p>602210</text:p>
          </table:table-cell>
          <table:table-cell table:style-name="ce311" office:value-type="string" calcext:value-type="string">
            <text:p>60221. Combustib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09];5)*10" office:value-type="float" office:value="602220" calcext:value-type="float">
            <text:p>602220</text:p>
          </table:table-cell>
          <table:table-cell table:style-name="ce311" office:value-type="string" calcext:value-type="string">
            <text:p>60222. Produits d'entretie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10];5)*10" office:value-type="float" office:value="602230" calcext:value-type="float">
            <text:p>602230</text:p>
          </table:table-cell>
          <table:table-cell table:style-name="ce311" office:value-type="string" calcext:value-type="string">
            <text:p>60223.Fournitures d'atelier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11];5)*10" office:value-type="float" office:value="602240" calcext:value-type="float">
            <text:p>602240</text:p>
          </table:table-cell>
          <table:table-cell table:style-name="ce311" office:value-type="string" calcext:value-type="string">
            <text:p>60224. Fournitures de magasi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12];5)*10" office:value-type="float" office:value="602250" calcext:value-type="float">
            <text:p>602250</text:p>
          </table:table-cell>
          <table:table-cell table:style-name="ce311" office:value-type="string" calcext:value-type="string">
            <text:p>60225. Fournitures de bureau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13];3)*1000" office:value-type="float" office:value="603000" calcext:value-type="float">
            <text:p>603000</text:p>
          </table:table-cell>
          <table:table-cell table:style-name="ce311" office:value-type="string" calcext:value-type="string">
            <text:p>603 Variation des stocks ( approvisionnements et marchandises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14];3)*1000" office:value-type="float" office:value="604000" calcext:value-type="float">
            <text:p>604000</text:p>
          </table:table-cell>
          <table:table-cell table:style-name="ce311" office:value-type="string" calcext:value-type="string">
            <text:p>604. Achats d'études et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15];3)*1000" office:value-type="float" office:value="605000" calcext:value-type="float">
            <text:p>605000</text:p>
          </table:table-cell>
          <table:table-cell table:style-name="ce311" office:value-type="string" calcext:value-type="string">
            <text:p>605. Achats de matériels, équipements et travaux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16];3)*1000" office:value-type="float" office:value="606000" calcext:value-type="float">
            <text:p>606000</text:p>
          </table:table-cell>
          <table:table-cell table:style-name="ce311" office:value-type="string" calcext:value-type="string">
            <text:p>606. Achats non stockés de mat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17];4)*100" office:value-type="float" office:value="606100" calcext:value-type="float">
            <text:p>606100</text:p>
          </table:table-cell>
          <table:table-cell table:style-name="ce311" office:value-type="string" calcext:value-type="string">
            <text:p>6061. Fournitures non stockables ( eau, énergie..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18];4)*100" office:value-type="float" office:value="606300" calcext:value-type="float">
            <text:p>606300</text:p>
          </table:table-cell>
          <table:table-cell table:style-name="ce311" office:value-type="string" calcext:value-type="string">
            <text:p>6063. Fournitures d'entretien et de petit équipement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19];4)*100" office:value-type="float" office:value="606400" calcext:value-type="float">
            <text:p>606400</text:p>
          </table:table-cell>
          <table:table-cell table:style-name="ce311" office:value-type="string" calcext:value-type="string">
            <text:p>6064. Fournitures administrativ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20];4)*100" office:value-type="float" office:value="606500" calcext:value-type="float">
            <text:p>606500</text:p>
          </table:table-cell>
          <table:table-cell table:style-name="ce311" office:value-type="string" calcext:value-type="string">
            <text:p>6065. Emballag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21];4)*100" office:value-type="float" office:value="606800" calcext:value-type="float">
            <text:p>606800</text:p>
          </table:table-cell>
          <table:table-cell table:style-name="ce311" office:value-type="string" calcext:value-type="string">
            <text:p>6068. Autres mat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22];3)*1000" office:value-type="float" office:value="607000" calcext:value-type="float">
            <text:p>607000</text:p>
          </table:table-cell>
          <table:table-cell table:style-name="ce311" office:value-type="string" calcext:value-type="string">
            <text:p>607. Achats de marchandis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23];3)*1000" office:value-type="float" office:value="608000" calcext:value-type="float">
            <text:p>608000</text:p>
          </table:table-cell>
          <table:table-cell table:style-name="ce311" office:value-type="string" calcext:value-type="string">
            <text:p>608. Frais accessoires d'acha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24];3)*1000" office:value-type="float" office:value="609000" calcext:value-type="float">
            <text:p>609000</text:p>
          </table:table-cell>
          <table:table-cell table:style-name="ce311" office:value-type="string" calcext:value-type="string">
            <text:p>609. Rabais, remises et ristournes obtenus sur achats</text:p>
          </table:table-cell>
          <table:table-cell table:number-columns-repeated="1021"/>
        </table:table-row>
        <table:table-row table:style-name="ro2">
          <table:table-cell/>
          <table:table-cell table:style-name="ce307"/>
          <table:table-cell table:style-name="ce309" office:value-type="string" calcext:value-type="string">
            <text:p>61/62. AUTRES CHARGES EXTERNES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61. SERVICES EXTERIEUR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27];3)*1000" office:value-type="float" office:value="611000" calcext:value-type="float">
            <text:p>611000</text:p>
          </table:table-cell>
          <table:table-cell table:style-name="ce311" office:value-type="string" calcext:value-type="string">
            <text:p>611. Sous traitance général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28];3)*1000" office:value-type="float" office:value="612000" calcext:value-type="float">
            <text:p>612000</text:p>
          </table:table-cell>
          <table:table-cell table:style-name="ce311" office:value-type="string" calcext:value-type="string">
            <text:p>612. Redevances de crédit-bail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29];4)*100" office:value-type="float" office:value="612200" calcext:value-type="float">
            <text:p>612200</text:p>
          </table:table-cell>
          <table:table-cell table:style-name="ce311" office:value-type="string" calcext:value-type="string">
            <text:p>6122. Crédit-bail mobilier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30];4)*100" office:value-type="float" office:value="612500" calcext:value-type="float">
            <text:p>612500</text:p>
          </table:table-cell>
          <table:table-cell table:style-name="ce311" office:value-type="string" calcext:value-type="string">
            <text:p>6125. Crédit-bail immobilier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31];3)*1000" office:value-type="float" office:value="613000" calcext:value-type="float">
            <text:p>613000</text:p>
          </table:table-cell>
          <table:table-cell table:style-name="ce311" office:value-type="string" calcext:value-type="string">
            <text:p>613. Locat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32];4)*100" office:value-type="float" office:value="613200" calcext:value-type="float">
            <text:p>613200</text:p>
          </table:table-cell>
          <table:table-cell table:style-name="ce311" office:value-type="string" calcext:value-type="string">
            <text:p>6132. Locations immobiliè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33];4)*100" office:value-type="float" office:value="613500" calcext:value-type="float">
            <text:p>613500</text:p>
          </table:table-cell>
          <table:table-cell table:style-name="ce311" office:value-type="string" calcext:value-type="string">
            <text:p>6135. Locations mobiliè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34];4)*100" office:value-type="float" office:value="613600" calcext:value-type="float">
            <text:p>613600</text:p>
          </table:table-cell>
          <table:table-cell table:style-name="ce311" office:value-type="string" calcext:value-type="string">
            <text:p>6136. Malis sur emballag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35];3)*1000" office:value-type="float" office:value="614000" calcext:value-type="float">
            <text:p>614000</text:p>
          </table:table-cell>
          <table:table-cell table:style-name="ce311" office:value-type="string" calcext:value-type="string">
            <text:p>614. Charges locatives et de copropriété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36];3)*1000" office:value-type="float" office:value="615000" calcext:value-type="float">
            <text:p>615000</text:p>
          </table:table-cell>
          <table:table-cell table:style-name="ce311" office:value-type="string" calcext:value-type="string">
            <text:p>615. Entretien et réparat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37];4)*100" office:value-type="float" office:value="615200" calcext:value-type="float">
            <text:p>615200</text:p>
          </table:table-cell>
          <table:table-cell table:style-name="ce311" office:value-type="string" calcext:value-type="string">
            <text:p>6152. sur biens immobilier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38];4)*100" office:value-type="float" office:value="615500" calcext:value-type="float">
            <text:p>615500</text:p>
          </table:table-cell>
          <table:table-cell table:style-name="ce311" office:value-type="string" calcext:value-type="string">
            <text:p>6155. sur biens mobilier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39];4)*100" office:value-type="float" office:value="615600" calcext:value-type="float">
            <text:p>615600</text:p>
          </table:table-cell>
          <table:table-cell table:style-name="ce311" office:value-type="string" calcext:value-type="string">
            <text:p>6156. Maintenanc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40];3)*1000" office:value-type="float" office:value="616000" calcext:value-type="float">
            <text:p>616000</text:p>
          </table:table-cell>
          <table:table-cell table:style-name="ce311" office:value-type="string" calcext:value-type="string">
            <text:p>616. Primes d'assurance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16100" calcext:value-type="float">
            <text:p>616100</text:p>
          </table:table-cell>
          <table:table-cell table:style-name="ce311" office:value-type="string" calcext:value-type="string">
            <text:p>6161. Multirisqu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42];4)*100" office:value-type="float" office:value="616200" calcext:value-type="float">
            <text:p>616200</text:p>
          </table:table-cell>
          <table:table-cell table:style-name="ce311" office:value-type="string" calcext:value-type="string">
            <text:p>6162.Assurance obligatoire dommage construc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43];4)*100" office:value-type="float" office:value="616300" calcext:value-type="float">
            <text:p>616300</text:p>
          </table:table-cell>
          <table:table-cell table:style-name="ce311" office:value-type="string" calcext:value-type="string">
            <text:p>6163. Assurance-transport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44];4)*100" office:value-type="float" office:value="616400" calcext:value-type="float">
            <text:p>616400</text:p>
          </table:table-cell>
          <table:table-cell table:style-name="ce311" office:value-type="string" calcext:value-type="string">
            <text:p>6164. Risques d'exploita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45];4)*100" office:value-type="float" office:value="616500" calcext:value-type="float">
            <text:p>616500</text:p>
          </table:table-cell>
          <table:table-cell table:style-name="ce311" office:value-type="string" calcext:value-type="string">
            <text:p>6165. Insolvabilité usager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46];4)*100" office:value-type="float" office:value="616800" calcext:value-type="float">
            <text:p>616800</text:p>
          </table:table-cell>
          <table:table-cell table:style-name="ce311" office:value-type="string" calcext:value-type="string">
            <text:p>6168. autres assuranc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47];3)*1000" office:value-type="float" office:value="617000" calcext:value-type="float">
            <text:p>617000</text:p>
          </table:table-cell>
          <table:table-cell table:style-name="ce311" office:value-type="string" calcext:value-type="string">
            <text:p>617. Etudes et recherch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48];3)*1000" office:value-type="float" office:value="618000" calcext:value-type="float">
            <text:p>618000</text:p>
          </table:table-cell>
          <table:table-cell table:style-name="ce311" office:value-type="string" calcext:value-type="string">
            <text:p>618. Diver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49];4)*100" office:value-type="float" office:value="618100" calcext:value-type="float">
            <text:p>618100</text:p>
          </table:table-cell>
          <table:table-cell table:style-name="ce311" office:value-type="string" calcext:value-type="string">
            <text:p>6181. Documentation général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50];4)*100" office:value-type="float" office:value="618300" calcext:value-type="float">
            <text:p>618300</text:p>
          </table:table-cell>
          <table:table-cell table:style-name="ce311" office:value-type="string" calcext:value-type="string">
            <text:p>6183. Documentation techniqu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51];4)*100" office:value-type="float" office:value="618500" calcext:value-type="float">
            <text:p>618500</text:p>
          </table:table-cell>
          <table:table-cell table:style-name="ce311" office:value-type="string" calcext:value-type="string">
            <text:p>6185. Frais de colloques, séminaires, conférenc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52];3)*1000" office:value-type="float" office:value="619000" calcext:value-type="float">
            <text:p>619000</text:p>
          </table:table-cell>
          <table:table-cell table:style-name="ce311" office:value-type="string" calcext:value-type="string">
            <text:p>619. Rabais, remises et ristournes obtenus sur services extérieurs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62. AUTRES SERVICES EXTERIEUR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54];3)*1000" office:value-type="float" office:value="621000" calcext:value-type="float">
            <text:p>621000</text:p>
          </table:table-cell>
          <table:table-cell table:style-name="ce311" office:value-type="string" calcext:value-type="string">
            <text:p>621. Personnel extérieur à l'associa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55];4)*100" office:value-type="float" office:value="621100" calcext:value-type="float">
            <text:p>621100</text:p>
          </table:table-cell>
          <table:table-cell table:style-name="ce311" office:value-type="string" calcext:value-type="string">
            <text:p>6211. Personnel intérimair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56];4)*100" office:value-type="float" office:value="621400" calcext:value-type="float">
            <text:p>621400</text:p>
          </table:table-cell>
          <table:table-cell table:style-name="ce311" office:value-type="string" calcext:value-type="string">
            <text:p>6214. Personnel détaché ou prêté à l'associa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57];3)*1000" office:value-type="float" office:value="622000" calcext:value-type="float">
            <text:p>622000</text:p>
          </table:table-cell>
          <table:table-cell table:style-name="ce311" office:value-type="string" calcext:value-type="string">
            <text:p>622. Rémunérations d'intermédiaires et honorai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58];4)*100" office:value-type="float" office:value="622100" calcext:value-type="float">
            <text:p>622100</text:p>
          </table:table-cell>
          <table:table-cell table:style-name="ce311" office:value-type="string" calcext:value-type="string">
            <text:p>6221. Commissions et courtages sur acha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59];4)*100" office:value-type="float" office:value="622200" calcext:value-type="float">
            <text:p>622200</text:p>
          </table:table-cell>
          <table:table-cell table:style-name="ce311" office:value-type="string" calcext:value-type="string">
            <text:p>6222. Commissions et courtages sur vent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60];4)*100" office:value-type="float" office:value="622600" calcext:value-type="float">
            <text:p>622600</text:p>
          </table:table-cell>
          <table:table-cell table:style-name="ce311" office:value-type="string" calcext:value-type="string">
            <text:p>6226. Honorai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61];4)*100" office:value-type="float" office:value="622700" calcext:value-type="float">
            <text:p>622700</text:p>
          </table:table-cell>
          <table:table-cell table:style-name="ce311" office:value-type="string" calcext:value-type="string">
            <text:p>6227. Frais d'actes et de contentieux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62];4)*100" office:value-type="float" office:value="622800" calcext:value-type="float">
            <text:p>622800</text:p>
          </table:table-cell>
          <table:table-cell table:style-name="ce311" office:value-type="string" calcext:value-type="string">
            <text:p>6228. Diver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63];3)*1000" office:value-type="float" office:value="623000" calcext:value-type="float">
            <text:p>623000</text:p>
          </table:table-cell>
          <table:table-cell table:style-name="ce311" office:value-type="string" calcext:value-type="string">
            <text:p>623. Publicité, publications, relations publiqu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64];4)*100" office:value-type="float" office:value="623100" calcext:value-type="float">
            <text:p>623100</text:p>
          </table:table-cell>
          <table:table-cell table:style-name="ce311" office:value-type="string" calcext:value-type="string">
            <text:p>6231. Annonces et insert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65];4)*100" office:value-type="float" office:value="623200" calcext:value-type="float">
            <text:p>623200</text:p>
          </table:table-cell>
          <table:table-cell table:style-name="ce311" office:value-type="string" calcext:value-type="string">
            <text:p>6232. Echantill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66];4)*100" office:value-type="float" office:value="623300" calcext:value-type="float">
            <text:p>623300</text:p>
          </table:table-cell>
          <table:table-cell table:style-name="ce311" office:value-type="string" calcext:value-type="string">
            <text:p>6233. Foires et exposit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67];4)*100" office:value-type="float" office:value="623400" calcext:value-type="float">
            <text:p>623400</text:p>
          </table:table-cell>
          <table:table-cell table:style-name="ce311" office:value-type="string" calcext:value-type="string">
            <text:p>6234. Cadeaux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68];4)*100" office:value-type="float" office:value="623600" calcext:value-type="float">
            <text:p>623600</text:p>
          </table:table-cell>
          <table:table-cell table:style-name="ce311" office:value-type="string" calcext:value-type="string">
            <text:p>6236. Catalogues et imprimé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69];4)*100" office:value-type="float" office:value="623700" calcext:value-type="float">
            <text:p>623700</text:p>
          </table:table-cell>
          <table:table-cell table:style-name="ce311" office:value-type="string" calcext:value-type="string">
            <text:p>6237. Publicat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70];4)*100" office:value-type="float" office:value="623800" calcext:value-type="float">
            <text:p>623800</text:p>
          </table:table-cell>
          <table:table-cell table:style-name="ce311" office:value-type="string" calcext:value-type="string">
            <text:p>6238. Divers ( pourboires, dons courants..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71];3)*1000" office:value-type="float" office:value="624000" calcext:value-type="float">
            <text:p>624000</text:p>
          </table:table-cell>
          <table:table-cell table:style-name="ce311" office:value-type="string" calcext:value-type="string">
            <text:p>624 Transports de biens et transports collectifs du personnel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72];3)*1000" office:value-type="float" office:value="625000" calcext:value-type="float">
            <text:p>625000</text:p>
          </table:table-cell>
          <table:table-cell table:style-name="ce311" office:value-type="string" calcext:value-type="string">
            <text:p>625 Déplacements, missions et récept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73];4)*100" office:value-type="float" office:value="625100" calcext:value-type="float">
            <text:p>625100</text:p>
          </table:table-cell>
          <table:table-cell table:style-name="ce311" office:value-type="string" calcext:value-type="string">
            <text:p>6251. Voyages et déplacemen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74];4)*100" office:value-type="float" office:value="625500" calcext:value-type="float">
            <text:p>625500</text:p>
          </table:table-cell>
          <table:table-cell table:style-name="ce311" office:value-type="string" calcext:value-type="string">
            <text:p>6255. Frais de déménagemen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75];4)*100" office:value-type="float" office:value="625600" calcext:value-type="float">
            <text:p>625600</text:p>
          </table:table-cell>
          <table:table-cell table:style-name="ce311" office:value-type="string" calcext:value-type="string">
            <text:p>6256. Miss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76];4)*100" office:value-type="float" office:value="625700" calcext:value-type="float">
            <text:p>625700</text:p>
          </table:table-cell>
          <table:table-cell table:style-name="ce311" office:value-type="string" calcext:value-type="string">
            <text:p>6257. Récept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77];3)*1000" office:value-type="float" office:value="626000" calcext:value-type="float">
            <text:p>626000</text:p>
          </table:table-cell>
          <table:table-cell table:style-name="ce311" office:value-type="string" calcext:value-type="string">
            <text:p>626 Frais postaux et frais de télécommunicat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78];4)*100" office:value-type="float" office:value="626100" calcext:value-type="float">
            <text:p>626100</text:p>
          </table:table-cell>
          <table:table-cell table:style-name="ce311" office:value-type="string" calcext:value-type="string">
            <text:p>6261. Liaisons informatiques ou spécialisé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79];4)*100" office:value-type="float" office:value="626300" calcext:value-type="float">
            <text:p>626300</text:p>
          </table:table-cell>
          <table:table-cell table:style-name="ce311" office:value-type="string" calcext:value-type="string">
            <text:p>6263. Affranchissemen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80];4)*100" office:value-type="float" office:value="626500" calcext:value-type="float">
            <text:p>626500</text:p>
          </table:table-cell>
          <table:table-cell table:style-name="ce311" office:value-type="string" calcext:value-type="string">
            <text:p>6265. Téléphon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81];3)*1000" office:value-type="float" office:value="627000" calcext:value-type="float">
            <text:p>627000</text:p>
          </table:table-cell>
          <table:table-cell table:style-name="ce311" office:value-type="string" calcext:value-type="string">
            <text:p>627 Services bancaires et assimilé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82];3)*1000" office:value-type="float" office:value="628000" calcext:value-type="float">
            <text:p>628000</text:p>
          </table:table-cell>
          <table:table-cell table:style-name="ce311" office:value-type="string" calcext:value-type="string">
            <text:p>628 Diver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83];4)*100" office:value-type="float" office:value="628100" calcext:value-type="float">
            <text:p>628100</text:p>
          </table:table-cell>
          <table:table-cell table:style-name="ce311" office:value-type="string" calcext:value-type="string">
            <text:p>6281. Cotisations ( liées à l'activité économique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84];4)*100" office:value-type="float" office:value="628400" calcext:value-type="float">
            <text:p>628400</text:p>
          </table:table-cell>
          <table:table-cell table:style-name="ce311" office:value-type="string" calcext:value-type="string">
            <text:p>6284. Frais de recrutement du personnel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85];3)*1000" office:value-type="float" office:value="629000" calcext:value-type="float">
            <text:p>629000</text:p>
          </table:table-cell>
          <table:table-cell table:style-name="ce311" office:value-type="string" calcext:value-type="string">
            <text:p>629 Rabais, remises et ristournes obtenus sur autres services extérieurs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63. IMPOTS, TAXES ET VERSEMENTS ASSIMI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87];3)*1000" office:value-type="float" office:value="631000" calcext:value-type="float">
            <text:p>631000</text:p>
          </table:table-cell>
          <table:table-cell table:style-name="ce311" office:value-type="string" calcext:value-type="string">
            <text:p>631 Impôts, taxes et versements assimilés sur rémunération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88];4)*100" office:value-type="float" office:value="631100" calcext:value-type="float">
            <text:p>631100</text:p>
          </table:table-cell>
          <table:table-cell table:style-name="ce311" office:value-type="string" calcext:value-type="string">
            <text:p>6311. Taxe sur les salai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89];4)*100" office:value-type="float" office:value="631200" calcext:value-type="float">
            <text:p>631200</text:p>
          </table:table-cell>
          <table:table-cell table:style-name="ce311" office:value-type="string" calcext:value-type="string">
            <text:p>6312. Taxe d'apprentissag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90];4)*100" office:value-type="float" office:value="631300" calcext:value-type="float">
            <text:p>631300</text:p>
          </table:table-cell>
          <table:table-cell table:style-name="ce311" office:value-type="string" calcext:value-type="string">
            <text:p>631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91];4)*100" office:value-type="float" office:value="631400" calcext:value-type="float">
            <text:p>631400</text:p>
          </table:table-cell>
          <table:table-cell table:style-name="ce311" office:value-type="string" calcext:value-type="string">
            <text:p>6314. Cotisation pour défaut d'investissement obligatoire dans la construc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92];4)*100" office:value-type="float" office:value="631800" calcext:value-type="float">
            <text:p>631800</text:p>
          </table:table-cell>
          <table:table-cell table:style-name="ce311" office:value-type="string" calcext:value-type="string">
            <text:p>6318. Aut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93];3)*1000" office:value-type="float" office:value="633000" calcext:value-type="float">
            <text:p>633000</text:p>
          </table:table-cell>
          <table:table-cell table:style-name="ce311" office:value-type="string" calcext:value-type="string">
            <text:p>633 Impôts, taxes et versements assimilés sur rémunération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94];4)*100" office:value-type="float" office:value="633100" calcext:value-type="float">
            <text:p>633100</text:p>
          </table:table-cell>
          <table:table-cell table:style-name="ce311" office:value-type="string" calcext:value-type="string">
            <text:p>6331. Versement de transport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95];4)*100" office:value-type="float" office:value="633200" calcext:value-type="float">
            <text:p>633200</text:p>
          </table:table-cell>
          <table:table-cell table:style-name="ce311" office:value-type="string" calcext:value-type="string">
            <text:p>6332. Allocation de logement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96];4)*100" office:value-type="float" office:value="633300" calcext:value-type="float">
            <text:p>633300</text:p>
          </table:table-cell>
          <table:table-cell table:style-name="ce311" office:value-type="string" calcext:value-type="string">
            <text:p>633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97];4)*100" office:value-type="float" office:value="633400" calcext:value-type="float">
            <text:p>633400</text:p>
          </table:table-cell>
          <table:table-cell table:style-name="ce311" office:value-type="string" calcext:value-type="string">
            <text:p>6334. Participation des employeurs à l'effort de construction ( versement à fonds perdus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98];4)*100" office:value-type="float" office:value="633500" calcext:value-type="float">
            <text:p>633500</text:p>
          </table:table-cell>
          <table:table-cell table:style-name="ce311" office:value-type="string" calcext:value-type="string">
            <text:p>6335. Versements libératoires ouvrant droit à l'exonération de la taxe d'apprentissag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399];4)*100" office:value-type="float" office:value="633800" calcext:value-type="float">
            <text:p>633800</text:p>
          </table:table-cell>
          <table:table-cell table:style-name="ce311" office:value-type="string" calcext:value-type="string">
            <text:p>6338. Aut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00];3)*1000" office:value-type="float" office:value="635000" calcext:value-type="float">
            <text:p>635000</text:p>
          </table:table-cell>
          <table:table-cell table:style-name="ce311" office:value-type="string" calcext:value-type="string">
            <text:p>635 Autres impôts, taxes et versements assimilé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01];4)*100" office:value-type="float" office:value="635100" calcext:value-type="float">
            <text:p>635100</text:p>
          </table:table-cell>
          <table:table-cell table:style-name="ce311" office:value-type="string" calcext:value-type="string">
            <text:p>6351. Impôts directs ( sauf 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35110" calcext:value-type="float">
            <text:p>635110</text:p>
          </table:table-cell>
          <table:table-cell table:style-name="ce311" office:value-type="string" calcext:value-type="string">
            <text:p>63511. Taxe professionnelle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25120" calcext:value-type="float">
            <text:p>625120</text:p>
          </table:table-cell>
          <table:table-cell table:style-name="ce311" office:value-type="string" calcext:value-type="string">
            <text:p>63512. Taxes foncièr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35130" calcext:value-type="float">
            <text:p>635130</text:p>
          </table:table-cell>
          <table:table-cell table:style-name="ce311" office:value-type="string" calcext:value-type="string">
            <text:p>63513. Autres impôts locaux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35180" calcext:value-type="float">
            <text:p>635180</text:p>
          </table:table-cell>
          <table:table-cell table:style-name="ce311" office:value-type="string" calcext:value-type="string">
            <text:p>63518. Autres impôts direc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06];4)*100" office:value-type="float" office:value="635200" calcext:value-type="float">
            <text:p>635200</text:p>
          </table:table-cell>
          <table:table-cell table:style-name="ce311" office:value-type="string" calcext:value-type="string">
            <text:p>6352. Taxes sur le chiffre d'affaires non récupérab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07];4)*100" office:value-type="float" office:value="635300" calcext:value-type="float">
            <text:p>635300</text:p>
          </table:table-cell>
          <table:table-cell table:style-name="ce311" office:value-type="string" calcext:value-type="string">
            <text:p>6353. Impôts indirec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08];4)*100" office:value-type="float" office:value="635400" calcext:value-type="float">
            <text:p>635400</text:p>
          </table:table-cell>
          <table:table-cell table:style-name="ce311" office:value-type="string" calcext:value-type="string">
            <text:p>6354. Droits d'enregistrement et de timbre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35410" calcext:value-type="float">
            <text:p>635410</text:p>
          </table:table-cell>
          <table:table-cell table:style-name="ce311" office:value-type="string" calcext:value-type="string">
            <text:p>63541. Droits de muta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10];4)*100" office:value-type="float" office:value="635800" calcext:value-type="float">
            <text:p>635800</text:p>
          </table:table-cell>
          <table:table-cell table:style-name="ce311" office:value-type="string" calcext:value-type="string">
            <text:p>6358. Autres droi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11];3)*1000" office:value-type="float" office:value="637000" calcext:value-type="float">
            <text:p>637000</text:p>
          </table:table-cell>
          <table:table-cell table:style-name="ce311" office:value-type="string" calcext:value-type="string">
            <text:p>637 .Autres impôts, taxes et versements assimilé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64. CHARGES DE PERSONNEL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13];3)*1000" office:value-type="float" office:value="641000" calcext:value-type="float">
            <text:p>641000</text:p>
          </table:table-cell>
          <table:table-cell table:style-name="ce311" office:value-type="string" calcext:value-type="string">
            <text:p>641. Rémunérations du personnel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14];4)*100" office:value-type="float" office:value="641100" calcext:value-type="float">
            <text:p>641100</text:p>
          </table:table-cell>
          <table:table-cell table:style-name="ce311" office:value-type="string" calcext:value-type="string">
            <text:p>6411. Salaires, appointemen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15];4)*100" office:value-type="float" office:value="641200" calcext:value-type="float">
            <text:p>641200</text:p>
          </table:table-cell>
          <table:table-cell table:style-name="ce311" office:value-type="string" calcext:value-type="string">
            <text:p>6412. Congés payé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16];4)*100" office:value-type="float" office:value="641300" calcext:value-type="float">
            <text:p>641300</text:p>
          </table:table-cell>
          <table:table-cell table:style-name="ce311" office:value-type="string" calcext:value-type="string">
            <text:p>6413. Primes et gratificat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17];4)*100" office:value-type="float" office:value="641400" calcext:value-type="float">
            <text:p>641400</text:p>
          </table:table-cell>
          <table:table-cell table:style-name="ce311" office:value-type="string" calcext:value-type="string">
            <text:p>6414. Indemnités et avantages diver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18];4)*100" office:value-type="float" office:value="641500" calcext:value-type="float">
            <text:p>641500</text:p>
          </table:table-cell>
          <table:table-cell table:style-name="ce311" office:value-type="string" calcext:value-type="string">
            <text:p>6415. Supplément familial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19];3)*1000" office:value-type="float" office:value="645000" calcext:value-type="float">
            <text:p>645000</text:p>
          </table:table-cell>
          <table:table-cell table:style-name="ce311" office:value-type="string" calcext:value-type="string">
            <text:p>645. Charges de sécurité sociale et de prévoyanc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20];4)*100" office:value-type="float" office:value="645100" calcext:value-type="float">
            <text:p>645100</text:p>
          </table:table-cell>
          <table:table-cell table:style-name="ce311" office:value-type="string" calcext:value-type="string">
            <text:p>6451. Cotisations à l'URSSAF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21];4)*100" office:value-type="float" office:value="645200" calcext:value-type="float">
            <text:p>645200</text:p>
          </table:table-cell>
          <table:table-cell table:style-name="ce311" office:value-type="string" calcext:value-type="string">
            <text:p>6452. Cotisations aux mutuel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22];4)*100" office:value-type="float" office:value="645300" calcext:value-type="float">
            <text:p>645300</text:p>
          </table:table-cell>
          <table:table-cell table:style-name="ce311" office:value-type="string" calcext:value-type="string">
            <text:p>6453. Cotisations aux caisses de retraites et de prévoyanc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23];4)*100" office:value-type="float" office:value="645400" calcext:value-type="float">
            <text:p>645400</text:p>
          </table:table-cell>
          <table:table-cell table:style-name="ce311" office:value-type="string" calcext:value-type="string">
            <text:p>6454. Cotisations aux ASSEDIC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24];4)*100" office:value-type="float" office:value="645800" calcext:value-type="float">
            <text:p>645800</text:p>
          </table:table-cell>
          <table:table-cell table:style-name="ce311" office:value-type="string" calcext:value-type="string">
            <text:p>6458. Cotisations aux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25];3)*1000" office:value-type="float" office:value="647000" calcext:value-type="float">
            <text:p>647000</text:p>
          </table:table-cell>
          <table:table-cell table:style-name="ce311" office:value-type="string" calcext:value-type="string">
            <text:p>647. Autres charges socia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26];4)*100" office:value-type="float" office:value="647100" calcext:value-type="float">
            <text:p>647100</text:p>
          </table:table-cell>
          <table:table-cell table:style-name="ce311" office:value-type="string" calcext:value-type="string">
            <text:p>6471. Prestations direct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27];4)*100" office:value-type="float" office:value="647200" calcext:value-type="float">
            <text:p>647200</text:p>
          </table:table-cell>
          <table:table-cell table:style-name="ce311" office:value-type="string" calcext:value-type="string">
            <text:p>6472. Versements aux comités d'entreprise et d'établissement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28];4)*100" office:value-type="float" office:value="647300" calcext:value-type="float">
            <text:p>647300</text:p>
          </table:table-cell>
          <table:table-cell table:style-name="ce311" office:value-type="string" calcext:value-type="string">
            <text:p>6473. Versements aux comités d'hygiène et de sécurité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29];4)*100" office:value-type="float" office:value="647400" calcext:value-type="float">
            <text:p>647400</text:p>
          </table:table-cell>
          <table:table-cell table:style-name="ce311" office:value-type="string" calcext:value-type="string">
            <text:p>6474. Versements aux autres uvres socia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30];4)*100" office:value-type="float" office:value="647500" calcext:value-type="float">
            <text:p>647500</text:p>
          </table:table-cell>
          <table:table-cell table:style-name="ce311" office:value-type="string" calcext:value-type="string">
            <text:p>6475. Médecine de travail, pharmaci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31];3)*1000" office:value-type="float" office:value="648000" calcext:value-type="float">
            <text:p>648000</text:p>
          </table:table-cell>
          <table:table-cell table:style-name="ce311" office:value-type="string" calcext:value-type="string">
            <text:p>648. Autres charges de personnel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65. Autres charges de gestion courant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33];3)*1000" office:value-type="float" office:value="651000" calcext:value-type="float">
            <text:p>651000</text:p>
          </table:table-cell>
          <table:table-cell table:style-name="ce311" office:value-type="string" calcext:value-type="string">
            <text:p>651. Redevances pour concessions , brevets, licences, procédé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34];4)*100" office:value-type="float" office:value="651100" calcext:value-type="float">
            <text:p>651100</text:p>
          </table:table-cell>
          <table:table-cell table:style-name="ce311" office:value-type="string" calcext:value-type="string">
            <text:p>6511. Redevances pour concessions, brevets, licences, marques, procédés, logiciel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35];4)*100" office:value-type="float" office:value="651600" calcext:value-type="float">
            <text:p>651600</text:p>
          </table:table-cell>
          <table:table-cell table:style-name="ce311" office:value-type="string" calcext:value-type="string">
            <text:p>6516. Droits d'auteur et de reproduc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36];4)*100" office:value-type="float" office:value="651800" calcext:value-type="float">
            <text:p>651800</text:p>
          </table:table-cell>
          <table:table-cell table:style-name="ce311" office:value-type="string" calcext:value-type="string">
            <text:p>6518. Autres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37];3)*1000" office:value-type="float" office:value="654000" calcext:value-type="float">
            <text:p>654000</text:p>
          </table:table-cell>
          <table:table-cell table:style-name="ce311" office:value-type="string" calcext:value-type="string">
            <text:p>654. Pertes sur créances irrécouvrab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38];4)*100" office:value-type="float" office:value="654100" calcext:value-type="float">
            <text:p>654100</text:p>
          </table:table-cell>
          <table:table-cell table:style-name="ce311" office:value-type="string" calcext:value-type="string">
            <text:p>6541. Créances de l'exercic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39];4)*100" office:value-type="float" office:value="654400" calcext:value-type="float">
            <text:p>654400</text:p>
          </table:table-cell>
          <table:table-cell table:style-name="ce311" office:value-type="string" calcext:value-type="string">
            <text:p>6544. Créances des exercices antérieur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40];3)*1000" office:value-type="float" office:value="655000" calcext:value-type="float">
            <text:p>655000</text:p>
          </table:table-cell>
          <table:table-cell table:style-name="ce311" office:value-type="string" calcext:value-type="string">
            <text:p>655. Quotes-parts de résultat sur opérations faites en commu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41];3)*1000" office:value-type="float" office:value="657000" calcext:value-type="float">
            <text:p>657000</text:p>
          </table:table-cell>
          <table:table-cell table:style-name="ce311" office:value-type="string" calcext:value-type="string">
            <text:p>657. Subventions versées par l'organism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42];4)*100" office:value-type="float" office:value="657100" calcext:value-type="float">
            <text:p>657100</text:p>
          </table:table-cell>
          <table:table-cell table:style-name="ce311" office:value-type="string" calcext:value-type="string">
            <text:p>6571. Bourses accordées aux usager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43];3)*1000" office:value-type="float" office:value="658000" calcext:value-type="float">
            <text:p>658000</text:p>
          </table:table-cell>
          <table:table-cell table:style-name="ce311" office:value-type="string" calcext:value-type="string">
            <text:p>658. Charges diverse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44];4)*100" office:value-type="float" office:value="658600" calcext:value-type="float">
            <text:p>658600</text:p>
          </table:table-cell>
          <table:table-cell table:style-name="ce311" office:value-type="string" calcext:value-type="string">
            <text:p>6586. Cotisations ( liées à la vie statutaire)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66. CHARGES FINANCIE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46];3)*1000" office:value-type="float" office:value="661000" calcext:value-type="float">
            <text:p>661000</text:p>
          </table:table-cell>
          <table:table-cell table:style-name="ce311" office:value-type="string" calcext:value-type="string">
            <text:p>661. Charges d'intérê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47];4)*100" office:value-type="float" office:value="661100" calcext:value-type="float">
            <text:p>661100</text:p>
          </table:table-cell>
          <table:table-cell table:style-name="ce311" office:value-type="string" calcext:value-type="string">
            <text:p>6611. Intérêts des emprunts et dett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48];4)*100" office:value-type="float" office:value="661600" calcext:value-type="float">
            <text:p>661600</text:p>
          </table:table-cell>
          <table:table-cell table:style-name="ce311" office:value-type="string" calcext:value-type="string">
            <text:p>6616. Intérêts bancai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49];4)*100" office:value-type="float" office:value="661800" calcext:value-type="float">
            <text:p>661800</text:p>
          </table:table-cell>
          <table:table-cell table:style-name="ce311" office:value-type="string" calcext:value-type="string">
            <text:p>6618. Intérêts des autres dett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50];3)*1000" office:value-type="float" office:value="664000" calcext:value-type="float">
            <text:p>664000</text:p>
          </table:table-cell>
          <table:table-cell table:style-name="ce311" office:value-type="string" calcext:value-type="string">
            <text:p>664. Pertes sur créances li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51];3)*1000" office:value-type="float" office:value="665000" calcext:value-type="float">
            <text:p>665000</text:p>
          </table:table-cell>
          <table:table-cell table:style-name="ce311" office:value-type="string" calcext:value-type="string">
            <text:p>665. Escomptes accordé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52];3)*1000" office:value-type="float" office:value="666000" calcext:value-type="float">
            <text:p>666000</text:p>
          </table:table-cell>
          <table:table-cell table:style-name="ce311" office:value-type="string" calcext:value-type="string">
            <text:p>666. Pertes de chang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53];3)*1000" office:value-type="float" office:value="667000" calcext:value-type="float">
            <text:p>667000</text:p>
          </table:table-cell>
          <table:table-cell table:style-name="ce311" office:value-type="string" calcext:value-type="string">
            <text:p>667. Charges nette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54];3)*1000" office:value-type="float" office:value="668000" calcext:value-type="float">
            <text:p>668000</text:p>
          </table:table-cell>
          <table:table-cell table:style-name="ce311" office:value-type="string" calcext:value-type="string">
            <text:p>668. Autres 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67.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56];3)*1000" office:value-type="float" office:value="671000" calcext:value-type="float">
            <text:p>671000</text:p>
          </table:table-cell>
          <table:table-cell table:style-name="ce311" office:value-type="string" calcext:value-type="string">
            <text:p>671. Charges exceptionnelle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57];4)*100" office:value-type="float" office:value="671100" calcext:value-type="float">
            <text:p>671100</text:p>
          </table:table-cell>
          <table:table-cell table:style-name="ce311" office:value-type="string" calcext:value-type="string">
            <text:p>6711. Pénalités sur marchés ( et dédits payés sur achats et ventes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58];4)*100" office:value-type="float" office:value="671200" calcext:value-type="float">
            <text:p>671200</text:p>
          </table:table-cell>
          <table:table-cell table:style-name="ce311" office:value-type="string" calcext:value-type="string">
            <text:p>6712. Pénalités, amendes fiscales ou péna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59];4)*100" office:value-type="float" office:value="671300" calcext:value-type="float">
            <text:p>671300</text:p>
          </table:table-cell>
          <table:table-cell table:style-name="ce311" office:value-type="string" calcext:value-type="string">
            <text:p>6713. Dons, libéralité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60];4)*100" office:value-type="float" office:value="671400" calcext:value-type="float">
            <text:p>671400</text:p>
          </table:table-cell>
          <table:table-cell table:style-name="ce311" office:value-type="string" calcext:value-type="string">
            <text:p>6714. Créances devenues irrécouvrables dans l'exercic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61];4)*100" office:value-type="float" office:value="671500" calcext:value-type="float">
            <text:p>671500</text:p>
          </table:table-cell>
          <table:table-cell table:style-name="ce311" office:value-type="string" calcext:value-type="string">
            <text:p>6715. Subventions accordé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62];4)*100" office:value-type="float" office:value="671700" calcext:value-type="float">
            <text:p>671700</text:p>
          </table:table-cell>
          <table:table-cell table:style-name="ce311" office:value-type="string" calcext:value-type="string">
            <text:p>6717. Rappels d'impôts ( autres qu'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63];4)*100" office:value-type="float" office:value="671800" calcext:value-type="float">
            <text:p>671800</text:p>
          </table:table-cell>
          <table:table-cell table:style-name="ce311" office:value-type="string" calcext:value-type="string">
            <text:p>6718. Autres charges exceptionnelle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64];3)*1000" office:value-type="float" office:value="672000" calcext:value-type="float">
            <text:p>672000</text:p>
          </table:table-cell>
          <table:table-cell table:style-name="ce311" office:value-type="string" calcext:value-type="string">
            <text:p>672. Charges sur exercices antérieurs ( à reclasser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65];3)*1000" office:value-type="float" office:value="675000" calcext:value-type="float">
            <text:p>675000</text:p>
          </table:table-cell>
          <table:table-cell table:style-name="ce311" office:value-type="string" calcext:value-type="string">
            <text:p>675. Valeurs comptables des éléments d'actifs cédé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66];4)*100" office:value-type="float" office:value="675100" calcext:value-type="float">
            <text:p>675100</text:p>
          </table:table-cell>
          <table:table-cell table:style-name="ce311" office:value-type="string" calcext:value-type="string">
            <text:p>675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67];4)*100" office:value-type="float" office:value="675200" calcext:value-type="float">
            <text:p>675200</text:p>
          </table:table-cell>
          <table:table-cell table:style-name="ce311" office:value-type="string" calcext:value-type="string">
            <text:p>675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68];4)*100" office:value-type="float" office:value="675600" calcext:value-type="float">
            <text:p>675600</text:p>
          </table:table-cell>
          <table:table-cell table:style-name="ce311" office:value-type="string" calcext:value-type="string">
            <text:p>6756.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69];4)*100" office:value-type="float" office:value="675800" calcext:value-type="float">
            <text:p>675800</text:p>
          </table:table-cell>
          <table:table-cell table:style-name="ce311" office:value-type="string" calcext:value-type="string">
            <text:p>6758. Autres éléments d'actif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70];3)*1000" office:value-type="float" office:value="678000" calcext:value-type="float">
            <text:p>678000</text:p>
          </table:table-cell>
          <table:table-cell table:style-name="ce311" office:value-type="string" calcext:value-type="string">
            <text:p>678. Autres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71];4)*100" office:value-type="float" office:value="678100" calcext:value-type="float">
            <text:p>678100</text:p>
          </table:table-cell>
          <table:table-cell table:style-name="ce311" office:value-type="string" calcext:value-type="string">
            <text:p>6781. Malis provenant de clauses d'indexa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72];4)*100" office:value-type="float" office:value="678800" calcext:value-type="float">
            <text:p>678800</text:p>
          </table:table-cell>
          <table:table-cell table:style-name="ce311" office:value-type="string" calcext:value-type="string">
            <text:p>6788. Charges exceptionnelles diverses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68. DOTATIONS AUX AMORTISSEMENTS , PROVISIONS ET ENGAGEMEN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74];3)*1000" office:value-type="float" office:value="681000" calcext:value-type="float">
            <text:p>681000</text:p>
          </table:table-cell>
          <table:table-cell table:style-name="ce311" office:value-type="string" calcext:value-type="string">
            <text:p>681. Dotations aux amortissements et aux provisions ­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75];4)*100" office:value-type="float" office:value="681100" calcext:value-type="float">
            <text:p>681100</text:p>
          </table:table-cell>
          <table:table-cell table:style-name="ce311" office:value-type="string" calcext:value-type="string">
            <text:p>6811. Dotations aux amortissements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81110" calcext:value-type="float">
            <text:p>681110</text:p>
          </table:table-cell>
          <table:table-cell table:style-name="ce311" office:value-type="string" calcext:value-type="string">
            <text:p>6811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81120" calcext:value-type="float">
            <text:p>681120</text:p>
          </table:table-cell>
          <table:table-cell table:style-name="ce311" office:value-type="string" calcext:value-type="string">
            <text:p>6811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78];4)*100" office:value-type="float" office:value="681200" calcext:value-type="float">
            <text:p>681200</text:p>
          </table:table-cell>
          <table:table-cell table:style-name="ce311" office:value-type="string" calcext:value-type="string">
            <text:p>6812. Dotations aux amortissements des charges d'exploitation à répartir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79];4)*100" office:value-type="float" office:value="681500" calcext:value-type="float">
            <text:p>681500</text:p>
          </table:table-cell>
          <table:table-cell table:style-name="ce311" office:value-type="string" calcext:value-type="string">
            <text:p>6815. Dotations aux provisions pour risques et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80];4)*100" office:value-type="float" office:value="681600" calcext:value-type="float">
            <text:p>681600</text:p>
          </table:table-cell>
          <table:table-cell table:style-name="ce311" office:value-type="string" calcext:value-type="string">
            <text:p>6816. Dotations aux provisions pour dépréciation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81610" calcext:value-type="float">
            <text:p>681610</text:p>
          </table:table-cell>
          <table:table-cell table:style-name="ce311" office:value-type="string" calcext:value-type="string">
            <text:p>6816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81620" calcext:value-type="float">
            <text:p>681620</text:p>
          </table:table-cell>
          <table:table-cell table:style-name="ce311" office:value-type="string" calcext:value-type="string">
            <text:p>6816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83];4)*100" office:value-type="float" office:value="681700" calcext:value-type="float">
            <text:p>681700</text:p>
          </table:table-cell>
          <table:table-cell table:style-name="ce311" office:value-type="string" calcext:value-type="string">
            <text:p>6817. Dotations aux provisions pour dépréciation des actifs circulant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81730" calcext:value-type="float">
            <text:p>681730</text:p>
          </table:table-cell>
          <table:table-cell table:style-name="ce311" office:value-type="string" calcext:value-type="string">
            <text:p>68173. Stocks et en-cour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81740" calcext:value-type="float">
            <text:p>681740</text:p>
          </table:table-cell>
          <table:table-cell table:style-name="ce311" office:value-type="string" calcext:value-type="string">
            <text:p>68174. Créanc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86];3)*1000" office:value-type="float" office:value="686000" calcext:value-type="float">
            <text:p>686000</text:p>
          </table:table-cell>
          <table:table-cell table:style-name="ce311" office:value-type="string" calcext:value-type="string">
            <text:p>686. Dotations aux amortissements et aux provisions ­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87];4)*100" office:value-type="float" office:value="686500" calcext:value-type="float">
            <text:p>686500</text:p>
          </table:table-cell>
          <table:table-cell table:style-name="ce311" office:value-type="string" calcext:value-type="string">
            <text:p>6865. Dotations aux provisions pour risques et charges financier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88];4)*100" office:value-type="float" office:value="686600" calcext:value-type="float">
            <text:p>686600</text:p>
          </table:table-cell>
          <table:table-cell table:style-name="ce311" office:value-type="string" calcext:value-type="string">
            <text:p>6866. Dotations aux provisions pour dépréciation des éléments financier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86620" calcext:value-type="float">
            <text:p>686620</text:p>
          </table:table-cell>
          <table:table-cell table:style-name="ce311" office:value-type="string" calcext:value-type="string">
            <text:p>68662.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86650" calcext:value-type="float">
            <text:p>686650</text:p>
          </table:table-cell>
          <table:table-cell table:style-name="ce311" office:value-type="string" calcext:value-type="string">
            <text:p>68665.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91];4)*100" office:value-type="float" office:value="686800" calcext:value-type="float">
            <text:p>686800</text:p>
          </table:table-cell>
          <table:table-cell table:style-name="ce311" office:value-type="string" calcext:value-type="string">
            <text:p>6868. Autres dotat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92];3)*1000" office:value-type="float" office:value="687000" calcext:value-type="float">
            <text:p>687000</text:p>
          </table:table-cell>
          <table:table-cell table:style-name="ce311" office:value-type="string" calcext:value-type="string">
            <text:p>687. Dotations aux amortissements et aux provisions ­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93];4)*100" office:value-type="float" office:value="687100" calcext:value-type="float">
            <text:p>687100</text:p>
          </table:table-cell>
          <table:table-cell table:style-name="ce311" office:value-type="string" calcext:value-type="string">
            <text:p>6871. Dotations aux amortissements exceptionnels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94];4)*100" office:value-type="float" office:value="687200" calcext:value-type="float">
            <text:p>687200</text:p>
          </table:table-cell>
          <table:table-cell table:style-name="ce311" office:value-type="string" calcext:value-type="string">
            <text:p>6872. Dotations aux provisions réglementées (immobilisations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95];4)*100" office:value-type="float" office:value="687300" calcext:value-type="float">
            <text:p>687300</text:p>
          </table:table-cell>
          <table:table-cell table:style-name="ce311" office:value-type="string" calcext:value-type="string">
            <text:p>6873. Dotations aux provisions réglementées ( stocks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96];4)*100" office:value-type="float" office:value="687400" calcext:value-type="float">
            <text:p>687400</text:p>
          </table:table-cell>
          <table:table-cell table:style-name="ce311" office:value-type="string" calcext:value-type="string">
            <text:p>6874 . Dotations aux autres provisions réglementé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97];4)*100" office:value-type="float" office:value="687500" calcext:value-type="float">
            <text:p>687500</text:p>
          </table:table-cell>
          <table:table-cell table:style-name="ce311" office:value-type="string" calcext:value-type="string">
            <text:p>6875. Dotations aux provisions pour risques et charges exceptionnel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98];4)*100" office:value-type="float" office:value="687600" calcext:value-type="float">
            <text:p>687600</text:p>
          </table:table-cell>
          <table:table-cell table:style-name="ce311" office:value-type="string" calcext:value-type="string">
            <text:p>6876. Dotations aux provisions pour dépréciations exceptionnel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499];3)*1000" office:value-type="float" office:value="689000" calcext:value-type="float">
            <text:p>689000</text:p>
          </table:table-cell>
          <table:table-cell table:style-name="ce311" office:value-type="string" calcext:value-type="string">
            <text:p>689. Engagements à réaliser sur ressources affecté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00];4)*100" office:value-type="float" office:value="689400" calcext:value-type="float">
            <text:p>689400</text:p>
          </table:table-cell>
          <table:table-cell table:style-name="ce311" office:value-type="string" calcext:value-type="string">
            <text:p>6894. Engagements à réaliser sur subventions attribué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01];4)*100" office:value-type="float" office:value="689500" calcext:value-type="float">
            <text:p>689500</text:p>
          </table:table-cell>
          <table:table-cell table:style-name="ce311" office:value-type="string" calcext:value-type="string">
            <text:p>6895. Engagements à réaliser sur dons manuels affecté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02];4)*100" office:value-type="float" office:value="689700" calcext:value-type="float">
            <text:p>689700</text:p>
          </table:table-cell>
          <table:table-cell table:style-name="ce311" office:value-type="string" calcext:value-type="string">
            <text:p>6897. Engagements à réaliser sur legs et donations affectés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69. IMPOTS SUR LES SOCIET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04];3)*1000" office:value-type="float" office:value="691000" calcext:value-type="float">
            <text:p>691000</text:p>
          </table:table-cell>
          <table:table-cell table:style-name="ce311" office:value-type="string" calcext:value-type="string">
            <text:p>691. Participation des salariés aux résulta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05];3)*1000" office:value-type="float" office:value="695000" calcext:value-type="float">
            <text:p>695000</text:p>
          </table:table-cell>
          <table:table-cell table:style-name="ce311" office:value-type="string" calcext:value-type="string">
            <text:p>695.Impôts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95100" calcext:value-type="float">
            <text:p>695100</text:p>
          </table:table-cell>
          <table:table-cell table:style-name="ce311" office:value-type="string" calcext:value-type="string">
            <text:p>6951. Impôts dus en France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95110" calcext:value-type="float">
            <text:p>695110</text:p>
          </table:table-cell>
          <table:table-cell table:style-name="ce311" office:value-type="string" calcext:value-type="string">
            <text:p>69511. Impôts sur les sociétés des personnes non lucrativ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95120" calcext:value-type="float">
            <text:p>695120</text:p>
          </table:table-cell>
          <table:table-cell table:style-name="ce311" office:value-type="string" calcext:value-type="string">
            <text:p>69512. Impôts sur les sociétés de droit commun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695200" calcext:value-type="float">
            <text:p>695200</text:p>
          </table:table-cell>
          <table:table-cell table:style-name="ce311" office:value-type="string" calcext:value-type="string">
            <text:p>6952. Contribution additionnelle à l'impôt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10];3)*1000" office:value-type="float" office:value="697000" calcext:value-type="float">
            <text:p>697000</text:p>
          </table:table-cell>
          <table:table-cell table:style-name="ce311" office:value-type="string" calcext:value-type="string">
            <text:p>697 "IFA"</text:p>
          </table:table-cell>
          <table:table-cell table:number-columns-repeated="1021"/>
        </table:table-row>
        <table:table-row table:style-name="ro2">
          <table:table-cell/>
          <table:table-cell table:style-name="ce299"/>
          <table:table-cell table:style-name="ce299" office:value-type="string" calcext:value-type="string">
            <text:p>CLASSE 7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70 VENTES DE PRODUITS FINIS, PRESTATIONS DE SERVICES, MARCHANDIS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13];3)*1000" office:value-type="float" office:value="701000" calcext:value-type="float">
            <text:p>701000</text:p>
          </table:table-cell>
          <table:table-cell table:style-name="ce311" office:value-type="string" calcext:value-type="string">
            <text:p>701 Ventes de produits fini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14];3)*1000" office:value-type="float" office:value="706000" calcext:value-type="float">
            <text:p>706000</text:p>
          </table:table-cell>
          <table:table-cell table:style-name="ce311" office:value-type="string" calcext:value-type="string">
            <text:p>706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15];3)*1000" office:value-type="float" office:value="707000" calcext:value-type="float">
            <text:p>707000</text:p>
          </table:table-cell>
          <table:table-cell table:style-name="ce311" office:value-type="string" calcext:value-type="string">
            <text:p>707 Ventes de marchandis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16];3)*1000" office:value-type="float" office:value="708000" calcext:value-type="float">
            <text:p>708000</text:p>
          </table:table-cell>
          <table:table-cell table:style-name="ce311" office:value-type="string" calcext:value-type="string">
            <text:p>708 Produits des activités annex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08100" calcext:value-type="float">
            <text:p>708100</text:p>
          </table:table-cell>
          <table:table-cell table:style-name="ce311" office:value-type="string" calcext:value-type="string">
            <text:p>7081 Produits des prestations fournies au personnel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08300" calcext:value-type="float">
            <text:p>708300</text:p>
          </table:table-cell>
          <table:table-cell table:style-name="ce311" office:value-type="string" calcext:value-type="string">
            <text:p>7083 Locations divers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08400" calcext:value-type="float">
            <text:p>708400</text:p>
          </table:table-cell>
          <table:table-cell table:style-name="ce311" office:value-type="string" calcext:value-type="string">
            <text:p>7084 Mise à disposition de personnel facturée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08800" calcext:value-type="float">
            <text:p>708800</text:p>
          </table:table-cell>
          <table:table-cell table:style-name="ce311" office:value-type="string" calcext:value-type="string">
            <text:p>7088 Autres produits d'activités annex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21];3)*1000" office:value-type="float" office:value="709000" calcext:value-type="float">
            <text:p>709000</text:p>
          </table:table-cell>
          <table:table-cell table:style-name="ce311" office:value-type="string" calcext:value-type="string">
            <text:p>709 Rabais, remises et ristournes accordés par l'association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71 PRODUCTION STOCKEE (OU DESTOCKAGE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23];3)*1000" office:value-type="float" office:value="713000" calcext:value-type="float">
            <text:p>713000</text:p>
          </table:table-cell>
          <table:table-cell table:style-name="ce311" office:value-type="string" calcext:value-type="string">
            <text:p>713 Variation des stocks (en-cours de production, produits)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13300" calcext:value-type="float">
            <text:p>713300</text:p>
          </table:table-cell>
          <table:table-cell table:style-name="ce311" office:value-type="string" calcext:value-type="string">
            <text:p>7133 Variation des en-cours de production de bien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13400" calcext:value-type="float">
            <text:p>713400</text:p>
          </table:table-cell>
          <table:table-cell table:style-name="ce311" office:value-type="string" calcext:value-type="string">
            <text:p>7134 Variation des en-cours de production de servic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13500" calcext:value-type="float">
            <text:p>713500</text:p>
          </table:table-cell>
          <table:table-cell table:style-name="ce311" office:value-type="string" calcext:value-type="string">
            <text:p>7135 Variation des stocks de produits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72 PRODUCTION IMMOBILISEE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74 SUBVENTIONS D'EXPLOITATION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40000" calcext:value-type="float">
            <text:p>740000</text:p>
          </table:table-cell>
          <table:table-cell table:style-name="ce311" office:value-type="string" calcext:value-type="string">
            <text:p>Subventions d'exploitation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75 AUTRES PRODUIT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31];3)*1000" office:value-type="float" office:value="751000" calcext:value-type="float">
            <text:p>751000</text:p>
          </table:table-cell>
          <table:table-cell table:style-name="ce311" office:value-type="string" calcext:value-type="string">
            <text:p>751 Redevances pour concessions, brevets, licences, marques, procédé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32];3)*1000" office:value-type="float" office:value="754000" calcext:value-type="float">
            <text:p>754000</text:p>
          </table:table-cell>
          <table:table-cell table:style-name="ce311" office:value-type="string" calcext:value-type="string">
            <text:p>754 Collect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33];3)*1000" office:value-type="float" office:value="756000" calcext:value-type="float">
            <text:p>756000</text:p>
          </table:table-cell>
          <table:table-cell table:style-name="ce311" office:value-type="string" calcext:value-type="string">
            <text:p>756 Cotisation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56100" calcext:value-type="float">
            <text:p>756100</text:p>
          </table:table-cell>
          <table:table-cell table:style-name="ce311" office:value-type="string" calcext:value-type="string">
            <text:p>7561 Licenc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35];3)*1000" office:value-type="float" office:value="757000" calcext:value-type="float">
            <text:p>757000</text:p>
          </table:table-cell>
          <table:table-cell table:style-name="ce311" office:value-type="string" calcext:value-type="string">
            <text:p>757 Quote-part d'éléments du fonds associatif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57100" calcext:value-type="float">
            <text:p>757100</text:p>
          </table:table-cell>
          <table:table-cell table:style-name="ce311" office:value-type="string" calcext:value-type="string">
            <text:p>7571 Quote-part de subventions d'investissement (renouvelables)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57300" calcext:value-type="float">
            <text:p>757300</text:p>
          </table:table-cell>
          <table:table-cell table:style-name="ce311" office:value-type="string" calcext:value-type="string">
            <text:p>7573 Quote-part des apports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38];3)*1000" office:value-type="float" office:value="758000" calcext:value-type="float">
            <text:p>758000</text:p>
          </table:table-cell>
          <table:table-cell table:style-name="ce311" office:value-type="string" calcext:value-type="string">
            <text:p>758 Produits diver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58100" calcext:value-type="float">
            <text:p>758100</text:p>
          </table:table-cell>
          <table:table-cell table:style-name="ce311" office:value-type="string" calcext:value-type="string">
            <text:p>Dons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76 PRODUITS FINANCIER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41];3)*1000" office:value-type="float" office:value="761000" calcext:value-type="float">
            <text:p>761000</text:p>
          </table:table-cell>
          <table:table-cell table:style-name="ce311" office:value-type="string" calcext:value-type="string">
            <text:p>761 Produits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42];3)*1000" office:value-type="float" office:value="762000" calcext:value-type="float">
            <text:p>762000</text:p>
          </table:table-cell>
          <table:table-cell table:style-name="ce311" office:value-type="string" calcext:value-type="string">
            <text:p>762 Produits des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62100" calcext:value-type="float">
            <text:p>762100</text:p>
          </table:table-cell>
          <table:table-cell table:style-name="ce311" office:value-type="string" calcext:value-type="string">
            <text:p>7621 Revenus des titres immobilisé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62400" calcext:value-type="float">
            <text:p>762400</text:p>
          </table:table-cell>
          <table:table-cell table:style-name="ce311" office:value-type="string" calcext:value-type="string">
            <text:p>7624 Revenus des prêt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45];3)*1000" office:value-type="float" office:value="764000" calcext:value-type="float">
            <text:p>764000</text:p>
          </table:table-cell>
          <table:table-cell table:style-name="ce311" office:value-type="string" calcext:value-type="string">
            <text:p>764 Revenus des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46];3)*1000" office:value-type="float" office:value="765000" calcext:value-type="float">
            <text:p>765000</text:p>
          </table:table-cell>
          <table:table-cell table:style-name="ce311" office:value-type="string" calcext:value-type="string">
            <text:p>765 Escomptes obtenu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47];3)*1000" office:value-type="float" office:value="766000" calcext:value-type="float">
            <text:p>766000</text:p>
          </table:table-cell>
          <table:table-cell table:style-name="ce311" office:value-type="string" calcext:value-type="string">
            <text:p>766 Gains de chang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48];3)*1000" office:value-type="float" office:value="767000" calcext:value-type="float">
            <text:p>767000</text:p>
          </table:table-cell>
          <table:table-cell table:style-name="ce311" office:value-type="string" calcext:value-type="string">
            <text:p>767 Produits net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49];3)*1000" office:value-type="float" office:value="768000" calcext:value-type="float">
            <text:p>768000</text:p>
          </table:table-cell>
          <table:table-cell table:style-name="ce311" office:value-type="string" calcext:value-type="string">
            <text:p>768 Autres produits financier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68100" calcext:value-type="float">
            <text:p>768100</text:p>
          </table:table-cell>
          <table:table-cell table:style-name="ce311" office:value-type="string" calcext:value-type="string">
            <text:p>7681 Intérêts des comptes financiers débiteurs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77 PRODUITS EXCEPTIONNEL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52];3)*1000" office:value-type="float" office:value="771000" calcext:value-type="float">
            <text:p>771000</text:p>
          </table:table-cell>
          <table:table-cell table:style-name="ce311" office:value-type="string" calcext:value-type="string">
            <text:p>771 Produits exceptionnel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71300" calcext:value-type="float">
            <text:p>771300</text:p>
          </table:table-cell>
          <table:table-cell table:style-name="ce311" office:value-type="string" calcext:value-type="string">
            <text:p>7713 Libéralités perçu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71400" calcext:value-type="float">
            <text:p>771400</text:p>
          </table:table-cell>
          <table:table-cell table:style-name="ce311" office:value-type="string" calcext:value-type="string">
            <text:p>7714 Rentrées sur créances amorti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71500" calcext:value-type="float">
            <text:p>771500</text:p>
          </table:table-cell>
          <table:table-cell table:style-name="ce311" office:value-type="string" calcext:value-type="string">
            <text:p>7715 Subvention d'équilibre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71700" calcext:value-type="float">
            <text:p>771700</text:p>
          </table:table-cell>
          <table:table-cell table:style-name="ce311" office:value-type="string" calcext:value-type="string">
            <text:p>7717 Dégrèvements d'impôts (autres qu'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71800" calcext:value-type="float">
            <text:p>771800</text:p>
          </table:table-cell>
          <table:table-cell table:style-name="ce311" office:value-type="string" calcext:value-type="string">
            <text:p>7718 Autres produits exceptionnel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58];3)*1000" office:value-type="float" office:value="772000" calcext:value-type="float">
            <text:p>772000</text:p>
          </table:table-cell>
          <table:table-cell table:style-name="ce311" office:value-type="string" calcext:value-type="string">
            <text:p>772 Produits sur exercices antérieurs (à reclasser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59];3)*1000" office:value-type="float" office:value="775000" calcext:value-type="float">
            <text:p>775000</text:p>
          </table:table-cell>
          <table:table-cell table:style-name="ce311" office:value-type="string" calcext:value-type="string">
            <text:p>775 Produits des cessions d'éléments d'actif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75100" calcext:value-type="float">
            <text:p>775100</text:p>
          </table:table-cell>
          <table:table-cell table:style-name="ce311" office:value-type="string" calcext:value-type="string">
            <text:p>7751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75200" calcext:value-type="float">
            <text:p>775200</text:p>
          </table:table-cell>
          <table:table-cell table:style-name="ce311" office:value-type="string" calcext:value-type="string">
            <text:p>7752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75600" calcext:value-type="float">
            <text:p>775600</text:p>
          </table:table-cell>
          <table:table-cell table:style-name="ce311" office:value-type="string" calcext:value-type="string">
            <text:p>7756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63];3)*1000" office:value-type="float" office:value="777000" calcext:value-type="float">
            <text:p>777000</text:p>
          </table:table-cell>
          <table:table-cell table:style-name="ce311" office:value-type="string" calcext:value-type="string">
            <text:p>777 Quote-part des subventions d'investissement virée au résultat de l'exercice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64];3)*1000" office:value-type="float" office:value="778000" calcext:value-type="float">
            <text:p>778000</text:p>
          </table:table-cell>
          <table:table-cell table:style-name="ce311" office:value-type="string" calcext:value-type="string">
            <text:p>778 Autres produits exceptionnels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78 REPRISES SUR AMORTISSEMENTS ET PROVISION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66];3)*1000" office:value-type="float" office:value="781000" calcext:value-type="float">
            <text:p>781000</text:p>
          </table:table-cell>
          <table:table-cell table:style-name="ce311" office:value-type="string" calcext:value-type="string">
            <text:p>781 Reprises sur amortissements et provisions (à inscrire dans les produits d'exploitation)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81100" calcext:value-type="float">
            <text:p>781100</text:p>
          </table:table-cell>
          <table:table-cell table:style-name="ce311" office:value-type="string" calcext:value-type="string">
            <text:p>7811 Reprises sur amortissements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81500" calcext:value-type="float">
            <text:p>781500</text:p>
          </table:table-cell>
          <table:table-cell table:style-name="ce311" office:value-type="string" calcext:value-type="string">
            <text:p>7815 Reprises sur provisions pour risques et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81600" calcext:value-type="float">
            <text:p>781600</text:p>
          </table:table-cell>
          <table:table-cell table:style-name="ce311" office:value-type="string" calcext:value-type="string">
            <text:p>7816 Reprises sur provisions pour dépréciation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81700" calcext:value-type="float">
            <text:p>781700</text:p>
          </table:table-cell>
          <table:table-cell table:style-name="ce311" office:value-type="string" calcext:value-type="string">
            <text:p>7817 Reprises sur provisions pour dépréciation des actifs circulants (autres que les valeurs mobilières de placement)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71];3)*1000" office:value-type="float" office:value="786000" calcext:value-type="float">
            <text:p>786000</text:p>
          </table:table-cell>
          <table:table-cell table:style-name="ce311" office:value-type="string" calcext:value-type="string">
            <text:p>786 Reprises sur provisions (à inscrire dans les produits financiers)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86600" calcext:value-type="float">
            <text:p>786600</text:p>
          </table:table-cell>
          <table:table-cell table:style-name="ce311" office:value-type="string" calcext:value-type="string">
            <text:p>7866 Reprises sur provisions pour dépréciation des éléments financier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86620" calcext:value-type="float">
            <text:p>786620</text:p>
          </table:table-cell>
          <table:table-cell table:style-name="ce311" office:value-type="string" calcext:value-type="string">
            <text:p>78662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86650" calcext:value-type="float">
            <text:p>786650</text:p>
          </table:table-cell>
          <table:table-cell table:style-name="ce311" office:value-type="string" calcext:value-type="string">
            <text:p>78665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75];3)*1000" office:value-type="float" office:value="787000" calcext:value-type="float">
            <text:p>787000</text:p>
          </table:table-cell>
          <table:table-cell table:style-name="ce311" office:value-type="string" calcext:value-type="string">
            <text:p>787 Reprises sur provisions (à inscrire dans les produits exceptionnels)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787600" calcext:value-type="float">
            <text:p>787600</text:p>
          </table:table-cell>
          <table:table-cell table:style-name="ce311" office:value-type="string" calcext:value-type="string">
            <text:p>7876 Reprise sur provisions pour dépréciations exceptionnell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77];3)*1000" office:value-type="float" office:value="789000" calcext:value-type="float">
            <text:p>789000</text:p>
          </table:table-cell>
          <table:table-cell table:style-name="ce311" office:value-type="string" calcext:value-type="string">
            <text:p>789 Report des ressources non utilisées des exercices antérieurs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79 TRANSFERTS DE CHARG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79];3)*1000" office:value-type="float" office:value="791000" calcext:value-type="float">
            <text:p>791000</text:p>
          </table:table-cell>
          <table:table-cell table:style-name="ce311" office:value-type="string" calcext:value-type="string">
            <text:p>791 Transferts de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80];3)*1000" office:value-type="float" office:value="796000" calcext:value-type="float">
            <text:p>796000</text:p>
          </table:table-cell>
          <table:table-cell table:style-name="ce311" office:value-type="string" calcext:value-type="string">
            <text:p>796 Transferts de 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302" table:formula="of:=LEFT([.C581];3)*1000" office:value-type="float" office:value="797000" calcext:value-type="float">
            <text:p>797000</text:p>
          </table:table-cell>
          <table:table-cell table:style-name="ce311" office:value-type="string" calcext:value-type="string">
            <text:p>797 Transferts de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86 EMPLOIS DES CONTRIBUTIONS VOLONTAIRES EN NATURE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861000" calcext:value-type="float">
            <text:p>861000</text:p>
          </table:table-cell>
          <table:table-cell table:style-name="ce311" office:value-type="string" calcext:value-type="string">
            <text:p>861. Mise à disposition gratuite de bien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862000" calcext:value-type="float">
            <text:p>862000</text:p>
          </table:table-cell>
          <table:table-cell table:style-name="ce311" office:value-type="string" calcext:value-type="string">
            <text:p>862. Prestations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864000" calcext:value-type="float">
            <text:p>864000</text:p>
          </table:table-cell>
          <table:table-cell table:style-name="ce311" office:value-type="string" calcext:value-type="string">
            <text:p>864. Personnel bénévole</text:p>
          </table:table-cell>
          <table:table-cell table:number-columns-repeated="1021"/>
        </table:table-row>
        <table:table-row table:style-name="ro2">
          <table:table-cell/>
          <table:table-cell table:style-name="ce300"/>
          <table:table-cell table:style-name="ce309" office:value-type="string" calcext:value-type="string">
            <text:p>87. CONTRIBUTIONS VOLONTAIRES EN NATURE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870000" calcext:value-type="float">
            <text:p>870000</text:p>
          </table:table-cell>
          <table:table-cell table:style-name="ce311" office:value-type="string" calcext:value-type="string">
            <text:p>870. Bénévolat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871000" calcext:value-type="float">
            <text:p>871000</text:p>
          </table:table-cell>
          <table:table-cell table:style-name="ce311" office:value-type="string" calcext:value-type="string">
            <text:p>871. Prestations en nature</text:p>
          </table:table-cell>
          <table:table-cell table:number-columns-repeated="1021"/>
        </table:table-row>
        <table:table-row table:style-name="ro2">
          <table:table-cell/>
          <table:table-cell table:style-name="ce302" office:value-type="float" office:value="875000" calcext:value-type="float">
            <text:p>875000</text:p>
          </table:table-cell>
          <table:table-cell table:style-name="ce311" office:value-type="string" calcext:value-type="string">
            <text:p>875. Dons en nature</text:p>
          </table:table-cell>
          <table:table-cell table:number-columns-repeated="1021"/>
        </table:table-row>
        <table:table-row table:style-name="ro2" table:number-rows-repeated="10479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" table:style-name="ta1">
        <table:table-column table:style-name="co8" table:default-cell-style-name="ce207"/>
        <table:table-column table:style-name="co1" table:default-cell-style-name="ce319"/>
        <table:table-column table:style-name="co9" table:default-cell-style-name="ce321"/>
        <table:table-column table:style-name="co10" table:default-cell-style-name="ce342"/>
        <table:table-column table:style-name="co11" table:default-cell-style-name="ce342"/>
        <table:table-column table:style-name="co12" table:number-columns-repeated="2" table:default-cell-style-name="ce357"/>
        <table:table-column table:style-name="co13" table:default-cell-style-name="ce362"/>
        <table:table-row table:style-name="ro1">
          <table:table-cell table:style-name="ce204" office:value-type="string" calcext:value-type="string" table:number-columns-spanned="8" table:number-rows-spanned="1">
            <text:p>Journal</text:p>
          </table:table-cell>
          <table:covered-table-cell table:number-columns-repeated="6" table:style-name="ce184"/>
          <table:covered-table-cell table:style-name="ce360"/>
        </table:table-row>
        <table:table-row table:style-name="ro9">
          <table:table-cell table:style-name="ce205" table:number-columns-repeated="5"/>
          <table:table-cell table:style-name="ce225" table:number-columns-repeated="2"/>
          <table:table-cell table:style-name="ce235"/>
        </table:table-row>
        <table:table-row table:style-name="ro2">
          <table:table-cell table:style-name="ce185" table:number-columns-repeated="5"/>
          <table:table-cell table:number-columns-repeated="2" table:style-name="ce226" office:value-type="string" calcext:value-type="string">
            <text:p>TOTAL</text:p>
          </table:table-cell>
          <table:table-cell table:style-name="ce235"/>
        </table:table-row>
        <table:table-row table:style-name="ro2">
          <table:table-cell table:style-name="ce185" table:number-columns-repeated="5"/>
          <table:table-cell table:style-name="ce227" table:formula="of:=SUM([.F6:.F2549])" office:value-type="float" office:value="1146.65" calcext:value-type="float">
            <text:p>1 146,65</text:p>
          </table:table-cell>
          <table:table-cell table:style-name="ce230" table:formula="of:=SUM([.G6:.G2549])" office:value-type="float" office:value="34" calcext:value-type="float">
            <text:p>34,00</text:p>
          </table:table-cell>
          <table:table-cell table:style-name="ce235"/>
        </table:table-row>
        <table:table-row table:style-name="ro2">
          <table:table-cell table:style-name="ce206" office:value-type="string" calcext:value-type="string">
            <text:p>N°</text:p>
          </table:table-cell>
          <table:table-cell table:style-name="ce206" office:value-type="string" calcext:value-type="string">
            <text:p>Date</text:p>
          </table:table-cell>
          <table:table-cell table:style-name="ce206" office:value-type="string" calcext:value-type="string">
            <text:p>N° compte</text:p>
          </table:table-cell>
          <table:table-cell table:style-name="ce325" office:value-type="string" calcext:value-type="string">
            <text:p>Intitulé</text:p>
          </table:table-cell>
          <table:table-cell table:style-name="ce206" office:value-type="string" calcext:value-type="string">
            <text:p>Libellé de l'écriture</text:p>
          </table:table-cell>
          <table:table-cell table:style-name="ce228" office:value-type="string" calcext:value-type="string">
            <text:p>Débit</text:p>
          </table:table-cell>
          <table:table-cell table:style-name="ce228" office:value-type="string" calcext:value-type="string">
            <text:p>Crédit</text:p>
          </table:table-cell>
          <table:table-cell table:style-name="ce206" office:value-type="string" calcext:value-type="string">
            <text:p>Clé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1-09" calcext:value-type="date">
            <text:p>09/01/2017</text:p>
          </table:table-cell>
          <table:table-cell office:value-type="float" office:value="756000" calcext:value-type="float">
            <text:p>756000</text:p>
          </table:table-cell>
          <table:table-cell table:formula="of:=IF([.C6]=&quot;&quot;;&quot;&quot;;VLOOKUP([.C6];[$'Nomenclature des comptes'.$B$4:$'Nomenclature des comptes'.$C$590];2))" office:value-type="string" office:string-value="756 Cotisations" calcext:value-type="string">
            <text:p>756 Cotisations</text:p>
          </table:table-cell>
          <table:table-cell office:value-type="string" calcext:value-type="string">
            <text:p>4 cotisations membres 1 euro (virement)</text:p>
          </table:table-cell>
          <table:table-cell/>
          <table:table-cell office:value-type="float" office:value="4" calcext:value-type="float">
            <text:p>4,00</text:p>
          </table:table-cell>
          <table:table-cell office:value-type="string" calcext:value-type="string">
            <text:p>COTIS-DONS</text:p>
          </table:table-cell>
        </table:table-row>
        <table:table-row table:style-name="ro2">
          <table:table-cell/>
          <table:table-cell office:value-type="date" office:date-value="2017-02-02" calcext:value-type="date">
            <text:p>02/02/2017</text:p>
          </table:table-cell>
          <table:table-cell table:style-name="ce322" table:formula="of:=LEFT([.D7];4)*100" office:value-type="float" office:value="625700" calcext:value-type="float">
            <text:p>625700</text:p>
          </table:table-cell>
          <table:table-cell office:value-type="string" calcext:value-type="string">
            <text:p>6257. Réceptions</text:p>
          </table:table-cell>
          <table:table-cell office:value-type="string" calcext:value-type="string">
            <office:annotation draw:style-name="gr1" draw:text-style-name="P2" svg:width="28.99mm" svg:height="17.81mm" svg:x="214.98mm" svg:y="15.95mm" draw:caption-point-x="-6.1mm" draw:caption-point-y="15.1mm">
              <dc:date>2018-01-10T00:00:00</dc:date>
              <text:p text:style-name="P1"><text:span text:style-name="T1">facture1_repas_ag2017_29euros16_20170129.png</text:span></text:p>
            </office:annotation>
            <text:p>Repas AG -29,16 (chèque 6566009)</text:p>
          </table:table-cell>
          <table:table-cell office:value-type="float" office:value="29.16" calcext:value-type="float">
            <text:p>29,16</text:p>
          </table:table-cell>
          <table:table-cell/>
          <table:table-cell office:value-type="string" calcext:value-type="string">
            <text:p>GESTION</text:p>
          </table:table-cell>
        </table:table-row>
        <table:table-row table:style-name="ro2">
          <table:table-cell/>
          <table:table-cell office:value-type="date" office:date-value="2017-02-02" calcext:value-type="date">
            <text:p>02/02/2017</text:p>
          </table:table-cell>
          <table:table-cell table:style-name="ce322" table:formula="of:=LEFT([.D8];4)*100" office:value-type="float" office:value="625700" calcext:value-type="float">
            <text:p>625700</text:p>
          </table:table-cell>
          <table:table-cell office:value-type="string" calcext:value-type="string">
            <text:p>6257. Réceptions</text:p>
          </table:table-cell>
          <table:table-cell office:value-type="string" calcext:value-type="string">
            <office:annotation draw:style-name="gr1" draw:text-style-name="P2" svg:width="28.99mm" svg:height="17.81mm" svg:x="214.98mm" svg:y="21.12mm" draw:caption-point-x="-6.1mm" draw:caption-point-y="15.1mm">
              <dc:date>2018-01-10T00:00:00</dc:date>
              <text:p text:style-name="P1"><text:span text:style-name="T1">facture2_repas_ag2017_18euros15_20170129.png</text:span></text:p>
            </office:annotation>
            <text:p>Repas AG -18,15 (chèque 6566010)</text:p>
          </table:table-cell>
          <table:table-cell office:value-type="float" office:value="18.15" calcext:value-type="float">
            <text:p>18,15</text:p>
          </table:table-cell>
          <table:table-cell/>
          <table:table-cell office:value-type="string" calcext:value-type="string">
            <text:p>GESTION</text:p>
          </table:table-cell>
        </table:table-row>
        <table:table-row table:style-name="ro2">
          <table:table-cell/>
          <table:table-cell office:value-type="date" office:date-value="2017-03-08" calcext:value-type="date">
            <text:p>08/03/2017</text:p>
          </table:table-cell>
          <table:table-cell office:value-type="float" office:value="604000" calcext:value-type="float">
            <text:p>604000</text:p>
          </table:table-cell>
          <table:table-cell table:formula="of:=IF([.C9]=&quot;&quot;;&quot;&quot;;VLOOKUP([.C9];['file:///C:/dev/github-repositories/VivreANantes_Complements/association/compta/2016/compta_2016.ods'#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office:annotation draw:style-name="gr1" draw:text-style-name="P2" svg:width="28.99mm" svg:height="17.81mm" svg:x="214.98mm" svg:y="26.29mm" draw:caption-point-x="-6.1mm" draw:caption-point-y="15.1mm">
              <dc:date>2018-01-10T00:00:00</dc:date>
              <text:p text:style-name="P1"><text:span text:style-name="T1">facture_tablette_201euros89_20170222.png</text:span></text:p>
              <text:p text:style-name="P1"><text:span text:style-name="T1"/></text:p>
            </office:annotation>
            <text:p>Achat tablette Android (chèque 6566011)</text:p>
          </table:table-cell>
          <table:table-cell table:style-name="ce358" office:value-type="float" office:value="201.89" calcext:value-type="float">
            <text:p>201,89</text:p>
          </table:table-cell>
          <table:table-cell/>
          <table:table-cell office:value-type="string" calcext:value-type="string">
            <text:p>INFO</text:p>
          </table:table-cell>
        </table:table-row>
        <table:table-row table:style-name="ro2">
          <table:table-cell/>
          <table:table-cell office:value-type="date" office:date-value="2017-03-27" calcext:value-type="date">
            <text:p>27/03/2017</text:p>
          </table:table-cell>
          <table:table-cell office:value-type="float" office:value="604000" calcext:value-type="float">
            <text:p>604000</text:p>
          </table:table-cell>
          <table:table-cell table:formula="of:=IF([.C10]=&quot;&quot;;&quot;&quot;;VLOOKUP([.C10];['file:///C:/dev/github-repositories/VivreANantes_Complements/association/compta/2016/compta_2016.ods'#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office:annotation draw:style-name="gr2" draw:text-style-name="P2" svg:width="28.99mm" svg:height="13.86mm" svg:x="214.98mm" svg:y="31.46mm" draw:caption-point-x="-6.1mm" draw:caption-point-y="15.1mm">
              <dc:date>2018-01-10T00:00:00</dc:date>
              <text:p text:style-name="P1"><text:span text:style-name="T1">remboursement_tablette_30euros_20170324.png</text:span></text:p>
            </office:annotation>
            <text:p>Réduction tablette Android</text:p>
          </table:table-cell>
          <table:table-cell table:style-name="ce358"/>
          <table:table-cell office:value-type="float" office:value="30" calcext:value-type="float">
            <text:p>30,00</text:p>
          </table:table-cell>
          <table:table-cell office:value-type="string" calcext:value-type="string">
            <text:p>INFO</text:p>
          </table:table-cell>
        </table:table-row>
        <table:table-row table:style-name="ro2">
          <table:table-cell/>
          <table:table-cell office:value-type="date" office:date-value="2017-03-08" calcext:value-type="date">
            <text:p>08/03/2017</text:p>
          </table:table-cell>
          <table:table-cell table:style-name="ce322" table:formula="of:=LEFT([.D11];4)*100" office:value-type="float" office:value="623400" calcext:value-type="float">
            <text:p>623400</text:p>
          </table:table-cell>
          <table:table-cell office:value-type="string" calcext:value-type="string">
            <text:p>6234. Cadeaux</text:p>
          </table:table-cell>
          <table:table-cell office:value-type="string" calcext:value-type="string">
            <office:annotation draw:style-name="gr2" draw:text-style-name="P2" svg:width="28.99mm" svg:height="13.86mm" svg:x="214.98mm" svg:y="36.62mm" draw:caption-point-x="-6.1mm" draw:caption-point-y="15.1mm">
              <dc:date>2018-01-10T00:00:00</dc:date>
              <text:p text:style-name="P1"><text:span text:style-name="T1">facture_repas_kkbb_8euros90_20170215.png</text:span></text:p>
            </office:annotation>
            <text:p>Créperie cadeau KKBB (chèque 6566012)</text:p>
          </table:table-cell>
          <table:table-cell table:style-name="ce358" office:value-type="float" office:value="8.9" calcext:value-type="float">
            <text:p>8,9</text:p>
          </table:table-cell>
          <table:table-cell/>
          <table:table-cell office:value-type="string" calcext:value-type="string">
            <text:p>GESTION</text:p>
          </table:table-cell>
        </table:table-row>
        <table:table-row table:style-name="ro10">
          <table:table-cell/>
          <table:table-cell office:value-type="date" office:date-value="2017-03-16" calcext:value-type="date">
            <text:p>16/03/2017</text:p>
          </table:table-cell>
          <table:table-cell office:value-type="float" office:value="628100" calcext:value-type="float">
            <text:p>628100</text:p>
          </table:table-cell>
          <table:table-cell table:formula="of:=IF([.C12]=&quot;&quot;;&quot;&quot;;VLOOKUP([.C12];['file:///C:/dev/github-repositories/VivreANantes_Complements/association/compta/2016/compta_2016.ods'#$'Nomenclature des comptes'.$B$4:.$C$590];2))" office:value-type="string" office:string-value="6281. Cotisations ( liées à l'activité économique)" calcext:value-type="string">
            <text:p>6281. Cotisations ( liées à l'activité économique)</text:p>
          </table:table-cell>
          <table:table-cell office:value-type="string" calcext:value-type="string">
            <office:annotation draw:style-name="gr2" draw:text-style-name="P2" svg:width="28.99mm" svg:height="13.86mm" svg:x="214.98mm" svg:y="41.79mm" draw:caption-point-x="-6.1mm" draw:caption-point-y="15.1mm">
              <dc:date>2018-01-10T00:00:00</dc:date>
              <text:p text:style-name="P1"><text:span text:style-name="T1">AdhesionEcossolies_20euros_20170331.pdf</text:span></text:p>
            </office:annotation>
            <text:p>Adhésion Ecossolies (chèque 6566013)</text:p>
          </table:table-cell>
          <table:table-cell table:style-name="ce358" office:value-type="float" office:value="20" calcext:value-type="float">
            <text:p>20</text:p>
          </table:table-cell>
          <table:table-cell/>
          <table:table-cell office:value-type="string" calcext:value-type="string">
            <text:p>GESTION</text:p>
          </table:table-cell>
        </table:table-row>
        <table:table-row table:style-name="ro10">
          <table:table-cell/>
          <table:table-cell office:value-type="date" office:date-value="2017-03-24" calcext:value-type="date">
            <text:p>24/03/2017</text:p>
          </table:table-cell>
          <table:table-cell office:value-type="float" office:value="628100" calcext:value-type="float">
            <text:p>628100</text:p>
          </table:table-cell>
          <table:table-cell table:formula="of:=IF([.C13]=&quot;&quot;;&quot;&quot;;VLOOKUP([.C13];['file:///C:/dev/github-repositories/VivreANantes_Complements/association/compta/2016/compta_2016.ods'#$'Nomenclature des comptes'.$B$4:.$C$590];2))" office:value-type="string" office:string-value="6281. Cotisations ( liées à l'activité économique)" calcext:value-type="string">
            <text:p>6281. Cotisations ( liées à l'activité économique)</text:p>
          </table:table-cell>
          <table:table-cell office:value-type="string" calcext:value-type="string">
            <office:annotation draw:style-name="gr2" draw:text-style-name="P2" svg:width="28.99mm" svg:height="13.86mm" svg:x="214.98mm" svg:y="50.33mm" draw:caption-point-x="-6.1mm" draw:caption-point-y="15.1mm">
              <dc:date>2018-01-10T00:00:00</dc:date>
              <text:p text:style-name="P1"><text:span text:style-name="T1">AdhesionEcopole_30euros_20170321.pdf</text:span></text:p>
            </office:annotation>
            <text:p>Adhésion Ecopole (chèque 6566014)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string" calcext:value-type="string">
            <text:p>GESTION</text:p>
          </table:table-cell>
        </table:table-row>
        <table:table-row table:style-name="ro2">
          <table:table-cell/>
          <table:table-cell office:value-type="date" office:date-value="2017-04-04" calcext:value-type="date">
            <text:p>04/04/2017</text:p>
          </table:table-cell>
          <table:table-cell office:value-type="float" office:value="627000" calcext:value-type="float">
            <text:p>627000</text:p>
          </table:table-cell>
          <table:table-cell table:formula="of:=IF([.C14]=&quot;&quot;;&quot;&quot;;VLOOKUP([.C14];['file:///C:/dev/github-repositories/VivreANantes_Complements/association/compta/2016/compta_2016.ods'#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office:value-type="string" calcext:value-type="string">
            <text:p>Cotisation Adispo Asso Classic</text:p>
          </table:table-cell>
          <table:table-cell office:value-type="float" office:value="13.5" calcext:value-type="float">
            <text:p>13,50</text:p>
          </table:table-cell>
          <table:table-cell/>
          <table:table-cell office:value-type="string" calcext:value-type="string">
            <text:p>INFO</text:p>
          </table:table-cell>
        </table:table-row>
        <table:table-row table:style-name="ro2">
          <table:table-cell/>
          <table:table-cell office:value-type="date" office:date-value="2017-06-23" calcext:value-type="date">
            <text:p>23/06/2017</text:p>
          </table:table-cell>
          <table:table-cell office:value-type="float" office:value="604000" calcext:value-type="float">
            <text:p>604000</text:p>
          </table:table-cell>
          <table:table-cell table:formula="of:=IF([.C15]=&quot;&quot;;&quot;&quot;;VLOOKUP([.C15];['file:///C:/dev/github-repositories/VivreANantes_Complements/association/compta/2016/compta_2016.ods'#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GESTION</text:p>
          </table:table-cell>
          <table:table-cell office:value-type="float" office:value="154.33" calcext:value-type="float">
            <text:p>154,33</text:p>
          </table:table-cell>
          <table:table-cell/>
          <table:table-cell office:value-type="string" calcext:value-type="string">
            <text:p>INFO</text:p>
          </table:table-cell>
        </table:table-row>
        <table:table-row table:style-name="ro2">
          <table:table-cell/>
          <table:table-cell office:value-type="date" office:date-value="2017-07-04" calcext:value-type="date">
            <text:p>04/07/2017</text:p>
          </table:table-cell>
          <table:table-cell office:value-type="float" office:value="627000" calcext:value-type="float">
            <text:p>627000</text:p>
          </table:table-cell>
          <table:table-cell table:formula="of:=IF([.C16]=&quot;&quot;;&quot;&quot;;VLOOKUP([.C16];['file:///C:/dev/github-repositories/VivreANantes_Complements/association/compta/2016/compta_2016.ods'#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office:value-type="string" calcext:value-type="string">
            <text:p>Cotisation Adispo Asso Classic</text:p>
          </table:table-cell>
          <table:table-cell office:value-type="float" office:value="13.5" calcext:value-type="float">
            <text:p>13,50</text:p>
          </table:table-cell>
          <table:table-cell/>
          <table:table-cell office:value-type="string" calcext:value-type="string">
            <text:p>GESTION</text:p>
          </table:table-cell>
        </table:table-row>
        <table:table-row table:style-name="ro2">
          <table:table-cell/>
          <table:table-cell table:style-name="ce320" office:value-type="date" office:date-value="2017-09-12" calcext:value-type="date">
            <text:p>12/09/2017</text:p>
          </table:table-cell>
          <table:table-cell office:value-type="float" office:value="604000" calcext:value-type="float">
            <text:p>604000</text:p>
          </table:table-cell>
          <table:table-cell table:formula="of:=IF([.C17]=&quot;&quot;;&quot;&quot;;VLOOKUP([.C17];['file:///C:/dev/github-repositories/VivreANantes_Complements/association/compta/2016/compta_2016.ods'#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office:annotation draw:style-name="gr2" draw:text-style-name="P2" svg:width="28.99mm" svg:height="13.86mm" svg:x="214.98mm" svg:y="74.37mm" draw:caption-point-x="-6.1mm" draw:caption-point-y="15.1mm">
              <dc:date>2018-01-10T00:00:00</dc:date>
              <text:p text:style-name="P1"><text:span text:style-name="T1">facture_apple_99euros_20170821.pdf</text:span></text:p>
            </office:annotation>
            <text:p>Facture Apple (chèque 6566017)</text:p>
          </table:table-cell>
          <table:table-cell office:value-type="float" office:value="99" calcext:value-type="float">
            <text:p>99,00</text:p>
          </table:table-cell>
          <table:table-cell/>
          <table:table-cell office:value-type="string" calcext:value-type="string">
            <text:p>INFO</text:p>
          </table:table-cell>
        </table:table-row>
        <table:table-row table:style-name="ro2">
          <table:table-cell/>
          <table:table-cell office:value-type="date" office:date-value="2017-10-03" calcext:value-type="date">
            <text:p>03/10/2017</text:p>
          </table:table-cell>
          <table:table-cell office:value-type="float" office:value="627000" calcext:value-type="float">
            <text:p>627000</text:p>
          </table:table-cell>
          <table:table-cell table:formula="of:=IF([.C18]=&quot;&quot;;&quot;&quot;;VLOOKUP([.C18];['file:///C:/dev/github-repositories/VivreANantes_Complements/association/compta/2016/compta_2016.ods'#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office:value-type="string" calcext:value-type="string">
            <text:p>Cotisation Adispo Asso Classic</text:p>
          </table:table-cell>
          <table:table-cell office:value-type="float" office:value="13.5" calcext:value-type="float">
            <text:p>13,50</text:p>
          </table:table-cell>
          <table:table-cell/>
          <table:table-cell office:value-type="string" calcext:value-type="string">
            <text:p>GESTION</text:p>
          </table:table-cell>
        </table:table-row>
        <table:table-row table:style-name="ro2">
          <table:table-cell/>
          <table:table-cell table:style-name="ce320" office:value-type="date" office:date-value="2017-11-15" calcext:value-type="date">
            <text:p>15/11/2017</text:p>
          </table:table-cell>
          <table:table-cell office:value-type="float" office:value="604000" calcext:value-type="float">
            <text:p>604000</text:p>
          </table:table-cell>
          <table:table-cell table:formula="of:=IF([.C19]=&quot;&quot;;&quot;&quot;;VLOOKUP([.C19];['file:///C:/dev/github-repositories/VivreANantes_Complements/association/compta/2016/compta_2016.ods'#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office:annotation draw:style-name="gr2" draw:text-style-name="P2" svg:width="28.99mm" svg:height="13.86mm" svg:x="214.98mm" svg:y="84.71mm" draw:caption-point-x="-6.1mm" draw:caption-point-y="15.1mm">
              <dc:date>2018-01-10T00:00:00</dc:date>
              <text:p text:style-name="P1"><text:span text:style-name="T1">facture_laposte_8euros92_20170930.pdf</text:span></text:p>
            </office:annotation>
            <text:p>Envoi courrier (chèque 66566018)</text:p>
          </table:table-cell>
          <table:table-cell office:value-type="float" office:value="8.92" calcext:value-type="float">
            <text:p>8,92</text:p>
          </table:table-cell>
          <table:table-cell/>
          <table:table-cell office:value-type="string" calcext:value-type="string">
            <text:p>GESTION</text:p>
          </table:table-cell>
        </table:table-row>
        <table:table-row table:style-name="ro2">
          <table:table-cell/>
          <table:table-cell office:value-type="date" office:date-value="2017-11-15" calcext:value-type="date">
            <text:p>15/11/2017</text:p>
          </table:table-cell>
          <table:table-cell office:value-type="float" office:value="604000" calcext:value-type="float">
            <text:p>604000</text:p>
          </table:table-cell>
          <table:table-cell table:formula="of:=IF([.C20]=&quot;&quot;;&quot;&quot;;VLOOKUP([.C20];['file:///C:/dev/github-repositories/VivreANantes_Complements/association/compta/2016/compta_2016.ods'#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office:annotation draw:style-name="gr2" draw:text-style-name="P2" svg:width="28.99mm" svg:height="13.86mm" svg:x="214.98mm" svg:y="89.88mm" draw:caption-point-x="-6.1mm" draw:caption-point-y="15.1mm">
              <dc:date>2018-01-10T00:00:00</dc:date>
              <text:p text:style-name="P1"><text:span text:style-name="T1">facture_laposte_8euros92_20170930.pdf</text:span></text:p>
            </office:annotation>
            <text:p>Achat timbres (chèque 66566019)</text:p>
          </table:table-cell>
          <table:table-cell office:value-type="float" office:value="105.44" calcext:value-type="float">
            <text:p>105,44</text:p>
          </table:table-cell>
          <table:table-cell/>
          <table:table-cell office:value-type="string" calcext:value-type="string">
            <text:p>GESTION</text:p>
          </table:table-cell>
        </table:table-row>
        <table:table-row table:style-name="ro2">
          <table:table-cell/>
          <table:table-cell table:style-name="ce320" office:value-type="date" office:date-value="2017-11-15" calcext:value-type="date">
            <text:p>15/11/2017</text:p>
          </table:table-cell>
          <table:table-cell table:style-name="ce322" table:formula="of:=LEFT([.D21];3)*1000" office:value-type="float" office:value="625000" calcext:value-type="float">
            <text:p>625000</text:p>
          </table:table-cell>
          <table:table-cell office:value-type="string" calcext:value-type="string">
            <text:p>625 Déplacements, missions et réceptions</text:p>
          </table:table-cell>
          <table:table-cell office:value-type="string" calcext:value-type="string">
            <office:annotation draw:style-name="gr2" draw:text-style-name="P2" svg:width="28.99mm" svg:height="13.86mm" svg:x="214.98mm" svg:y="95.04mm" draw:caption-point-x="-6.1mm" draw:caption-point-y="15.1mm">
              <dc:date>2018-01-10T00:00:00</dc:date>
              <text:p text:style-name="P1"><text:span text:style-name="T1">facture_essence_44euros01_20171024.png</text:span></text:p>
            </office:annotation>
            <text:p>Carburant (chèque 66566020)</text:p>
          </table:table-cell>
          <table:table-cell office:value-type="float" office:value="44.01" calcext:value-type="float">
            <text:p>44,01</text:p>
          </table:table-cell>
          <table:table-cell/>
          <table:table-cell office:value-type="string" calcext:value-type="string">
            <text:p>GESTION</text:p>
          </table:table-cell>
        </table:table-row>
        <table:table-row table:style-name="ro2">
          <table:table-cell/>
          <table:table-cell table:style-name="ce320" office:value-type="date" office:date-value="2017-11-15" calcext:value-type="date">
            <text:p>15/11/2017</text:p>
          </table:table-cell>
          <table:table-cell table:style-name="ce322" table:formula="of:=LEFT([.D22];4)*100" office:value-type="float" office:value="623400" calcext:value-type="float">
            <text:p>623400</text:p>
          </table:table-cell>
          <table:table-cell office:value-type="string" calcext:value-type="string">
            <text:p>6234. Cadeaux</text:p>
          </table:table-cell>
          <table:table-cell office:value-type="string" calcext:value-type="string">
            <office:annotation draw:style-name="gr3" draw:text-style-name="P2" svg:width="28.99mm" svg:height="9.91mm" svg:x="214.98mm" svg:y="100.21mm" draw:caption-point-x="-6.1mm" draw:caption-point-y="15.1mm">
              <dc:date>2018-01-10T00:00:00</dc:date>
              <text:p text:style-name="P1"><text:span text:style-name="T1">facture_cadeau_20_euros.jpg</text:span></text:p>
            </office:annotation>
            <text:p>Cadeau guide (chèque 66566021)</text:p>
          </table:table-cell>
          <table:table-cell office:value-type="float" office:value="20" calcext:value-type="float">
            <text:p>20,00</text:p>
          </table:table-cell>
          <table:table-cell/>
          <table:table-cell office:value-type="string" calcext:value-type="string">
            <text:p>GESTION</text:p>
          </table:table-cell>
        </table:table-row>
        <table:table-row table:style-name="ro11">
          <table:table-cell/>
          <table:table-cell table:style-name="ce320" office:value-type="date" office:date-value="2017-11-15" calcext:value-type="date">
            <text:p>15/11/2017</text:p>
          </table:table-cell>
          <table:table-cell office:value-type="float" office:value="604000" calcext:value-type="float">
            <text:p>604000</text:p>
          </table:table-cell>
          <table:table-cell table:formula="of:=IF([.C23]=&quot;&quot;;&quot;&quot;;VLOOKUP([.C23];['file:///C:/dev/github-repositories/VivreANantes_Complements/association/compta/2016/compta_2016.ods'#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office:annotation draw:style-name="gr2" draw:text-style-name="P2" svg:width="28.99mm" svg:height="13.86mm" svg:x="214.98mm" svg:y="105.38mm" draw:caption-point-x="-6.1mm" draw:caption-point-y="15.1mm">
              <dc:date>2018-01-10T00:00:00</dc:date>
              <text:p text:style-name="P1"><text:span text:style-name="T1">facture_prestation_marc_baudot_300euros.pdf</text:span></text:p>
            </office:annotation>
            <text:p>Prestation info : modification des fonctions utilisées dans tableurs pour faciliter la saisie des donnée (back-office) (chèque 66566022)</text:p>
          </table:table-cell>
          <table:table-cell office:value-type="float" office:value="300" calcext:value-type="float">
            <text:p>300,00</text:p>
          </table:table-cell>
          <table:table-cell/>
          <table:table-cell office:value-type="string" calcext:value-type="string">
            <text:p>INFO</text:p>
          </table:table-cell>
        </table:table-row>
        <table:table-row table:style-name="ro12">
          <table:table-cell/>
          <table:table-cell table:style-name="ce320" office:value-type="date" office:date-value="2017-12-15" calcext:value-type="date">
            <text:p>15/12/2017</text:p>
          </table:table-cell>
          <table:table-cell table:style-name="ce323" office:value-type="float" office:value="205000" calcext:value-type="float">
            <text:p>205000</text:p>
          </table:table-cell>
          <table:table-cell office:value-type="string" calcext:value-type="string">
            <text:p>205. Concessions et droits similaires, brevets, licences, marques, procédés, logiciels, droits et valeurs similaires</text:p>
          </table:table-cell>
          <table:table-cell office:value-type="string" calcext:value-type="string">
            <office:annotation draw:style-name="gr2" draw:text-style-name="P2" svg:width="28.99mm" svg:height="13.86mm" svg:x="214.98mm" svg:y="117.59mm" draw:caption-point-x="-6.1mm" draw:caption-point-y="15.1mm">
              <dc:date>2018-01-10T00:00:00</dc:date>
              <text:p text:style-name="P1"><text:span text:style-name="T1">facture_domaine_6euros59_FR4966984.pdf</text:span></text:p>
            </office:annotation>
            <text:p>Achat nom de domaine vracanantes (chèque 6566025)</text:p>
          </table:table-cell>
          <table:table-cell office:value-type="float" office:value="6.59" calcext:value-type="float">
            <text:p>6,59</text:p>
          </table:table-cell>
          <table:table-cell/>
          <table:table-cell office:value-type="string" calcext:value-type="string">
            <text:p>INFO</text:p>
          </table:table-cell>
        </table:table-row>
        <table:table-row table:style-name="ro12">
          <table:table-cell office:value-type="float" office:value="16" calcext:value-type="float">
            <text:p>16</text:p>
          </table:table-cell>
          <table:table-cell table:style-name="ce320" office:value-type="date" office:date-value="2017-12-15" calcext:value-type="date">
            <text:p>15/12/2017</text:p>
          </table:table-cell>
          <table:table-cell table:style-name="ce323" office:value-type="float" office:value="205000" calcext:value-type="float">
            <text:p>205000</text:p>
          </table:table-cell>
          <table:table-cell office:value-type="string" calcext:value-type="string">
            <text:p>205. Concessions et droits similaires, brevets, licences, marques, procédés, logiciels, droits et valeurs similaires</text:p>
          </table:table-cell>
          <table:table-cell office:value-type="string" calcext:value-type="string">
            <office:annotation draw:style-name="gr2" draw:text-style-name="P2" svg:width="28.99mm" svg:height="13.86mm" svg:x="214.98mm" svg:y="128.89mm" draw:caption-point-x="-6.1mm" draw:caption-point-y="15.1mm">
              <dc:date>2018-01-10T00:00:00</dc:date>
              <text:p text:style-name="P1"><text:span text:style-name="T1">facture_domaine_6euros59_FR4966095.pdf</text:span></text:p>
            </office:annotation>
            <text:p>Achat nom de domaine zerodechetanantes (chèque 6566024)</text:p>
          </table:table-cell>
          <table:table-cell office:value-type="float" office:value="6.59" calcext:value-type="float">
            <text:p>6,59</text:p>
          </table:table-cell>
          <table:table-cell/>
          <table:table-cell office:value-type="string" calcext:value-type="string">
            <text:p>INFO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20" office:value-type="date" office:date-value="2017-12-15" calcext:value-type="date">
            <text:p>15/12/2017</text:p>
          </table:table-cell>
          <table:table-cell table:style-name="ce322" table:formula="of:=LEFT([.D26];3)*1000" office:value-type="float" office:value="625000" calcext:value-type="float">
            <text:p>625000</text:p>
          </table:table-cell>
          <table:table-cell office:value-type="string" calcext:value-type="string">
            <text:p>625 Déplacements, missions et réceptions</text:p>
          </table:table-cell>
          <table:table-cell office:value-type="string" calcext:value-type="string">
            <office:annotation draw:style-name="gr3" draw:text-style-name="P2" svg:width="28.99mm" svg:height="9.91mm" svg:x="214.98mm" svg:y="140.2mm" draw:caption-point-x="-6.1mm" draw:caption-point-y="15.1mm">
              <dc:date>2018-01-10T00:00:00</dc:date>
              <text:p text:style-name="P1"><text:span text:style-name="T1">facture_essence_53euros17.jpg</text:span></text:p>
            </office:annotation>
            <text:p>Carburant (chèque 6566023)</text:p>
          </table:table-cell>
          <table:table-cell office:value-type="float" office:value="53.17" calcext:value-type="float">
            <text:p>53,17</text:p>
          </table:table-cell>
          <table:table-cell/>
          <table:table-cell office:value-type="string" calcext:value-type="string">
            <text:p>INFO</text:p>
          </table:table-cell>
        </table:table-row>
        <table:table-row table:style-name="ro13">
          <table:table-cell table:style-name="Default"/>
          <table:table-cell table:style-name="ce320" office:value-type="string" calcext:value-type="string">
            <text:p>En attente</text:p>
          </table:table-cell>
          <table:table-cell office:value-type="float" office:value="706000" calcext:value-type="float">
            <text:p>706000</text:p>
          </table:table-cell>
          <table:table-cell table:formula="of:=IF([.C27]=&quot;&quot;;&quot;&quot;;VLOOKUP([.C27];['file:///C:/dev/github-repositories/VivreANantes_Complements/association/compta/2016/compta_2016.ods'#$'Nomenclature des comptes'.$B$4:.$C$590];2))" office:value-type="string" office:string-value="706 Prestations de services" calcext:value-type="string">
            <text:p>706 Prestations de services</text:p>
          </table:table-cell>
          <table:table-cell table:style-name="ce352" office:value-type="string" calcext:value-type="string">
            <text:p>Mise à disposition de données Structures de réémploi 833,33</text:p>
          </table:table-cell>
          <table:table-cell table:number-columns-repeated="2"/>
          <table:table-cell office:value-type="string" calcext:value-type="string">
            <text:p>GESTION</text:p>
          </table:table-cell>
        </table:table-row>
        <table:table-row table:style-name="ro6" table:number-rows-repeated="3">
          <table:table-cell table:style-name="Default" table:number-columns-repeated="8"/>
        </table:table-row>
        <table:table-row table:style-name="ro6">
          <table:table-cell table:style-name="Default" table:number-columns-repeated="6"/>
          <table:table-cell table:style-name="Default" office:value-type="string" calcext:value-type="string">
            <text:p>Compte :</text:p>
          </table:table-cell>
          <table:table-cell table:style-name="ce363" office:value-type="float" office:value="946.96" calcext:value-type="float">
            <text:p>946,96</text:p>
          </table:table-cell>
        </table:table-row>
        <calcext:conditional-formats>
          <calcext:conditional-format calcext:target-range-address="Journal.F4:Journal.F4">
            <calcext:condition calcext:apply-style-name="Excel_CondFormat_4_1_1" calcext:value="!=[.$G$4]" calcext:base-cell-address="Journal.F4"/>
          </calcext:conditional-format>
          <calcext:conditional-format calcext:target-range-address="Journal.G4:Journal.G4">
            <calcext:condition calcext:apply-style-name="Excel_CondFormat_4_2_1" calcext:value="!=[.$F$4]" calcext:base-cell-address="Journal.G4"/>
          </calcext:conditional-format>
        </calcext:conditional-formats>
      </table:table>
      <table:table table:name="Clé de répartition" table:style-name="ta1">
        <table:table-column table:style-name="co14" table:default-cell-style-name="ce364"/>
        <table:table-column table:style-name="co15" table:default-cell-style-name="ce365"/>
        <table:table-row table:style-name="ro1">
          <table:table-cell table:style-name="ce184" office:value-type="string" calcext:value-type="string" table:number-columns-spanned="2" table:number-rows-spanned="1">
            <text:p>Clé de répartition (compta analytique)</text:p>
          </table:table-cell>
          <table:covered-table-cell table:style-name="ce184"/>
        </table:table-row>
        <table:table-row table:style-name="ro4">
          <table:table-cell table:style-name="ce240" table:number-columns-repeated="2"/>
        </table:table-row>
        <table:table-row table:style-name="ro2">
          <table:table-cell table:style-name="ce185" table:number-columns-repeated="2"/>
        </table:table-row>
        <table:table-row table:style-name="ro2">
          <table:table-cell table:style-name="ce325" office:value-type="string" calcext:value-type="string">
            <text:p>Clé de répartition</text:p>
          </table:table-cell>
          <table:table-cell table:style-name="ce325" office:value-type="string" calcext:value-type="string">
            <text:p>Libellé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estion de l'associa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intenance</text:p>
          </table:table-cell>
        </table:table-row>
        <table:table-row table:style-name="ro2">
          <table:table-cell office:value-type="string" calcext:value-type="string">
            <text:p>COTIS-DON</text:p>
          </table:table-cell>
          <table:table-cell office:value-type="string" calcext:value-type="string">
            <text:p>Entrées (cotisations &amp; dons) hors subventions et vente de servi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mmunication</text:p>
          </table:table-cell>
        </table:table-row>
        <table:table-row table:style-name="ro2">
          <table:table-cell table:style-name="ce365"/>
          <table:table-cell/>
        </table:table-row>
        <table:table-row table:style-name="ro2">
          <table:table-cell table:style-name="ce365"/>
          <table:table-cell/>
        </table:table-row>
      </table:table>
      <table:table table:name="Grand Livre" table:style-name="ta1">
        <table:table-column table:style-name="co16" table:default-cell-style-name="ce371"/>
        <table:table-column table:style-name="co17" table:default-cell-style-name="ce393"/>
        <table:table-column table:style-name="co18" table:default-cell-style-name="ce185"/>
        <table:table-column table:style-name="co19" table:default-cell-style-name="ce185"/>
        <table:table-column table:style-name="co1" table:number-columns-repeated="3" table:default-cell-style-name="ce185"/>
        <table:table-row table:style-name="ro1">
          <table:table-cell table:style-name="ce184" office:value-type="string" calcext:value-type="string" table:number-columns-spanned="7" table:number-rows-spanned="1">
            <text:p>Grand-Livre</text:p>
          </table:table-cell>
          <table:covered-table-cell table:number-columns-repeated="6" table:style-name="ce184"/>
        </table:table-row>
        <table:table-row table:style-name="ro1">
          <table:table-cell table:style-name="ce59" table:number-columns-spanned="7" table:number-rows-spanned="1"/>
          <table:covered-table-cell table:number-columns-repeated="6" table:style-name="ce59"/>
        </table:table-row>
        <table:table-row table:style-name="ro2">
          <table:table-cell table:style-name="ce185" table:number-columns-repeated="2"/>
          <table:table-cell table:number-columns-repeated="5"/>
        </table:table-row>
        <table:table-row table:style-name="ro2">
          <table:table-cell table:style-name="ce367"/>
          <table:table-cell table:style-name="ce373"/>
          <table:table-cell table:style-name="ce396" office:value-type="string" calcext:value-type="string">
            <text:p>Données</text:p>
          </table:table-cell>
          <table:table-cell table:style-name="ce403"/>
          <table:table-cell table:number-columns-repeated="3"/>
        </table:table-row>
        <table:table-row table:style-name="ro2">
          <table:table-cell table:style-name="ce368" office:value-type="string" calcext:value-type="string">
            <text:p>Intitulé</text:p>
          </table:table-cell>
          <table:table-cell table:style-name="ce376" office:value-type="string" calcext:value-type="string">
            <text:p>Date</text:p>
          </table:table-cell>
          <table:table-cell table:style-name="ce397" office:value-type="string" calcext:value-type="string">
            <text:p>Somme de Débit</text:p>
          </table:table-cell>
          <table:table-cell table:style-name="ce404" office:value-type="string" calcext:value-type="string">
            <text:p>Somme de Crédit</text:p>
          </table:table-cell>
          <table:table-cell table:number-columns-repeated="3"/>
        </table:table-row>
        <table:table-row table:style-name="ro2">
          <table:table-cell table:style-name="ce369" office:value-type="string" calcext:value-type="string">
            <text:p>756 Cotisations</text:p>
          </table:table-cell>
          <table:table-cell table:style-name="ce377"/>
          <table:table-cell table:style-name="ce398"/>
          <table:table-cell table:style-name="ce405" office:value-type="float" office:value="4" calcext:value-type="float">
            <text:p>4,00</text:p>
          </table:table-cell>
          <table:table-cell table:number-columns-repeated="3"/>
        </table:table-row>
        <table:table-row table:style-name="ro2">
          <table:table-cell table:style-name="ce370"/>
          <table:table-cell table:style-name="ce391"/>
          <table:table-cell table:style-name="ce399"/>
          <table:table-cell table:style-name="ce406"/>
          <table:table-cell table:number-columns-repeated="3"/>
        </table:table-row>
        <table:table-row table:style-name="ro2">
          <table:table-cell table:style-name="ce369" office:value-type="string" calcext:value-type="string">
            <text:p>604. Achats d'études et prestations de services</text:p>
          </table:table-cell>
          <table:table-cell table:style-name="ce377"/>
          <table:table-cell table:style-name="ce398"/>
          <table:table-cell table:style-name="ce407"/>
          <table:table-cell table:number-columns-repeated="3"/>
        </table:table-row>
        <table:table-row table:style-name="ro2">
          <table:table-cell/>
          <table:table-cell office:value-type="date" office:date-value="2015-07-17" calcext:value-type="date">
            <text:p>17/07/2015</text:p>
          </table:table-cell>
          <table:table-cell table:style-name="ce400" office:value-type="float" office:value="74.09" calcext:value-type="float">
            <text:p>74,09</text:p>
          </table:table-cell>
          <table:table-cell table:style-name="ce408"/>
          <table:table-cell table:number-columns-repeated="3"/>
        </table:table-row>
        <table:table-row table:style-name="ro2">
          <table:table-cell/>
          <table:table-cell office:value-type="date" office:date-value="2015-09-09" calcext:value-type="date">
            <text:p>09/09/2015</text:p>
          </table:table-cell>
          <table:table-cell table:style-name="ce400" office:value-type="float" office:value="93.96" calcext:value-type="float">
            <text:p>93,96</text:p>
          </table:table-cell>
          <table:table-cell table:style-name="ce408"/>
          <table:table-cell table:number-columns-repeated="3"/>
        </table:table-row>
        <table:table-row table:style-name="ro2">
          <table:table-cell/>
          <table:table-cell office:value-type="date" office:date-value="2015-10-26" calcext:value-type="date">
            <text:p>26/10/2015</text:p>
          </table:table-cell>
          <table:table-cell table:style-name="ce400" office:value-type="float" office:value="44" calcext:value-type="float">
            <text:p>44,00</text:p>
          </table:table-cell>
          <table:table-cell table:style-name="ce408"/>
          <table:table-cell table:number-columns-repeated="3"/>
        </table:table-row>
        <table:table-row table:style-name="ro2">
          <table:table-cell/>
          <table:table-cell office:value-type="date" office:date-value="2015-11-01" calcext:value-type="date">
            <text:p>01/11/2015</text:p>
          </table:table-cell>
          <table:table-cell table:style-name="ce400" office:value-type="float" office:value="17.22" calcext:value-type="float">
            <text:p>17,22</text:p>
          </table:table-cell>
          <table:table-cell table:style-name="ce408"/>
          <table:table-cell table:number-columns-repeated="3"/>
        </table:table-row>
        <table:table-row table:style-name="ro2">
          <table:table-cell table:style-name="ce370"/>
          <table:table-cell table:style-name="ce391"/>
          <table:table-cell table:style-name="ce399"/>
          <table:table-cell table:style-name="ce406"/>
          <table:table-cell table:number-columns-repeated="3"/>
        </table:table-row>
        <table:table-row table:style-name="ro2">
          <table:table-cell table:style-name="ce369" office:value-type="string" calcext:value-type="string">
            <text:p>Dons</text:p>
          </table:table-cell>
          <table:table-cell table:style-name="ce377"/>
          <table:table-cell table:style-name="ce398"/>
          <table:table-cell table:style-name="ce407"/>
          <table:table-cell table:number-columns-repeated="3"/>
        </table:table-row>
        <table:table-row table:style-name="ro2">
          <table:table-cell/>
          <table:table-cell office:value-type="date" office:date-value="2015-12-29" calcext:value-type="date">
            <text:p>29/12/2015</text:p>
          </table:table-cell>
          <table:table-cell table:style-name="ce401"/>
          <table:table-cell table:style-name="ce409" office:value-type="float" office:value="225.27" calcext:value-type="float">
            <text:p>225,27</text:p>
          </table:table-cell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ce401"/>
          <table:table-cell table:style-name="ce409"/>
          <table:table-cell table:number-columns-repeated="3"/>
        </table:table-row>
        <table:table-row table:style-name="ro2">
          <table:table-cell table:style-name="ce370"/>
          <table:table-cell table:style-name="ce391"/>
          <table:table-cell table:style-name="ce399"/>
          <table:table-cell table:style-name="ce406"/>
          <table:table-cell table:number-columns-repeated="3"/>
        </table:table-row>
        <table:table-row table:style-name="ro2">
          <table:table-cell table:style-name="ce372" office:value-type="string" calcext:value-type="string">
            <text:p>Total Résultat</text:p>
          </table:table-cell>
          <table:table-cell table:style-name="ce394"/>
          <table:table-cell table:style-name="ce402" office:value-type="float" office:value="229.27" calcext:value-type="float">
            <text:p>229,27</text:p>
          </table:table-cell>
          <table:table-cell table:style-name="ce410" office:value-type="float" office:value="229.27" calcext:value-type="float">
            <text:p>229,27</text:p>
          </table:table-cell>
          <table:table-cell table:number-columns-repeated="3"/>
        </table:table-row>
        <table:table-row table:style-name="ro2" table:number-rows-repeated="2">
          <table:table-cell table:style-name="ce185" table:number-columns-repeated="2"/>
          <table:table-cell table:number-columns-repeated="5"/>
        </table:table-row>
        <table:table-row table:style-name="ro2">
          <table:table-cell table:style-name="ce185" table:number-columns-repeated="2"/>
          <table:table-cell table:number-columns-repeated="5"/>
        </table:table-row>
      </table:table>
      <table:table table:name="Balance des comptes" table:style-name="ta1">
        <table:table-column table:style-name="co16" table:default-cell-style-name="ce185"/>
        <table:table-column table:style-name="co20" table:default-cell-style-name="ce185"/>
        <table:table-column table:style-name="co21" table:default-cell-style-name="ce185"/>
        <table:table-column table:style-name="co22" table:default-cell-style-name="ce185"/>
        <table:table-column table:style-name="co23" table:default-cell-style-name="ce185"/>
        <table:table-column table:style-name="co24" table:default-cell-style-name="ce185"/>
        <table:table-column table:style-name="co25" table:default-cell-style-name="ce185"/>
        <table:table-column table:style-name="co26" table:default-cell-style-name="ce185"/>
        <table:table-column table:style-name="co25" table:default-cell-style-name="ce185"/>
        <table:table-column table:style-name="co27" table:number-columns-repeated="4" table:default-cell-style-name="ce185"/>
        <table:table-column table:style-name="co28" table:default-cell-style-name="ce185"/>
        <table:table-column table:style-name="co29" table:default-cell-style-name="ce185"/>
        <table:table-column table:style-name="co7" table:number-columns-repeated="242" table:default-cell-style-name="ce185"/>
        <table:table-column table:style-name="co7" table:number-columns-repeated="767" table:default-cell-style-name="Default"/>
        <table:table-row table:style-name="ro7">
          <table:table-cell table:style-name="ce184" office:value-type="string" calcext:value-type="string" table:number-columns-spanned="6" table:number-rows-spanned="1">
            <text:p>Balance des comptes selon la nomenclature comptable</text:p>
          </table:table-cell>
          <table:covered-table-cell table:number-columns-repeated="5" table:style-name="ce184"/>
          <table:table-cell table:number-columns-repeated="1018"/>
        </table:table-row>
        <table:table-row table:style-name="ro14">
          <table:table-cell table:style-name="ce59" table:number-columns-spanned="6" table:number-rows-spanned="1"/>
          <table:covered-table-cell table:number-columns-repeated="5" table:style-name="ce59"/>
          <table:table-cell table:number-columns-repeated="1018"/>
        </table:table-row>
        <table:table-row table:style-name="ro8">
          <table:table-cell table:style-name="ce240" table:number-columns-repeated="5"/>
          <table:table-cell table:style-name="ce416"/>
          <table:table-cell table:number-columns-repeated="1018"/>
        </table:table-row>
        <table:table-row table:style-name="ro4">
          <table:table-cell table:style-name="ce240"/>
          <table:table-cell/>
          <table:table-cell table:style-name="ce414" table:formula="of:=SUM([.C6:.C1000])" office:value-type="float" office:value="229.27" calcext:value-type="float">
            <text:p>229,27</text:p>
          </table:table-cell>
          <table:table-cell table:style-name="ce414" table:formula="of:=SUM([.D6:.D1000])" office:value-type="float" office:value="0" calcext:value-type="float">
            <text:p>0,00</text:p>
          </table:table-cell>
          <table:table-cell table:style-name="ce414" table:formula="of:=SUM([.E6:.E1000])" office:value-type="float" office:value="0" calcext:value-type="float">
            <text:p>0,00</text:p>
          </table:table-cell>
          <table:table-cell table:style-name="ce414" table:formula="of:=SUM([.F6:.F1000])" office:value-type="float" office:value="0" calcext:value-type="float">
            <text:p>0,00</text:p>
          </table:table-cell>
          <table:table-cell table:number-columns-repeated="1018"/>
        </table:table-row>
        <table:table-row table:style-name="ro2">
          <table:table-cell table:style-name="ce411"/>
          <table:table-cell table:style-name="ce396" office:value-type="string" calcext:value-type="string">
            <text:p>Données</text:p>
          </table:table-cell>
          <table:table-cell table:style-name="ce403"/>
          <table:table-cell table:number-columns-repeated="3"/>
          <table:table-cell table:style-name="ce360" table:number-columns-repeated="1018"/>
        </table:table-row>
        <table:table-row table:style-name="ro2">
          <table:table-cell table:style-name="ce368" office:value-type="string" calcext:value-type="string">
            <text:p>Intitulé</text:p>
          </table:table-cell>
          <table:table-cell table:style-name="ce397" office:value-type="string" calcext:value-type="string">
            <text:p>Somme de Débit</text:p>
          </table:table-cell>
          <table:table-cell table:style-name="ce404" office:value-type="string" calcext:value-type="string">
            <text:p>Somme de Crédit</text:p>
          </table:table-cell>
          <table:table-cell table:number-columns-repeated="1021"/>
        </table:table-row>
        <table:table-row table:style-name="ro2">
          <table:table-cell table:style-name="ce369" office:value-type="string" calcext:value-type="string">
            <text:p>756 Cotisations</text:p>
          </table:table-cell>
          <table:table-cell table:style-name="ce398"/>
          <table:table-cell table:style-name="ce405" office:value-type="float" office:value="4" calcext:value-type="float">
            <text:p>4,00</text:p>
          </table:table-cell>
          <table:table-cell table:number-columns-repeated="1021"/>
        </table:table-row>
        <table:table-row table:style-name="ro2">
          <table:table-cell table:style-name="ce371" office:value-type="string" calcext:value-type="string">
            <text:p>604. Achats d'études et prestations de services</text:p>
          </table:table-cell>
          <table:table-cell table:style-name="ce400" office:value-type="float" office:value="229.27" calcext:value-type="float">
            <text:p>229,27</text:p>
          </table:table-cell>
          <table:table-cell table:style-name="ce408"/>
          <table:table-cell table:number-columns-repeated="1021"/>
        </table:table-row>
        <table:table-row table:style-name="ro2">
          <table:table-cell table:style-name="ce371" office:value-type="string" calcext:value-type="string">
            <text:p>Dons</text:p>
          </table:table-cell>
          <table:table-cell table:style-name="ce401"/>
          <table:table-cell table:style-name="ce409" office:value-type="float" office:value="225.27" calcext:value-type="float">
            <text:p>225,27</text:p>
          </table:table-cell>
          <table:table-cell table:number-columns-repeated="1021"/>
        </table:table-row>
        <table:table-row table:style-name="ro2">
          <table:table-cell table:style-name="ce412" office:value-type="string" calcext:value-type="string">
            <text:p>(vide)</text:p>
          </table:table-cell>
          <table:table-cell table:style-name="ce413"/>
          <table:table-cell table:style-name="ce415"/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ytique" table:style-name="ta1">
        <table:table-column table:style-name="co30" table:default-cell-style-name="ce185"/>
        <table:table-column table:style-name="co31" table:default-cell-style-name="ce185"/>
        <table:table-column table:style-name="co32" table:default-cell-style-name="ce185"/>
        <table:table-column table:style-name="co33" table:default-cell-style-name="ce185"/>
        <table:table-column table:style-name="co22" table:default-cell-style-name="ce185"/>
        <table:table-column table:style-name="co23" table:default-cell-style-name="ce185"/>
        <table:table-column table:style-name="co24" table:number-columns-repeated="2" table:default-cell-style-name="ce185"/>
        <table:table-column table:style-name="co25" table:default-cell-style-name="ce185"/>
        <table:table-column table:style-name="co27" table:number-columns-repeated="4" table:default-cell-style-name="ce185"/>
        <table:table-column table:style-name="co28" table:default-cell-style-name="ce185"/>
        <table:table-column table:style-name="co29" table:default-cell-style-name="ce185"/>
        <table:table-column table:style-name="co7" table:number-columns-repeated="242" table:default-cell-style-name="ce185"/>
        <table:table-column table:style-name="co7" table:number-columns-repeated="767" table:default-cell-style-name="Default"/>
        <table:table-row table:style-name="ro15">
          <table:table-cell table:style-name="ce184" office:value-type="string" calcext:value-type="string" table:number-columns-spanned="7" table:number-rows-spanned="1">
            <text:p>Charges et produits selon les clés de répartition</text:p>
          </table:table-cell>
          <table:covered-table-cell table:number-columns-repeated="6" table:style-name="ce184"/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8">
          <table:table-cell table:style-name="ce240" table:number-columns-repeated="5"/>
          <table:table-cell table:style-name="ce416"/>
          <table:table-cell table:number-columns-repeated="1018"/>
        </table:table-row>
        <table:table-row table:style-name="ro16">
          <table:table-cell table:style-name="ce240"/>
          <table:table-cell/>
          <table:table-cell table:style-name="ce414" table:number-columns-repeated="5"/>
          <table:table-cell table:number-columns-repeated="1017"/>
        </table:table-row>
        <table:table-row table:style-name="ro17">
          <table:table-cell table:style-name="ce367"/>
          <table:table-cell table:style-name="ce373"/>
          <table:table-cell table:style-name="ce396" office:value-type="string" calcext:value-type="string">
            <text:p>Données</text:p>
          </table:table-cell>
          <table:table-cell table:style-name="ce403"/>
          <table:table-cell table:number-columns-repeated="4"/>
          <table:table-cell table:style-name="ce360" table:number-columns-repeated="1016"/>
        </table:table-row>
        <table:table-row table:style-name="ro18">
          <table:table-cell table:style-name="ce368" office:value-type="string" calcext:value-type="string">
            <text:p>Clé</text:p>
          </table:table-cell>
          <table:table-cell table:style-name="ce376" office:value-type="string" calcext:value-type="string">
            <text:p>Intitulé</text:p>
          </table:table-cell>
          <table:table-cell table:style-name="ce397" office:value-type="string" calcext:value-type="string">
            <text:p>Somme de Débit</text:p>
          </table:table-cell>
          <table:table-cell table:style-name="ce404" office:value-type="string" calcext:value-type="string">
            <text:p>Somme de Crédit</text:p>
          </table:table-cell>
          <table:table-cell table:number-columns-repeated="1020"/>
        </table:table-row>
        <table:table-row table:style-name="ro19">
          <table:table-cell table:style-name="ce417" office:value-type="string" calcext:value-type="string">
            <text:p>(vide)</text:p>
          </table:table-cell>
          <table:table-cell table:style-name="ce420" office:value-type="string" calcext:value-type="string">
            <text:p>(vide)</text:p>
          </table:table-cell>
          <table:table-cell table:style-name="ce426"/>
          <table:table-cell table:style-name="ce431"/>
          <table:table-cell table:number-columns-repeated="1020"/>
        </table:table-row>
        <table:table-row table:style-name="ro19">
          <table:table-cell table:style-name="ce418" office:value-type="string" calcext:value-type="string">
            <text:p>(vide) Résultat</text:p>
          </table:table-cell>
          <table:table-cell table:style-name="ce421"/>
          <table:table-cell table:style-name="ce427"/>
          <table:table-cell table:style-name="ce432"/>
          <table:table-cell table:number-columns-repeated="1020"/>
        </table:table-row>
        <table:table-row table:style-name="ro8">
          <table:table-cell table:style-name="ce419"/>
          <table:table-cell table:style-name="ce422"/>
          <table:table-cell table:style-name="ce399"/>
          <table:table-cell table:style-name="ce406"/>
          <table:table-cell table:number-columns-repeated="1020"/>
        </table:table-row>
        <table:table-row table:style-name="ro20">
          <table:table-cell table:style-name="ce369" office:value-type="string" calcext:value-type="string">
            <text:p>COTIS-DONS</text:p>
          </table:table-cell>
          <table:table-cell table:style-name="ce423" office:value-type="string" calcext:value-type="string">
            <text:p>604. Achats d'études et prestations de services</text:p>
          </table:table-cell>
          <table:table-cell table:style-name="ce428" office:value-type="float" office:value="93.96" calcext:value-type="float">
            <text:p>93,96</text:p>
          </table:table-cell>
          <table:table-cell table:style-name="ce407"/>
          <table:table-cell table:number-columns-repeated="1020"/>
        </table:table-row>
        <table:table-row table:style-name="ro8">
          <table:table-cell table:style-name="ce370"/>
          <table:table-cell table:style-name="ce424" office:value-type="string" calcext:value-type="string">
            <text:p>Dons</text:p>
          </table:table-cell>
          <table:table-cell table:style-name="ce399"/>
          <table:table-cell table:style-name="ce433" office:value-type="float" office:value="225.27" calcext:value-type="float">
            <text:p>225,27</text:p>
          </table:table-cell>
          <table:table-cell table:number-columns-repeated="1020"/>
        </table:table-row>
        <table:table-row table:style-name="ro19">
          <table:table-cell table:style-name="ce418" office:value-type="string" calcext:value-type="string">
            <text:p>COTIS-DONS Résultat</text:p>
          </table:table-cell>
          <table:table-cell table:style-name="ce421"/>
          <table:table-cell table:style-name="ce429" office:value-type="float" office:value="93.96" calcext:value-type="float">
            <text:p>93,96</text:p>
          </table:table-cell>
          <table:table-cell table:style-name="ce434" office:value-type="float" office:value="225.27" calcext:value-type="float">
            <text:p>225,27</text:p>
          </table:table-cell>
          <table:table-cell table:number-columns-repeated="1020"/>
        </table:table-row>
        <table:table-row table:style-name="ro19">
          <table:table-cell table:style-name="ce419"/>
          <table:table-cell table:style-name="ce422"/>
          <table:table-cell table:style-name="ce399"/>
          <table:table-cell table:style-name="ce406"/>
          <table:table-cell table:number-columns-repeated="1020"/>
        </table:table-row>
        <table:table-row table:style-name="ro19">
          <table:table-cell table:style-name="ce417" office:value-type="string" calcext:value-type="string">
            <text:p>ENTRÉES</text:p>
          </table:table-cell>
          <table:table-cell table:style-name="ce420" office:value-type="string" calcext:value-type="string">
            <text:p>756 Cotisations</text:p>
          </table:table-cell>
          <table:table-cell table:style-name="ce426"/>
          <table:table-cell table:style-name="ce435" office:value-type="float" office:value="4" calcext:value-type="float">
            <text:p>4,00</text:p>
          </table:table-cell>
          <table:table-cell table:number-columns-repeated="1020"/>
        </table:table-row>
        <table:table-row table:style-name="ro19">
          <table:table-cell table:style-name="ce418" office:value-type="string" calcext:value-type="string">
            <text:p>ENTRÉES Résultat</text:p>
          </table:table-cell>
          <table:table-cell table:style-name="ce421"/>
          <table:table-cell table:style-name="ce427"/>
          <table:table-cell table:style-name="ce434" office:value-type="float" office:value="4" calcext:value-type="float">
            <text:p>4,00</text:p>
          </table:table-cell>
          <table:table-cell table:number-columns-repeated="1020"/>
        </table:table-row>
        <table:table-row table:style-name="ro19">
          <table:table-cell table:style-name="ce419"/>
          <table:table-cell table:style-name="ce422"/>
          <table:table-cell table:style-name="ce399"/>
          <table:table-cell table:style-name="ce406"/>
          <table:table-cell table:number-columns-repeated="1020"/>
        </table:table-row>
        <table:table-row table:style-name="ro19">
          <table:table-cell table:style-name="ce417" office:value-type="string" calcext:value-type="string">
            <text:p>INFO</text:p>
          </table:table-cell>
          <table:table-cell table:style-name="ce420" office:value-type="string" calcext:value-type="string">
            <text:p>604. Achats d'études et prestations de services</text:p>
          </table:table-cell>
          <table:table-cell table:style-name="ce430" office:value-type="float" office:value="135.31" calcext:value-type="float">
            <text:p>135,31</text:p>
          </table:table-cell>
          <table:table-cell table:style-name="ce431"/>
          <table:table-cell table:number-columns-repeated="1020"/>
        </table:table-row>
        <table:table-row table:style-name="ro8">
          <table:table-cell table:style-name="ce418" office:value-type="string" calcext:value-type="string">
            <text:p>INFO Résultat</text:p>
          </table:table-cell>
          <table:table-cell table:style-name="ce421"/>
          <table:table-cell table:style-name="ce429" office:value-type="float" office:value="135.31" calcext:value-type="float">
            <text:p>135,31</text:p>
          </table:table-cell>
          <table:table-cell table:style-name="ce432"/>
          <table:table-cell table:number-columns-repeated="1020"/>
        </table:table-row>
        <table:table-row table:style-name="ro20">
          <table:table-cell table:style-name="ce419"/>
          <table:table-cell table:style-name="ce422"/>
          <table:table-cell table:style-name="ce399"/>
          <table:table-cell table:style-name="ce406"/>
          <table:table-cell table:number-columns-repeated="1020"/>
        </table:table-row>
        <table:table-row table:style-name="ro20">
          <table:table-cell table:style-name="ce372" office:value-type="string" calcext:value-type="string">
            <text:p>Total Résultat</text:p>
          </table:table-cell>
          <table:table-cell table:style-name="ce425"/>
          <table:table-cell table:style-name="ce402" office:value-type="float" office:value="229.27" calcext:value-type="float">
            <text:p>229,27</text:p>
          </table:table-cell>
          <table:table-cell table:style-name="ce410" office:value-type="float" office:value="229.27" calcext:value-type="float">
            <text:p>229,27</text:p>
          </table:table-cell>
          <table:table-cell table:number-columns-repeated="1020"/>
        </table:table-row>
        <table:table-row table:style-name="ro8" table:number-rows-repeated="65515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8" table:number-rows-repeated="98303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ilan" table:style-name="ta1">
        <table:table-column table:style-name="co34" table:default-cell-style-name="ce185"/>
        <table:table-column table:style-name="co35" table:default-cell-style-name="ce185"/>
        <table:table-column table:style-name="co36" table:default-cell-style-name="ce185"/>
        <table:table-column table:style-name="co37" table:default-cell-style-name="ce185"/>
        <table:table-column table:style-name="co38" table:number-columns-repeated="2" table:default-cell-style-name="ce185"/>
        <table:table-column table:style-name="co39" table:default-cell-style-name="ce185"/>
        <table:table-column table:style-name="co40" table:default-cell-style-name="ce185"/>
        <table:table-column table:style-name="co41" table:default-cell-style-name="ce185"/>
        <table:table-column table:style-name="co42" table:default-cell-style-name="ce185"/>
        <table:table-column table:style-name="co7" table:default-cell-style-name="ce185"/>
        <table:table-column table:style-name="co43" table:default-cell-style-name="ce185"/>
        <table:table-column table:style-name="co7" table:number-columns-repeated="245" table:default-cell-style-name="ce185"/>
        <table:table-column table:style-name="co7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112" table:formula="of:=CONCATENATE(&quot;BILAN AU &quot;;[$'Donnees generales'.$C$6];&quot;/&quot;;[$'Donnees generales'.$C$7])" office:value-type="string" office:string-value="BILAN AU 31-janv/2016" calcext:value-type="string" table:number-columns-spanned="12" table:number-rows-spanned="2">
            <text:p>BILAN AU 31-janv/2016</text:p>
          </table:table-cell>
          <table:covered-table-cell table:number-columns-repeated="11" table:style-name="ce112"/>
          <table:table-cell table:number-columns-repeated="1012"/>
        </table:table-row>
        <table:table-row table:style-name="ro2">
          <table:covered-table-cell table:number-columns-repeated="12" table:style-name="ce112"/>
          <table:table-cell table:number-columns-repeated="1012"/>
        </table:table-row>
        <table:table-row table:style-name="ro2">
          <table:table-cell table:style-name="ce113" office:value-type="string" calcext:value-type="string" table:number-columns-spanned="2" table:number-rows-spanned="2">
            <text:p>ACTIF</text:p>
          </table:table-cell>
          <table:covered-table-cell table:style-name="ce113"/>
          <table:table-cell table:style-name="ce462" table:formula="of:=[$'Donnees generales'.C7]" office:value-type="float" office:value="2016" calcext:value-type="float" table:number-columns-spanned="3" table:number-rows-spanned="1">
            <text:p>2016</text:p>
          </table:table-cell>
          <table:covered-table-cell table:number-columns-repeated="2" table:style-name="ce462"/>
          <table:table-cell table:style-name="ce482" table:formula="of:=[.C5]-1" office:value-type="float" office:value="2015" calcext:value-type="float" table:number-columns-spanned="1" table:number-rows-spanned="2">
            <text:p>2015</text:p>
          </table:table-cell>
          <table:table-cell table:style-name="ce152" table:formula="of:=CONCATENATE(&quot;Ecart &quot;;&quot;(&quot;;[$'Donnees generales'.$C$7];&quot;/&quot;;[$'Donnees generales'.$C$7]-1;&quot;)&quot;)" office:value-type="string" office:string-value="Ecart (2016/2015)" calcext:value-type="string" table:number-columns-spanned="1" table:number-rows-spanned="2">
            <text:p>Ecart (2016/2015)</text:p>
          </table:table-cell>
          <table:table-cell table:style-name="ce153" office:value-type="string" calcext:value-type="string" table:number-columns-spanned="2" table:number-rows-spanned="2">
            <text:p>PASSIF</text:p>
          </table:table-cell>
          <table:covered-table-cell table:style-name="ce153"/>
          <table:table-cell table:style-name="ce498" table:formula="of:=[.C5]" office:value-type="float" office:value="2016" calcext:value-type="float" table:number-columns-spanned="1" table:number-rows-spanned="2">
            <text:p>2016</text:p>
          </table:table-cell>
          <table:table-cell table:style-name="ce482" table:formula="of:=[.F5]" office:value-type="float" office:value="2015" calcext:value-type="float" table:number-columns-spanned="1" table:number-rows-spanned="2">
            <text:p>2015</text:p>
          </table:table-cell>
          <table:table-cell table:style-name="ce192" table:formula="of:=CONCATENATE(&quot;Ecart &quot;;&quot;(&quot;;[$'Donnees generales'.$C$7];&quot;/&quot;;[$'Donnees generales'.$C$7]-1;&quot;)&quot;)" office:value-type="string" office:string-value="Ecart (2016/2015)" calcext:value-type="string" table:number-columns-spanned="1" table:number-rows-spanned="2">
            <text:p>Ecart (2016/2015)</text:p>
          </table:table-cell>
          <table:table-cell table:number-columns-repeated="1012"/>
        </table:table-row>
        <table:table-row table:style-name="ro2">
          <table:covered-table-cell table:number-columns-repeated="2" table:style-name="ce113"/>
          <table:table-cell table:style-name="ce463" office:value-type="string" calcext:value-type="string">
            <text:p>Valeur d'acquisition</text:p>
          </table:table-cell>
          <table:table-cell table:style-name="ce471" office:value-type="string" calcext:value-type="string">
            <text:p>Amortissements</text:p>
          </table:table-cell>
          <table:table-cell table:style-name="ce480" office:value-type="string" calcext:value-type="string">
            <text:p>Valeur Nette</text:p>
          </table:table-cell>
          <table:covered-table-cell table:style-name="ce482"/>
          <table:covered-table-cell table:style-name="ce152"/>
          <table:covered-table-cell table:number-columns-repeated="2" table:style-name="ce153"/>
          <table:covered-table-cell table:style-name="ce498"/>
          <table:covered-table-cell table:style-name="ce482"/>
          <table:covered-table-cell table:style-name="ce192"/>
          <table:table-cell table:number-columns-repeated="1012"/>
        </table:table-row>
        <table:table-row table:style-name="ro19">
          <table:table-cell table:style-name="ce438"/>
          <table:table-cell table:style-name="ce446"/>
          <table:table-cell table:style-name="ce464"/>
          <table:table-cell table:style-name="ce472"/>
          <table:table-cell table:style-name="ce481" table:number-columns-repeated="3"/>
          <table:table-cell table:style-name="ce485"/>
          <table:table-cell table:style-name="ce446"/>
          <table:table-cell table:style-name="ce505"/>
          <table:table-cell table:style-name="ce481"/>
          <table:table-cell table:style-name="ce606"/>
          <table:table-cell table:style-name="ce489" table:number-columns-repeated="1012"/>
        </table:table-row>
        <table:table-row table:style-name="ro19">
          <table:table-cell table:style-name="ce438"/>
          <table:table-cell table:style-name="ce447" office:value-type="string" calcext:value-type="string">
            <text:p>ACTIF IMMOBILISE</text:p>
          </table:table-cell>
          <table:table-cell table:style-name="ce465"/>
          <table:table-cell table:style-name="ce473"/>
          <table:table-cell table:style-name="ce469" table:number-columns-repeated="3"/>
          <table:table-cell table:style-name="ce486"/>
          <table:table-cell table:style-name="ce447" office:value-type="string" calcext:value-type="string">
            <text:p>FONDS ASSOCIATIFS ET RESERVES</text:p>
          </table:table-cell>
          <table:table-cell table:style-name="ce505"/>
          <table:table-cell table:style-name="ce481"/>
          <table:table-cell table:style-name="ce606"/>
          <table:table-cell table:style-name="ce489" table:number-columns-repeated="1012"/>
        </table:table-row>
        <table:table-row table:style-name="ro19">
          <table:table-cell table:style-name="ce115" table:number-columns-spanned="2" table:number-rows-spanned="1"/>
          <table:covered-table-cell table:style-name="ce115"/>
          <table:table-cell table:style-name="ce465" table:number-columns-repeated="5"/>
          <table:table-cell table:style-name="ce156" office:value-type="string" calcext:value-type="string" table:number-columns-spanned="2" table:number-rows-spanned="1">
            <text:p>Fonds propres :</text:p>
          </table:table-cell>
          <table:covered-table-cell table:style-name="ce156"/>
          <table:table-cell table:style-name="ce505"/>
          <table:table-cell table:style-name="ce465"/>
          <table:table-cell table:style-name="ce608"/>
          <table:table-cell table:style-name="ce489" table:number-columns-repeated="1012"/>
        </table:table-row>
        <table:table-row table:style-name="ro19">
          <table:table-cell table:style-name="ce115" office:value-type="string" calcext:value-type="string" table:number-columns-spanned="2" table:number-rows-spanned="1">
            <text:p>- Immobilisations incorporelles</text:p>
          </table:table-cell>
          <table:covered-table-cell table:style-name="ce115"/>
          <table:table-cell table:style-name="ce465" table:formula="of:=SUMIF([$'Balance des comptes'.$A$6:$'Balance des comptes'.$F$500];&quot;&gt;=200000&quot;;OFFSET([$'Balance des comptes'.$A$6:$'Balance des comptes'.$F$500];0;4))-SUMIF([$'Balance des comptes'.$A$6:$'Balance des comptes'.$F$500];&quot;&gt;=210000&quot;;OFFSET([$'Balance des comptes'.$A$6:$'Balance des comptes'.$F$500];0;4))" office:value-type="float" office:value="0" calcext:value-type="float">
            <text:p>0,00</text:p>
          </table:table-cell>
          <table:table-cell table:style-name="ce465" table:formula="of:=SUMIF([$'Balance des comptes'.$A$6:$'Balance des comptes'.$F$500];&quot;&gt;=280000&quot;;OFFSET([$'Balance des comptes'.$A$6:$'Balance des comptes'.$F$500];0;5))-SUMIF([$'Balance des comptes'.$A$6:$'Balance des comptes'.$F$500];&quot;&gt;=281000&quot;;OFFSET([$'Balance des comptes'.$A$6:$'Balance des comptes'.$F$500];0;5))+SUMIF([$'Balance des comptes'.$A$6:$'Balance des comptes'.$F$500];&quot;&gt;=290000&quot;;OFFSET([$'Balance des comptes'.$A$6:$'Balance des comptes'.$F$500];0;5))-SUMIF([$'Balance des comptes'.$A$6:$'Balance des comptes'.$F$500];&quot;&gt;=291000&quot;;OFFSET([$'Balance des comptes'.$A$6:$'Balance des comptes'.$F$500];0;5))" office:value-type="float" office:value="0" calcext:value-type="float">
            <text:p>0,00</text:p>
          </table:table-cell>
          <table:table-cell table:style-name="ce465" table:formula="of:=[.C10]-[.D10]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465" table:formula="of:=[.E10]-[.F10]" office:value-type="float" office:value="0" calcext:value-type="float">
            <text:p>0,00</text:p>
          </table:table-cell>
          <table:table-cell table:style-name="ce115" office:value-type="string" calcext:value-type="string" table:number-columns-spanned="2" table:number-rows-spanned="1">
            <text:p>- Fonds Associatif sans droit de reprise</text:p>
          </table:table-cell>
          <table:covered-table-cell table:style-name="ce115"/>
          <table:table-cell table:style-name="ce465" table:formula="of:=SUMIF([$'Balance des comptes'.$A$6:$'Balance des comptes'.$F$500];&quot;&gt;=102000&quot;;OFFSET([$'Balance des comptes'.$A$6:$'Balance des comptes'.$F$500];0;5))-SUMIF([$'Balance des comptes'.$A$6:$'Balance des comptes'.$F$500];&quot;&gt;=103000&quot;;OFFSET([$'Balance des comptes'.$A$6:$'Balance des comptes'.$F$500];0;5))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608" table:formula="of:=[.J10]-[.K10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9">
          <table:table-cell table:style-name="ce115" office:value-type="string" calcext:value-type="string">
            <text:p>- Immobilisations corporelles (mobiliers et matériels)</text:p>
          </table:table-cell>
          <table:table-cell table:style-name="ce450"/>
          <table:table-cell table:style-name="ce465" table:formula="of:=SUMIF([$'Balance des comptes'.$A$6:$'Balance des comptes'.$F$500];&quot;&gt;=210000&quot;;OFFSET([$'Balance des comptes'.$A$6:$'Balance des comptes'.$F$500];0;4))-SUMIF([$'Balance des comptes'.$A$6:$'Balance des comptes'.$F$500];&quot;&gt;=240000&quot;;OFFSET([$'Balance des comptes'.$A$6:$'Balance des comptes'.$F$500];0;4))" office:value-type="float" office:value="0" calcext:value-type="float">
            <text:p>0,00</text:p>
          </table:table-cell>
          <table:table-cell table:style-name="ce465" table:formula="of:=SUMIF([$'Balance des comptes'.$A$6:$'Balance des comptes'.$F$500];&quot;&gt;=281000&quot;;OFFSET([$'Balance des comptes'.$A$6:$'Balance des comptes'.$F$500];0;5))-SUMIF([$'Balance des comptes'.$A$6:$'Balance des comptes'.$F$500];&quot;&gt;=282000&quot;;OFFSET([$'Balance des comptes'.$A$6:$'Balance des comptes'.$F$500];0;5))+SUMIF([$'Balance des comptes'.$A$6:$'Balance des comptes'.$F$500];&quot;&gt;=291000&quot;;OFFSET([$'Balance des comptes'.$A$6:$'Balance des comptes'.$F$500];0;5))-SUMIF([$'Balance des comptes'.$A$6:$'Balance des comptes'.$F$500];&quot;&gt;=292000&quot;;OFFSET([$'Balance des comptes'.$A$6:$'Balance des comptes'.$F$500];0;5))" office:value-type="float" office:value="0" calcext:value-type="float">
            <text:p>0,00</text:p>
          </table:table-cell>
          <table:table-cell table:style-name="ce465" table:formula="of:=[.C11]-[.D11]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465" table:formula="of:=[.E11]-[.F11]" office:value-type="float" office:value="0" calcext:value-type="float">
            <text:p>0,00</text:p>
          </table:table-cell>
          <table:table-cell table:style-name="ce119" office:value-type="string" calcext:value-type="string">
            <text:p>dont sub d'invest à des biens renouvelables par l'asso.</text:p>
          </table:table-cell>
          <table:table-cell table:style-name="ce450"/>
          <table:table-cell table:style-name="ce468" table:formula="of:=SUMIF([$'Balance des comptes'.$A$6:$'Balance des comptes'.$F$500];&quot;&gt;=102600&quot;;OFFSET([$'Balance des comptes'.$A$6:$'Balance des comptes'.$F$500];0;5))-SUMIF([$'Balance des comptes'.$A$6:$'Balance des comptes'.$F$500];&quot;&gt;=102700&quot;;OFFSET([$'Balance des comptes'.$A$6:$'Balance des comptes'.$F$500];0;5))" office:value-type="float" office:value="0" calcext:value-type="float">
            <text:p>0,00</text:p>
          </table:table-cell>
          <table:table-cell table:style-name="ce468" office:value-type="float" office:value="0" calcext:value-type="float">
            <text:p>0,00</text:p>
          </table:table-cell>
          <table:table-cell table:style-name="ce609" table:formula="of:=[.J11]-[.K11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9">
          <table:table-cell table:style-name="ce115" office:value-type="string" calcext:value-type="string" table:number-columns-spanned="2" table:number-rows-spanned="1">
            <text:p>- Immobilisations financières (titres et dépôts de garantie)</text:p>
          </table:table-cell>
          <table:covered-table-cell table:style-name="ce115"/>
          <table:table-cell table:style-name="ce465" table:formula="of:=SUMIF([$'Balance des comptes'.$A$6:$'Balance des comptes'.$F$500];&quot;&gt;=250000&quot;;OFFSET([$'Balance des comptes'.$A$6:$'Balance des comptes'.$F$500];0;4))-SUMIF([$'Balance des comptes'.$A$6:$'Balance des comptes'.$F$500];&quot;&gt;=280000&quot;;OFFSET([$'Balance des comptes'.$A$6:$'Balance des comptes'.$F$500];0;4))" office:value-type="float" office:value="0" calcext:value-type="float">
            <text:p>0,00</text:p>
          </table:table-cell>
          <table:table-cell table:style-name="ce465" table:formula="of:=SUMIF([$'Balance des comptes'.$A$6:$'Balance des comptes'.$F$500];&quot;&gt;=297000&quot;;OFFSET([$'Balance des comptes'.$A$6:$'Balance des comptes'.$F$500];0;5))-SUMIF([$'Balance des comptes'.$A$6:$'Balance des comptes'.$F$500];&quot;&gt;=298000&quot;;OFFSET([$'Balance des comptes'.$A$6:$'Balance des comptes'.$F$500];0;5))" office:value-type="float" office:value="0" calcext:value-type="float">
            <text:p>0,00</text:p>
          </table:table-cell>
          <table:table-cell table:style-name="ce465" table:formula="of:=[.C12]-[.D12]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465" table:formula="of:=[.E12]-[.F12]" office:value-type="float" office:value="0" calcext:value-type="float">
            <text:p>0,00</text:p>
          </table:table-cell>
          <table:table-cell table:style-name="ce115" office:value-type="string" calcext:value-type="string">
            <text:p>- Réserves</text:p>
          </table:table-cell>
          <table:table-cell table:style-name="ce450"/>
          <table:table-cell table:style-name="ce465" table:formula="of:=SUMIF([$'Balance des comptes'.$A$6:$'Balance des comptes'.$F$500];&quot;&gt;=106000&quot;;OFFSET([$'Balance des comptes'.$A$6:$'Balance des comptes'.$F$500];0;5))-SUMIF([$'Balance des comptes'.$A$6:$'Balance des comptes'.$F$500];&quot;&gt;=107000&quot;;OFFSET([$'Balance des comptes'.$A$6:$'Balance des comptes'.$F$500];0;5))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608" table:formula="of:=[.J12]-[.K12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9">
          <table:table-cell table:style-name="ce115"/>
          <table:table-cell table:style-name="ce450"/>
          <table:table-cell table:style-name="ce465"/>
          <table:table-cell table:style-name="ce474"/>
          <table:table-cell table:style-name="ce465" table:number-columns-repeated="3"/>
          <table:table-cell table:style-name="ce115" office:value-type="string" calcext:value-type="string">
            <text:p>- Report à nouveau</text:p>
          </table:table-cell>
          <table:table-cell table:style-name="ce450"/>
          <table:table-cell table:style-name="ce465" table:formula="of:=(SUMIF([$'Balance des comptes'.$A$6:$'Balance des comptes'.$F$500];&quot;&gt;=110000&quot;;OFFSET([$'Balance des comptes'.$A$6:$'Balance des comptes'.$F$500];0;5))-SUMIF([$'Balance des comptes'.$A$6:$'Balance des comptes'.$F$500];&quot;&gt;=120000&quot;;OFFSET([$'Balance des comptes'.$A$6:$'Balance des comptes'.$F$500];0;5)))-(SUMIF([$'Balance des comptes'.$A$6:$'Balance des comptes'.$F$500];&quot;&gt;=110000&quot;;OFFSET([$'Balance des comptes'.$A$6:$'Balance des comptes'.$F$500];0;4))-SUMIF([$'Balance des comptes'.$A$6:$'Balance des comptes'.$F$500];&quot;&gt;=120000&quot;;OFFSET([$'Balance des comptes'.$A$6:$'Balance des comptes'.$F$500];0;4)))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608" table:formula="of:=[.J13]-[.K13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9">
          <table:table-cell table:style-name="ce115"/>
          <table:table-cell table:style-name="ce450"/>
          <table:table-cell table:style-name="ce465"/>
          <table:table-cell table:style-name="ce474"/>
          <table:table-cell table:style-name="ce465" table:number-columns-repeated="3"/>
          <table:table-cell table:style-name="ce115" office:value-type="string" calcext:value-type="string">
            <text:p>- Résultat de l'exercice</text:p>
          </table:table-cell>
          <table:table-cell table:style-name="ce450"/>
          <table:table-cell table:style-name="ce465" table:formula="of:=(SUMIF([$'Balance des comptes'.$A$6:$'Balance des comptes'.$F$500];&quot;&gt;=120000&quot;;OFFSET([$'Balance des comptes'.$A$6:$'Balance des comptes'.$F$500];0;5))-SUMIF([$'Balance des comptes'.$A$6:$'Balance des comptes'.$F$500];&quot;&gt;=121000&quot;;OFFSET([$'Balance des comptes'.$A$6:$'Balance des comptes'.$F$500];0;5)))-(SUMIF([$'Balance des comptes'.$A$6:$'Balance des comptes'.$F$500];&quot;&gt;=129000&quot;;OFFSET([$'Balance des comptes'.$A$6:$'Balance des comptes'.$F$500];0;4))-SUMIF([$'Balance des comptes'.$A$6:$'Balance des comptes'.$F$500];&quot;&gt;=130000&quot;;OFFSET([$'Balance des comptes'.$A$6:$'Balance des comptes'.$F$500];0;4)))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608" table:formula="of:=[.J14]-[.K14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6">
          <table:table-cell table:style-name="ce115"/>
          <table:table-cell table:style-name="ce450"/>
          <table:table-cell table:style-name="ce465"/>
          <table:table-cell table:style-name="ce474"/>
          <table:table-cell table:style-name="ce465" table:number-columns-repeated="3"/>
          <table:table-cell table:style-name="ce157" office:value-type="string" calcext:value-type="string" table:number-columns-spanned="2" table:number-rows-spanned="1">
            <text:p>Autres fonds associatifs :</text:p>
          </table:table-cell>
          <table:covered-table-cell table:style-name="ce157"/>
          <table:table-cell table:style-name="ce465" table:formula="of:=SUMIF([$'Balance des comptes'.$A$6:$'Balance des comptes'.$F$500];&quot;&gt;=103000&quot;;OFFSET([$'Balance des comptes'.$A$6:$'Balance des comptes'.$F$500];0;5))-SUMIF([$'Balance des comptes'.$A$6:$'Balance des comptes'.$F$500];&quot;&gt;=104000&quot;;OFFSET([$'Balance des comptes'.$A$6:$'Balance des comptes'.$F$500];0;5))+SUMIF([$'Balance des comptes'.$A$6:$'Balance des comptes'.$F$500];&quot;&gt;=130000&quot;;OFFSET([$'Balance des comptes'.$A$6:$'Balance des comptes'.$F$500];0;5))-SUMIF([$'Balance des comptes'.$A$6:$'Balance des comptes'.$F$500];&quot;&gt;=150000&quot;;OFFSET([$'Balance des comptes'.$A$6:$'Balance des comptes'.$F$500];0;5))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608" table:formula="of:=[.J15]-[.K15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6">
          <table:table-cell table:style-name="ce115"/>
          <table:table-cell table:style-name="ce450"/>
          <table:table-cell table:style-name="ce465"/>
          <table:table-cell table:style-name="ce474"/>
          <table:table-cell table:style-name="ce465" table:number-columns-repeated="3"/>
          <table:table-cell table:style-name="ce119" office:value-type="string" calcext:value-type="string" table:number-columns-spanned="2" table:number-rows-spanned="1">
            <text:p>dont sub d'invest à des biens non renouvelables par l'asso.</text:p>
          </table:table-cell>
          <table:covered-table-cell table:style-name="ce119"/>
          <table:table-cell table:style-name="ce468" table:formula="of:=SUMIF([$'Balance des comptes'.$A$6:$'Balance des comptes'.$F$500];&quot;&gt;=130000&quot;;OFFSET([$'Balance des comptes'.$A$6:$'Balance des comptes'.$F$500];0;5))-SUMIF([$'Balance des comptes'.$A$6:$'Balance des comptes'.$F$500];&quot;&gt;=140000&quot;;OFFSET([$'Balance des comptes'.$A$6:$'Balance des comptes'.$F$500];0;5))" office:value-type="float" office:value="0" calcext:value-type="float">
            <text:p>0,00</text:p>
          </table:table-cell>
          <table:table-cell table:style-name="ce468" office:value-type="float" office:value="0" calcext:value-type="float">
            <text:p>0,00</text:p>
          </table:table-cell>
          <table:table-cell table:style-name="ce609" table:formula="of:=[.J16]-[.K16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9">
          <table:table-cell table:style-name="ce438"/>
          <table:table-cell table:style-name="ce453"/>
          <table:table-cell table:style-name="ce465"/>
          <table:table-cell table:style-name="ce474"/>
          <table:table-cell table:style-name="ce465" table:number-columns-repeated="3"/>
          <table:table-cell table:style-name="ce473" table:number-columns-repeated="2"/>
          <table:table-cell table:style-name="ce506"/>
          <table:table-cell table:style-name="ce579"/>
          <table:table-cell table:style-name="ce610"/>
          <table:table-cell table:style-name="ce489" table:number-columns-repeated="1012"/>
        </table:table-row>
        <table:table-row table:style-name="ro19">
          <table:table-cell table:style-name="ce116" office:value-type="string" calcext:value-type="string" table:number-columns-spanned="2" table:number-rows-spanned="1">
            <text:p>TOTAL I</text:p>
          </table:table-cell>
          <table:covered-table-cell table:style-name="ce116"/>
          <table:table-cell table:style-name="ce466" table:formula="of:=SUM([.C10:.C12])" office:value-type="float" office:value="0" calcext:value-type="float">
            <text:p>0,00</text:p>
          </table:table-cell>
          <table:table-cell table:style-name="ce466" table:formula="of:=SUM([.D10:.D12])" office:value-type="float" office:value="0" calcext:value-type="float">
            <text:p>0,00</text:p>
          </table:table-cell>
          <table:table-cell table:style-name="ce466" table:formula="of:=SUM([.E10:.E12])" office:value-type="float" office:value="0" calcext:value-type="float">
            <text:p>0,00</text:p>
          </table:table-cell>
          <table:table-cell table:style-name="ce466" table:formula="of:=SUM([.F10:.F12])" office:value-type="float" office:value="0" calcext:value-type="float">
            <text:p>0,00</text:p>
          </table:table-cell>
          <table:table-cell table:style-name="ce466" table:formula="of:=SUM([.G10:.G12])" office:value-type="float" office:value="0" calcext:value-type="float">
            <text:p>0,00</text:p>
          </table:table-cell>
          <table:table-cell table:style-name="ce116" office:value-type="string" calcext:value-type="string" table:number-columns-spanned="2" table:number-rows-spanned="1">
            <text:p>TOTAL I</text:p>
          </table:table-cell>
          <table:covered-table-cell table:style-name="ce116"/>
          <table:table-cell table:style-name="ce508" table:formula="of:=SUM([.J9:.J16])-[.J11]-[.J16]" office:value-type="float" office:value="0" calcext:value-type="float">
            <text:p>0,00</text:p>
          </table:table-cell>
          <table:table-cell table:style-name="ce599" table:formula="of:=SUM([.K9:.K16])-[.K11]-[.K16]" office:value-type="float" office:value="0" calcext:value-type="float">
            <text:p>0,00</text:p>
          </table:table-cell>
          <table:table-cell table:style-name="ce611" table:formula="of:=[.J18]-[.K18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9">
          <table:table-cell table:style-name="ce441"/>
          <table:table-cell table:style-name="ce456"/>
          <table:table-cell table:style-name="ce467"/>
          <table:table-cell table:style-name="ce475"/>
          <table:table-cell table:style-name="ce467" table:number-columns-repeated="3"/>
          <table:table-cell table:style-name="ce456" table:number-columns-repeated="2"/>
          <table:table-cell table:style-name="ce512"/>
          <table:table-cell table:style-name="ce600"/>
          <table:table-cell table:style-name="ce612"/>
          <table:table-cell table:style-name="ce489" table:number-columns-repeated="1012"/>
        </table:table-row>
        <table:table-row table:style-name="ro19">
          <table:table-cell table:style-name="ce438"/>
          <table:table-cell table:style-name="ce447" office:value-type="string" calcext:value-type="string">
            <text:p>ACTIF CIRCULANT</text:p>
          </table:table-cell>
          <table:table-cell table:style-name="ce465"/>
          <table:table-cell table:style-name="ce474"/>
          <table:table-cell table:style-name="ce465" table:number-columns-repeated="3"/>
          <table:table-cell table:style-name="ce489"/>
          <table:table-cell table:style-name="ce447" office:value-type="string" calcext:value-type="string">
            <text:p>PROVISIONS POUR RISQUES ET CHARGES</text:p>
          </table:table-cell>
          <table:table-cell table:style-name="ce465" table:formula="of:=SUMIF([$'Balance des comptes'.$A$6:$'Balance des comptes'.$F$500];&quot;&gt;=150000&quot;;OFFSET([$'Balance des comptes'.$A$6:$'Balance des comptes'.$F$500];0;5))-SUMIF([$'Balance des comptes'.$A$6:$'Balance des comptes'.$F$500];&quot;&gt;=159000&quot;;OFFSET([$'Balance des comptes'.$A$6:$'Balance des comptes'.$F$500];0;5))" office:value-type="float" office:value="0" calcext:value-type="float">
            <text:p>0,00</text:p>
          </table:table-cell>
          <table:table-cell table:style-name="ce601" office:value-type="float" office:value="0" calcext:value-type="float">
            <text:p>0,00</text:p>
          </table:table-cell>
          <table:table-cell table:style-name="ce613" table:formula="of:=[.J20]-[.K20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9">
          <table:table-cell table:style-name="ce118" office:value-type="string" calcext:value-type="string">
            <text:p>- Stocks</text:p>
          </table:table-cell>
          <table:table-cell table:style-name="ce458"/>
          <table:table-cell table:style-name="ce465" table:formula="of:=SUMIF([$'Balance des comptes'.$A$6:$'Balance des comptes'.$F$500];&quot;&gt;=300000&quot;;OFFSET([$'Balance des comptes'.$A$6:$'Balance des comptes'.$F$500];0;4))-SUMIF([$'Balance des comptes'.$A$6:$'Balance des comptes'.$F$500];&quot;&gt;=380000&quot;;OFFSET([$'Balance des comptes'.$A$6:$'Balance des comptes'.$F$500];0;4))" office:value-type="float" office:value="0" calcext:value-type="float">
            <text:p>0,00</text:p>
          </table:table-cell>
          <table:table-cell table:style-name="ce465" table:formula="of:=SUMIF([$'Balance des comptes'.$A$6:$'Balance des comptes'.$F$500];&quot;&gt;=390000&quot;;OFFSET([$'Balance des comptes'.$A$6:$'Balance des comptes'.$F$500];0;5))-SUMIF([$'Balance des comptes'.$A$6:$'Balance des comptes'.$F$500];&quot;&gt;=399000&quot;;OFFSET([$'Balance des comptes'.$A$6:$'Balance des comptes'.$F$500];0;5))" office:value-type="float" office:value="0" calcext:value-type="float">
            <text:p>0,00</text:p>
          </table:table-cell>
          <table:table-cell table:style-name="ce465" table:formula="of:=[.C21]-[.D21]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465" table:formula="of:=[.E21]-[.F21]" office:value-type="float" office:value="0" calcext:value-type="float">
            <text:p>0,00</text:p>
          </table:table-cell>
          <table:table-cell table:style-name="ce453"/>
          <table:table-cell table:style-name="ce489"/>
          <table:table-cell table:style-name="ce505"/>
          <table:table-cell table:style-name="ce579"/>
          <table:table-cell table:style-name="ce606"/>
          <table:table-cell table:style-name="ce489" table:number-columns-repeated="1012"/>
        </table:table-row>
        <table:table-row table:style-name="ro19">
          <table:table-cell table:style-name="ce118" office:value-type="string" calcext:value-type="string">
            <text:p>- Avances et acomptes versés sur commande</text:p>
          </table:table-cell>
          <table:table-cell table:style-name="ce458"/>
          <table:table-cell table:style-name="ce465" table:formula="of:=SUMIF([$'Balance des comptes'.$A$6:$'Balance des comptes'.$F$500];&quot;&gt;=409100&quot;;OFFSET([$'Balance des comptes'.$A$6:$'Balance des comptes'.$F$500];0;4))-SUMIF([$'Balance des comptes'.$A$6:$'Balance des comptes'.$F$500];&quot;&gt;=409500&quot;;OFFSET([$'Balance des comptes'.$A$6:$'Balance des comptes'.$F$500];0;4))" office:value-type="float" office:value="0" calcext:value-type="float">
            <text:p>0,00</text:p>
          </table:table-cell>
          <table:table-cell table:style-name="ce465" table:number-columns-repeated="4"/>
          <table:table-cell table:style-name="ce116" office:value-type="string" calcext:value-type="string" table:number-columns-spanned="2" table:number-rows-spanned="1">
            <text:p>TOTAL II</text:p>
          </table:table-cell>
          <table:covered-table-cell table:style-name="ce116"/>
          <table:table-cell table:style-name="ce508" table:formula="of:=[.J20]" office:value-type="float" office:value="0" calcext:value-type="float">
            <text:p>0,00</text:p>
          </table:table-cell>
          <table:table-cell table:style-name="ce599" table:formula="of:=[.K20]" office:value-type="float" office:value="0" calcext:value-type="float">
            <text:p>0,00</text:p>
          </table:table-cell>
          <table:table-cell table:style-name="ce611" table:formula="of:=[.J22]-[.K22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9">
          <table:table-cell table:style-name="ce115" office:value-type="string" calcext:value-type="string">
            <text:p>- Créances clients</text:p>
          </table:table-cell>
          <table:table-cell table:style-name="ce450"/>
          <table:table-cell table:style-name="ce465" table:formula="of:=SUMIF([$'Balance des comptes'.$A$6:$'Balance des comptes'.$F$500];&quot;&gt;=411000&quot;;OFFSET([$'Balance des comptes'.$A$6:$'Balance des comptes'.$F$500];0;4))-SUMIF([$'Balance des comptes'.$A$6:$'Balance des comptes'.$F$500];&quot;&gt;=420000&quot;;OFFSET([$'Balance des comptes'.$A$6:$'Balance des comptes'.$F$500];0;4))" office:value-type="float" office:value="0" calcext:value-type="float">
            <text:p>0,00</text:p>
          </table:table-cell>
          <table:table-cell table:style-name="ce465" table:formula="of:=SUMIF([$'Balance des comptes'.$A$6:$'Balance des comptes'.$F$500];&quot;&gt;=491000&quot;;OFFSET([$'Balance des comptes'.$A$6:$'Balance des comptes'.$F$500];0;5))-SUMIF([$'Balance des comptes'.$A$6:$'Balance des comptes'.$F$500];&quot;&gt;=492000&quot;;OFFSET([$'Balance des comptes'.$A$6:$'Balance des comptes'.$F$500];0;5))" office:value-type="float" office:value="0" calcext:value-type="float">
            <text:p>0,00</text:p>
          </table:table-cell>
          <table:table-cell table:style-name="ce465" table:formula="of:=[.C23]-[.D23]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465" table:formula="of:=[.E23]-[.F23]" office:value-type="float" office:value="0" calcext:value-type="float">
            <text:p>0,00</text:p>
          </table:table-cell>
          <table:table-cell table:style-name="ce456" table:number-columns-repeated="2"/>
          <table:table-cell table:style-name="ce512"/>
          <table:table-cell table:style-name="ce600"/>
          <table:table-cell table:style-name="ce612"/>
          <table:table-cell table:style-name="ce489" table:number-columns-repeated="1012"/>
        </table:table-row>
        <table:table-row table:style-name="ro19">
          <table:table-cell table:style-name="ce115" office:value-type="string" calcext:value-type="string" table:number-columns-spanned="2" table:number-rows-spanned="1">
            <text:p>- Autres créances</text:p>
          </table:table-cell>
          <table:covered-table-cell table:style-name="ce115"/>
          <table:table-cell table:style-name="ce465" table:formula="of:=SUMIF([$'Balance des comptes'.$A$6:$'Balance des comptes'.$F$500];&quot;&gt;=421000&quot;;OFFSET([$'Balance des comptes'.$A$6:$'Balance des comptes'.$F$500];0;4))-SUMIF([$'Balance des comptes'.$A$6:$'Balance des comptes'.$F$500];&quot;&gt;=468000&quot;;OFFSET([$'Balance des comptes'.$A$6:$'Balance des comptes'.$F$500];0;4))+SUMIF([$'Balance des comptes'.$A$6:$'Balance des comptes'.$F$500];&quot;&gt;=409000&quot;;OFFSET([$'Balance des comptes'.$A$6:$'Balance des comptes'.$F$500];0;4))-SUMIF([$'Balance des comptes'.$A$6:$'Balance des comptes'.$F$500];&quot;&gt;=410000&quot;;OFFSET([$'Balance des comptes'.$A$6:$'Balance des comptes'.$F$500];0;4))-[.C22]+SUMIF([$'Balance des comptes'.$A$6:$'Balance des comptes'.$F$500];&quot;&gt;=400000&quot;;OFFSET([$'Balance des comptes'.$A$6:$'Balance des comptes'.$F$500];0;4))-SUMIF([$'Balance des comptes'.$A$6:$'Balance des comptes'.$F$500];&quot;&gt;=410000&quot;;OFFSET([$'Balance des comptes'.$A$6:$'Balance des comptes'.$F$500];0;4))" office:value-type="float" office:value="0" calcext:value-type="float">
            <text:p>0,00</text:p>
          </table:table-cell>
          <table:table-cell table:style-name="ce465" table:formula="of:=SUMIF([$'Balance des comptes'.$A$6:$'Balance des comptes'.$F$500];&quot;&gt;=496000&quot;;OFFSET([$'Balance des comptes'.$A$6:$'Balance des comptes'.$F$500];0;5))-SUMIF([$'Balance des comptes'.$A$6:$'Balance des comptes'.$F$500];&quot;&gt;=497000&quot;;OFFSET([$'Balance des comptes'.$A$6:$'Balance des comptes'.$F$500];0;5))" office:value-type="float" office:value="0" calcext:value-type="float">
            <text:p>0,00</text:p>
          </table:table-cell>
          <table:table-cell table:style-name="ce465" table:formula="of:=[.C24]-[.D24]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465" table:formula="of:=[.E24]-[.F24]" office:value-type="float" office:value="0" calcext:value-type="float">
            <text:p>0,00</text:p>
          </table:table-cell>
          <table:table-cell table:style-name="ce456"/>
          <table:table-cell table:style-name="ce447" office:value-type="string" calcext:value-type="string">
            <text:p>FONDS DEDIES</text:p>
          </table:table-cell>
          <table:table-cell table:style-name="ce512"/>
          <table:table-cell table:style-name="ce600"/>
          <table:table-cell table:style-name="ce612"/>
          <table:table-cell table:style-name="ce489" table:number-columns-repeated="1012"/>
        </table:table-row>
        <table:table-row table:style-name="ro16">
          <table:table-cell table:style-name="ce119" office:value-type="string" calcext:value-type="string">
            <text:p>dont subventions à recevoir</text:p>
          </table:table-cell>
          <table:table-cell table:style-name="ce450"/>
          <table:table-cell table:style-name="ce468" table:formula="of:=SUMIF([$'Balance des comptes'.$A$6:$'Balance des comptes'.$F$500];&quot;&gt;=441000&quot;;OFFSET([$'Balance des comptes'.$A$6:$'Balance des comptes'.$F$500];0;4))-SUMIF([$'Balance des comptes'.$A$6:$'Balance des comptes'.$F$500];&quot;&gt;=442000&quot;;OFFSET([$'Balance des comptes'.$A$6:$'Balance des comptes'.$F$500];0;4))" office:value-type="float" office:value="0" calcext:value-type="float">
            <text:p>0,00</text:p>
          </table:table-cell>
          <table:table-cell table:style-name="ce468"/>
          <table:table-cell table:style-name="ce468" table:formula="of:=[.C25]-[.D25]" office:value-type="float" office:value="0" calcext:value-type="float">
            <text:p>0,00</text:p>
          </table:table-cell>
          <table:table-cell table:style-name="ce468" office:value-type="float" office:value="0" calcext:value-type="float">
            <text:p>0,00</text:p>
          </table:table-cell>
          <table:table-cell table:style-name="ce468" table:formula="of:=[.E25]-[.F25]" office:value-type="float" office:value="0" calcext:value-type="float">
            <text:p>0,00</text:p>
          </table:table-cell>
          <table:table-cell table:style-name="ce115" office:value-type="string" calcext:value-type="string">
            <text:p>- sur subventions de fonctionnement</text:p>
          </table:table-cell>
          <table:table-cell table:style-name="ce456"/>
          <table:table-cell table:style-name="ce465" table:formula="of:=SUMIF([$'Balance des comptes'.$A$6:$'Balance des comptes'.$F$500];&quot;&gt;=194000&quot;;OFFSET([$'Balance des comptes'.$A$6:$'Balance des comptes'.$F$500];0;5))-SUMIF([$'Balance des comptes'.$A$6:$'Balance des comptes'.$F$500];&quot;&gt;=195000&quot;;OFFSET([$'Balance des comptes'.$A$6:$'Balance des comptes'.$F$500];0;5))" office:value-type="float" office:value="0" calcext:value-type="float">
            <text:p>0,00</text:p>
          </table:table-cell>
          <table:table-cell table:style-name="ce601" office:value-type="float" office:value="0" calcext:value-type="float">
            <text:p>0,00</text:p>
          </table:table-cell>
          <table:table-cell table:style-name="ce613" table:formula="of:=[.J25]-[.K25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9">
          <table:table-cell table:style-name="ce115" office:value-type="string" calcext:value-type="string">
            <text:p>- Valeurs mobilières de placement</text:p>
          </table:table-cell>
          <table:table-cell table:style-name="ce450"/>
          <table:table-cell table:style-name="ce465" table:formula="of:=SUMIF([$'Balance des comptes'.$A$6:$'Balance des comptes'.$F$500];&quot;&gt;=500000&quot;;OFFSET([$'Balance des comptes'.$A$6:$'Balance des comptes'.$F$500];0;4))-SUMIF([$'Balance des comptes'.$A$6:$'Balance des comptes'.$F$500];&quot;&gt;=510000&quot;;OFFSET([$'Balance des comptes'.$A$6:$'Balance des comptes'.$F$500];0;4))" office:value-type="float" office:value="0" calcext:value-type="float">
            <text:p>0,00</text:p>
          </table:table-cell>
          <table:table-cell table:style-name="ce465" table:formula="of:=SUMIF([$'Balance des comptes'.$A$6:$'Balance des comptes'.$F$500];&quot;&gt;=590000&quot;;OFFSET([$'Balance des comptes'.$A$6:$'Balance des comptes'.$F$500];0;5))-SUMIF([$'Balance des comptes'.$A$6:$'Balance des comptes'.$F$500];&quot;&gt;=599000&quot;;OFFSET([$'Balance des comptes'.$A$6:$'Balance des comptes'.$F$500];0;5))" office:value-type="float" office:value="0" calcext:value-type="float">
            <text:p>0,00</text:p>
          </table:table-cell>
          <table:table-cell table:style-name="ce465" table:formula="of:=[.C26]-[.D26]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465" table:formula="of:=[.E26]-[.F26]" office:value-type="float" office:value="0" calcext:value-type="float">
            <text:p>0,00</text:p>
          </table:table-cell>
          <table:table-cell table:style-name="ce115" office:value-type="string" calcext:value-type="string">
            <text:p>- sur autres ressources</text:p>
          </table:table-cell>
          <table:table-cell table:style-name="ce489"/>
          <table:table-cell table:style-name="ce465" table:formula="of:=SUMIF([$'Balance des comptes'.$A$6:$'Balance des comptes'.$F$500];&quot;&gt;=195000&quot;;OFFSET([$'Balance des comptes'.$A$6:$'Balance des comptes'.$F$500];0;5))-SUMIF([$'Balance des comptes'.$A$6:$'Balance des comptes'.$F$500];&quot;&gt;=198000&quot;;OFFSET([$'Balance des comptes'.$A$6:$'Balance des comptes'.$F$500];0;5))" office:value-type="float" office:value="0" calcext:value-type="float">
            <text:p>0,00</text:p>
          </table:table-cell>
          <table:table-cell table:style-name="ce602" office:value-type="float" office:value="0" calcext:value-type="float">
            <text:p>0,00</text:p>
          </table:table-cell>
          <table:table-cell table:style-name="ce613" table:formula="of:=[.J26]-[.K26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9">
          <table:table-cell table:style-name="ce118" office:value-type="string" calcext:value-type="string" table:number-columns-spanned="2" table:number-rows-spanned="1">
            <text:p>- Disponibilés (autres que caisse)</text:p>
          </table:table-cell>
          <table:covered-table-cell table:style-name="ce118"/>
          <table:table-cell table:style-name="ce465" table:formula="of:=SUMIF([$'Balance des comptes'.$A$6:$'Balance des comptes'.$F$500];&quot;&gt;=510000&quot;;OFFSET([$'Balance des comptes'.$A$6:$'Balance des comptes'.$F$500];0;4))-SUMIF([$'Balance des comptes'.$A$6:$'Balance des comptes'.$F$500];&quot;&gt;=588000&quot;;OFFSET([$'Balance des comptes'.$A$6:$'Balance des comptes'.$F$500];0;4))-[.C28]" office:value-type="float" office:value="0" calcext:value-type="float">
            <text:p>0,00</text:p>
          </table:table-cell>
          <table:table-cell table:style-name="ce465"/>
          <table:table-cell table:style-name="ce465" table:formula="of:=[.C27]-[.D27]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465" table:formula="of:=[.E27]-[.F27]" office:value-type="float" office:value="0" calcext:value-type="float">
            <text:p>0,00</text:p>
          </table:table-cell>
          <table:table-cell table:style-name="ce450"/>
          <table:table-cell table:style-name="ce489"/>
          <table:table-cell table:style-name="ce514"/>
          <table:table-cell table:style-name="ce602"/>
          <table:table-cell table:style-name="ce613"/>
          <table:table-cell table:style-name="ce489" table:number-columns-repeated="1012"/>
        </table:table-row>
        <table:table-row table:style-name="ro19">
          <table:table-cell table:style-name="ce118" office:value-type="string" calcext:value-type="string">
            <text:p>- Caisse</text:p>
          </table:table-cell>
          <table:table-cell table:style-name="ce459"/>
          <table:table-cell table:style-name="ce465" table:formula="of:=SUMIF([$'Balance des comptes'.$A$6:$'Balance des comptes'.$F$500];&quot;&gt;=530000&quot;;OFFSET([$'Balance des comptes'.$A$6:$'Balance des comptes'.$F$500];0;4))-SUMIF([$'Balance des comptes'.$A$6:$'Balance des comptes'.$F$500];&quot;&gt;=539000&quot;;OFFSET([$'Balance des comptes'.$A$6:$'Balance des comptes'.$F$500];0;4))" office:value-type="float" office:value="0" calcext:value-type="float">
            <text:p>0,00</text:p>
          </table:table-cell>
          <table:table-cell table:style-name="ce465"/>
          <table:table-cell table:style-name="ce465" table:formula="of:=[.C28]-[.D28]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465" table:formula="of:=[.E28]-[.F28]" office:value-type="float" office:value="0" calcext:value-type="float">
            <text:p>0,00</text:p>
          </table:table-cell>
          <table:table-cell table:style-name="ce489"/>
          <table:table-cell table:style-name="ce447" office:value-type="string" calcext:value-type="string">
            <text:p>DETTES</text:p>
          </table:table-cell>
          <table:table-cell table:style-name="ce514"/>
          <table:table-cell table:style-name="ce602"/>
          <table:table-cell table:style-name="ce613"/>
          <table:table-cell table:style-name="ce489" table:number-columns-repeated="1012"/>
        </table:table-row>
        <table:table-row table:style-name="ro19">
          <table:table-cell table:style-name="ce118"/>
          <table:table-cell table:style-name="ce459"/>
          <table:table-cell table:style-name="ce465" table:number-columns-repeated="5"/>
          <table:table-cell table:style-name="ce115" office:value-type="string" calcext:value-type="string">
            <text:p>- Emprunts et dettes assimilées plus d'un an</text:p>
          </table:table-cell>
          <table:table-cell table:style-name="ce450"/>
          <table:table-cell table:style-name="ce465" table:formula="of:=SUMIF([$'Balance des comptes'.$A$6:$'Balance des comptes'.$F$500];&quot;&gt;=160000&quot;;OFFSET([$'Balance des comptes'.$A$6:$'Balance des comptes'.$F$500];0;5))-SUMIF([$'Balance des comptes'.$A$6:$'Balance des comptes'.$F$500];&quot;&gt;=170000&quot;;OFFSET([$'Balance des comptes'.$A$6:$'Balance des comptes'.$F$500];0;5))" office:value-type="float" office:value="0" calcext:value-type="float">
            <text:p>0,00</text:p>
          </table:table-cell>
          <table:table-cell table:style-name="ce602" office:value-type="float" office:value="0" calcext:value-type="float">
            <text:p>0,00</text:p>
          </table:table-cell>
          <table:table-cell table:style-name="ce613" table:formula="of:=[.J29]-[.K29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9">
          <table:table-cell table:style-name="ce116" office:value-type="string" calcext:value-type="string" table:number-columns-spanned="2" table:number-rows-spanned="1">
            <text:p>TOTAL II</text:p>
          </table:table-cell>
          <table:covered-table-cell table:style-name="ce116"/>
          <table:table-cell table:style-name="ce466" table:formula="of:=SUM([.C21:.C28])-[.C25]" office:value-type="float" office:value="0" calcext:value-type="float">
            <text:p>0,00</text:p>
          </table:table-cell>
          <table:table-cell table:style-name="ce466" table:formula="of:=SUM([.D21:.D28])-[.D25]" office:value-type="float" office:value="0" calcext:value-type="float">
            <text:p>0,00</text:p>
          </table:table-cell>
          <table:table-cell table:style-name="ce466" table:formula="of:=SUM([.E21:.E28])-[.E25]" office:value-type="float" office:value="0" calcext:value-type="float">
            <text:p>0,00</text:p>
          </table:table-cell>
          <table:table-cell table:style-name="ce466" table:formula="of:=SUM([.F21:.F28])-[.F25]" office:value-type="float" office:value="0" calcext:value-type="float">
            <text:p>0,00</text:p>
          </table:table-cell>
          <table:table-cell table:style-name="ce466" table:formula="of:=SUM([.G21:.G28])-[.G25]" office:value-type="float" office:value="0" calcext:value-type="float">
            <text:p>0,00</text:p>
          </table:table-cell>
          <table:table-cell table:style-name="ce490" office:value-type="string" calcext:value-type="string">
            <text:p>- Emprunts et dettes financières à moins d'un an</text:p>
          </table:table-cell>
          <table:table-cell table:style-name="ce489"/>
          <table:table-cell table:style-name="ce465" table:formula="of:=SUMIF([$'Balance des comptes'.$A$6:$'Balance des comptes'.$F$500];&quot;&gt;=500000&quot;;OFFSET([$'Balance des comptes'.$A$6:$'Balance des comptes'.$F$500];0;5))-SUMIF([$'Balance des comptes'.$A$6:$'Balance des comptes'.$F$500];&quot;&gt;=590000&quot;;OFFSET([$'Balance des comptes'.$A$6:$'Balance des comptes'.$F$500];0;5))" office:value-type="float" office:value="0" calcext:value-type="float">
            <text:p>0,00</text:p>
          </table:table-cell>
          <table:table-cell table:style-name="ce602" office:value-type="float" office:value="0" calcext:value-type="float">
            <text:p>0,00</text:p>
          </table:table-cell>
          <table:table-cell table:style-name="ce613" table:formula="of:=[.J30]-[.K30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9">
          <table:table-cell table:style-name="ce444"/>
          <table:table-cell table:style-name="ce460"/>
          <table:table-cell table:style-name="ce469"/>
          <table:table-cell table:style-name="ce473"/>
          <table:table-cell table:style-name="ce469" table:number-columns-repeated="3"/>
          <table:table-cell table:style-name="ce115" office:value-type="string" calcext:value-type="string">
            <text:p>- Avances et acomptes reçus sur commandes en cours</text:p>
          </table:table-cell>
          <table:table-cell table:style-name="ce450"/>
          <table:table-cell table:style-name="ce465" table:formula="of:=SUMIF([$'Balance des comptes'.$A$6:$'Balance des comptes'.$F$500];&quot;&gt;=419100&quot;;OFFSET([$'Balance des comptes'.$A$6:$'Balance des comptes'.$F$500];0;5))-SUMIF([$'Balance des comptes'.$A$6:$'Balance des comptes'.$F$500];&quot;&gt;=419500&quot;;OFFSET([$'Balance des comptes'.$A$6:$'Balance des comptes'.$F$500];0;5))" office:value-type="float" office:value="0" calcext:value-type="float">
            <text:p>0,00</text:p>
          </table:table-cell>
          <table:table-cell table:style-name="ce602" office:value-type="float" office:value="0" calcext:value-type="float">
            <text:p>0,00</text:p>
          </table:table-cell>
          <table:table-cell table:style-name="ce613" table:formula="of:=[.J31]-[.K31]" office:value-type="float" office:value="0" calcext:value-type="float">
            <text:p>0,00</text:p>
          </table:table-cell>
          <table:table-cell table:style-name="ce489"/>
          <table:table-cell table:style-name="ce615"/>
          <table:table-cell table:style-name="ce489" table:number-columns-repeated="1010"/>
        </table:table-row>
        <table:table-row table:style-name="ro19">
          <table:table-cell table:style-name="ce444"/>
          <table:table-cell table:style-name="ce460"/>
          <table:table-cell table:style-name="ce469"/>
          <table:table-cell table:style-name="ce473"/>
          <table:table-cell table:style-name="ce469" table:number-columns-repeated="3"/>
          <table:table-cell table:style-name="ce115" office:value-type="string" calcext:value-type="string">
            <text:p>- Fournisseurs et comptes rattachés</text:p>
          </table:table-cell>
          <table:table-cell table:style-name="ce450"/>
          <table:table-cell table:style-name="ce465" table:formula="of:=SUMIF([$'Balance des comptes'.$A$6:$'Balance des comptes'.$F$500];&quot;&gt;=400000&quot;;OFFSET([$'Balance des comptes'.$A$6:$'Balance des comptes'.$F$500];0;5))-SUMIF([$'Balance des comptes'.$A$6:$'Balance des comptes'.$F$500];&quot;&gt;=410000&quot;;OFFSET([$'Balance des comptes'.$A$6:$'Balance des comptes'.$F$500];0;5))" office:value-type="float" office:value="0" calcext:value-type="float">
            <text:p>0,00</text:p>
          </table:table-cell>
          <table:table-cell table:style-name="ce602" office:value-type="float" office:value="0" calcext:value-type="float">
            <text:p>0,00</text:p>
          </table:table-cell>
          <table:table-cell table:style-name="ce613" table:formula="of:=[.J32]-[.K32]" office:value-type="float" office:value="0" calcext:value-type="float">
            <text:p>0,00</text:p>
          </table:table-cell>
          <table:table-cell table:style-name="ce489"/>
          <table:table-cell table:style-name="ce615"/>
          <table:table-cell table:style-name="ce489" table:number-columns-repeated="1010"/>
        </table:table-row>
        <table:table-row table:style-name="ro19">
          <table:table-cell table:style-name="ce444"/>
          <table:table-cell table:style-name="ce460"/>
          <table:table-cell table:style-name="ce469"/>
          <table:table-cell table:style-name="ce473"/>
          <table:table-cell table:style-name="ce469" table:number-columns-repeated="3"/>
          <table:table-cell table:style-name="ce115" office:value-type="string" calcext:value-type="string">
            <text:p>- Autres</text:p>
          </table:table-cell>
          <table:table-cell table:style-name="ce450"/>
          <table:table-cell table:style-name="ce465" table:formula="of:=SUMIF([$'Balance des comptes'.$A$6:$'Balance des comptes'.$F$500];&quot;&gt;=419000&quot;;OFFSET([$'Balance des comptes'.$A$6:$'Balance des comptes'.$F$500];0;5))-SUMIF([$'Balance des comptes'.$A$6:$'Balance des comptes'.$F$500];&quot;&gt;=470000&quot;;OFFSET([$'Balance des comptes'.$A$6:$'Balance des comptes'.$F$500];0;5))+SUMIF([$'Balance des comptes'.$A$6:$'Balance des comptes'.$F$500];&quot;&gt;=411000&quot;;OFFSET([$'Balance des comptes'.$A$6:$'Balance des comptes'.$F$500];0;5))-SUMIF([$'Balance des comptes'.$A$6:$'Balance des comptes'.$F$500];&quot;&gt;=420000&quot;;OFFSET([$'Balance des comptes'.$A$6:$'Balance des comptes'.$F$500];0;5))" office:value-type="float" office:value="0" calcext:value-type="float">
            <text:p>0,00</text:p>
          </table:table-cell>
          <table:table-cell table:style-name="ce602" office:value-type="float" office:value="0" calcext:value-type="float">
            <text:p>0,00</text:p>
          </table:table-cell>
          <table:table-cell table:style-name="ce613" table:formula="of:=[.J33]-[.K33]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9">
          <table:table-cell table:style-name="ce444"/>
          <table:table-cell table:style-name="ce460"/>
          <table:table-cell table:style-name="ce469"/>
          <table:table-cell table:style-name="ce473"/>
          <table:table-cell table:style-name="ce469" table:number-columns-repeated="3"/>
          <table:table-cell table:style-name="ce115"/>
          <table:table-cell table:style-name="ce450"/>
          <table:table-cell table:style-name="ce519"/>
          <table:table-cell table:style-name="ce602"/>
          <table:table-cell table:style-name="ce613"/>
          <table:table-cell table:style-name="ce489" table:number-columns-repeated="1012"/>
        </table:table-row>
        <table:table-row table:style-name="ro19">
          <table:table-cell table:style-name="ce444"/>
          <table:table-cell table:style-name="ce460"/>
          <table:table-cell table:style-name="ce469"/>
          <table:table-cell table:style-name="ce473"/>
          <table:table-cell table:style-name="ce469" table:number-columns-repeated="3"/>
          <table:table-cell table:style-name="ce116" office:value-type="string" calcext:value-type="string" table:number-columns-spanned="2" table:number-rows-spanned="1">
            <text:p>TOTAL III</text:p>
          </table:table-cell>
          <table:covered-table-cell table:style-name="ce116"/>
          <table:table-cell table:style-name="ce508" table:formula="of:=SUM([.J29:.J34])+SUM([.J25:.J26])" office:value-type="float" office:value="0" calcext:value-type="float">
            <text:p>0,00</text:p>
          </table:table-cell>
          <table:table-cell table:style-name="ce599" table:formula="of:=SUM([.K29:.K34])+SUM([.K25:.K26])" office:value-type="float" office:value="0" calcext:value-type="float">
            <text:p>0,00</text:p>
          </table:table-cell>
          <table:table-cell table:style-name="ce611" table:formula="of:=SUM([.L29:.L34])+SUM([.L25:.L26])" office:value-type="float" office:value="0" calcext:value-type="float">
            <text:p>0,00</text:p>
          </table:table-cell>
          <table:table-cell table:style-name="ce489" table:number-columns-repeated="1012"/>
        </table:table-row>
        <table:table-row table:style-name="ro16">
          <table:table-cell table:style-name="ce438"/>
          <table:table-cell table:style-name="ce461"/>
          <table:table-cell table:style-name="ce465"/>
          <table:table-cell table:style-name="ce474"/>
          <table:table-cell table:style-name="ce465" table:number-columns-repeated="3"/>
          <table:table-cell table:style-name="ce456" table:number-columns-repeated="2"/>
          <table:table-cell table:style-name="ce512"/>
          <table:table-cell table:style-name="ce600"/>
          <table:table-cell table:style-name="ce612"/>
          <table:table-cell table:style-name="ce489" table:number-columns-repeated="1012"/>
        </table:table-row>
        <table:table-row table:style-name="ro16">
          <table:table-cell table:style-name="ce438"/>
          <table:table-cell table:style-name="ce447" office:value-type="string" calcext:value-type="string">
            <text:p>COMPTES DE REGULARISATION ACTIF</text:p>
          </table:table-cell>
          <table:table-cell table:style-name="ce468"/>
          <table:table-cell table:style-name="ce476"/>
          <table:table-cell table:style-name="ce465" table:number-columns-repeated="3"/>
          <table:table-cell table:style-name="ce489"/>
          <table:table-cell table:style-name="ce447" office:value-type="string" calcext:value-type="string">
            <text:p>COMPTES DE REGULARISATION PASSIF</text:p>
          </table:table-cell>
          <table:table-cell table:style-name="ce438"/>
          <table:table-cell table:style-name="ce579"/>
          <table:table-cell table:style-name="ce610"/>
          <table:table-cell table:style-name="ce489" table:number-columns-repeated="1012"/>
        </table:table-row>
        <table:table-row table:style-name="ro2">
          <table:table-cell table:style-name="ce115" office:value-type="string" calcext:value-type="string" table:number-columns-spanned="2" table:number-rows-spanned="1">
            <text:p>- Charges constatées d'avances</text:p>
          </table:table-cell>
          <table:covered-table-cell table:style-name="ce115"/>
          <table:table-cell table:style-name="ce465" table:formula="of:=SUMIF([$'Balance des comptes'.$A$6:$'Balance des comptes'.$F$500];&quot;&gt;=486000&quot;;OFFSET([$'Balance des comptes'.$A$6:$'Balance des comptes'.$F$500];0;4))-SUMIF([$'Balance des comptes'.$A$6:$'Balance des comptes'.$F$500];&quot;&gt;=487000&quot;;OFFSET([$'Balance des comptes'.$A$6:$'Balance des comptes'.$F$500];0;4))" office:value-type="float" office:value="0" calcext:value-type="float">
            <text:p>0,00</text:p>
          </table:table-cell>
          <table:table-cell table:style-name="ce465"/>
          <table:table-cell table:style-name="ce465" table:formula="of:=[.C38]" office:value-type="float" office:value="0" calcext:value-type="float">
            <text:p>0,00</text:p>
          </table:table-cell>
          <table:table-cell table:style-name="ce465" office:value-type="float" office:value="0" calcext:value-type="float">
            <text:p>0,00</text:p>
          </table:table-cell>
          <table:table-cell table:style-name="ce465" table:formula="of:=[.E38]-[.F38]" office:value-type="float" office:value="0" calcext:value-type="float">
            <text:p>0,00</text:p>
          </table:table-cell>
          <table:table-cell table:style-name="ce115" office:value-type="string" calcext:value-type="string" table:number-columns-spanned="2" table:number-rows-spanned="1">
            <text:p>- Produits constates d'avance</text:p>
          </table:table-cell>
          <table:covered-table-cell table:style-name="ce115"/>
          <table:table-cell table:style-name="ce465" table:formula="of:=SUMIF([$'Balance des comptes'.$A$6:$'Balance des comptes'.$F$500];&quot;&gt;=487000&quot;;OFFSET([$'Balance des comptes'.$A$6:$'Balance des comptes'.$F$500];0;5))-SUMIF([$'Balance des comptes'.$A$6:$'Balance des comptes'.$F$500];&quot;&gt;=488000&quot;;OFFSET([$'Balance des comptes'.$A$6:$'Balance des comptes'.$F$500];0;5))" office:value-type="float" office:value="0" calcext:value-type="float">
            <text:p>0,00</text:p>
          </table:table-cell>
          <table:table-cell table:style-name="ce603" office:value-type="float" office:value="0" calcext:value-type="float">
            <text:p>0,00</text:p>
          </table:table-cell>
          <table:table-cell table:style-name="ce606" table:formula="of:=[.J38]-[.K38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115"/>
          <table:table-cell table:style-name="ce450"/>
          <table:table-cell table:style-name="ce465"/>
          <table:table-cell table:style-name="ce474"/>
          <table:table-cell table:style-name="ce465" table:number-columns-repeated="3"/>
          <table:table-cell table:style-name="ce115"/>
          <table:table-cell table:style-name="ce450"/>
          <table:table-cell table:style-name="ce556"/>
          <table:table-cell table:style-name="ce603"/>
          <table:table-cell table:style-name="ce606"/>
          <table:table-cell table:number-columns-repeated="1012"/>
        </table:table-row>
        <table:table-row table:style-name="ro2">
          <table:table-cell table:style-name="ce116" office:value-type="string" calcext:value-type="string" table:number-columns-spanned="2" table:number-rows-spanned="1">
            <text:p>TOTAL III</text:p>
          </table:table-cell>
          <table:covered-table-cell table:style-name="ce116"/>
          <table:table-cell table:style-name="ce466" table:formula="of:=SUM([.C38:.C38])" office:value-type="float" office:value="0" calcext:value-type="float">
            <text:p>0,00</text:p>
          </table:table-cell>
          <table:table-cell table:style-name="ce477" table:formula="of:=[.D38]" office:value-type="float" office:value="0" calcext:value-type="float">
            <text:p>0,00</text:p>
          </table:table-cell>
          <table:table-cell table:style-name="ce466" table:formula="of:=SUM([.E38:.E38])" office:value-type="float" office:value="0" calcext:value-type="float">
            <text:p>0,00</text:p>
          </table:table-cell>
          <table:table-cell table:style-name="ce466" table:formula="of:=SUM([.F38:.F38])" office:value-type="float" office:value="0" calcext:value-type="float">
            <text:p>0,00</text:p>
          </table:table-cell>
          <table:table-cell table:style-name="ce466" table:formula="of:=SUM([.G38:.G38])" office:value-type="float" office:value="0" calcext:value-type="float">
            <text:p>0,00</text:p>
          </table:table-cell>
          <table:table-cell table:style-name="ce116" office:value-type="string" calcext:value-type="string" table:number-columns-spanned="2" table:number-rows-spanned="1">
            <text:p>TOTAL IV</text:p>
          </table:table-cell>
          <table:covered-table-cell table:style-name="ce116"/>
          <table:table-cell table:style-name="ce508" table:formula="of:=[.J38]" office:value-type="float" office:value="0" calcext:value-type="float">
            <text:p>0,00</text:p>
          </table:table-cell>
          <table:table-cell table:style-name="ce599" table:formula="of:=[.K38]" office:value-type="float" office:value="0" calcext:value-type="float">
            <text:p>0,00</text:p>
          </table:table-cell>
          <table:table-cell table:style-name="ce611" table:formula="of:=[.L38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121" office:value-type="string" calcext:value-type="string" table:number-columns-spanned="2" table:number-rows-spanned="1">
            <text:p>TOTAL ACTIF</text:p>
          </table:table-cell>
          <table:covered-table-cell table:style-name="ce121"/>
          <table:table-cell table:style-name="ce470" table:formula="of:=SUM([.C18];[.C30];[.C40])" office:value-type="float" office:value="0" calcext:value-type="float">
            <text:p>0,00</text:p>
          </table:table-cell>
          <table:table-cell table:style-name="ce478" table:formula="of:=[.D18]+[.D30]+[.D40]" office:value-type="float" office:value="0" calcext:value-type="float">
            <text:p>0,00</text:p>
          </table:table-cell>
          <table:table-cell table:style-name="ce470" table:formula="of:=[.E18]+[.E30]+[.E40]" office:value-type="float" office:value="0" calcext:value-type="float">
            <text:p>0,00</text:p>
          </table:table-cell>
          <table:table-cell table:style-name="ce470" table:formula="of:=+[.F18]+[.F30]+[.F40]" office:value-type="float" office:value="0" calcext:value-type="float">
            <text:p>0,00</text:p>
          </table:table-cell>
          <table:table-cell table:style-name="ce470" table:formula="of:=[.E41]-[.F41]" office:value-type="float" office:value="0" calcext:value-type="float">
            <text:p>0,00</text:p>
          </table:table-cell>
          <table:table-cell table:style-name="ce121" office:value-type="string" calcext:value-type="string" table:number-columns-spanned="2" table:number-rows-spanned="1">
            <text:p>TOTAL PASSIF</text:p>
          </table:table-cell>
          <table:covered-table-cell table:style-name="ce121"/>
          <table:table-cell table:style-name="ce574" table:formula="of:=[.J18]+[.J22]+[.J35]+[.J40]" office:value-type="float" office:value="0" calcext:value-type="float">
            <text:p>0,00</text:p>
          </table:table-cell>
          <table:table-cell table:style-name="ce604" table:formula="of:=[.K18]+[.K22]+[.K35]+[.K40]" office:value-type="float" office:value="0" calcext:value-type="float">
            <text:p>0,00</text:p>
          </table:table-cell>
          <table:table-cell table:style-name="ce614" table:formula="of:=[.L18]+[.L22]+[.L35]+[.L40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479"/>
          <table:table-cell table:number-columns-repeated="4"/>
          <table:table-cell table:style-name="ce479"/>
          <table:table-cell table:number-columns-repeated="1014"/>
        </table:table-row>
        <table:table-row table:style-name="ro2">
          <table:table-cell table:number-columns-repeated="3"/>
          <table:table-cell table:style-name="ce479" table:number-columns-repeated="2"/>
          <table:table-cell table:number-columns-repeated="5"/>
          <table:table-cell table:style-name="ce479"/>
          <table:table-cell table:number-columns-repeated="1013"/>
        </table:table-row>
        <table:table-row table:style-name="ro2">
          <table:table-cell table:number-columns-repeated="4"/>
          <table:table-cell table:style-name="ce479" table:number-columns-repeated="2"/>
          <table:table-cell table:number-columns-repeated="1018"/>
        </table:table-row>
        <table:table-row table:style-name="ro2">
          <table:table-cell table:number-columns-repeated="7"/>
          <table:table-cell table:style-name="ce491" office:value-type="string" calcext:value-type="string">
            <text:p>Vérification</text:p>
          </table:table-cell>
          <table:table-cell table:style-name="ce494" table:formula="of:=[.I46]-[.I47]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493" office:value-type="string" calcext:value-type="string">
            <text:p>Ecart bilan</text:p>
          </table:table-cell>
          <table:table-cell table:style-name="ce496" table:formula="of:=[.E41]-[.J41]" office:value-type="float" office:value="0" calcext:value-type="float">
            <text:p>0,00</text:p>
          </table:table-cell>
          <table:table-cell table:style-name="ce479"/>
          <table:table-cell table:number-columns-repeated="1014"/>
        </table:table-row>
        <table:table-row table:style-name="ro2">
          <table:table-cell table:number-columns-repeated="7"/>
          <table:table-cell table:style-name="ce493" office:value-type="string" calcext:value-type="string">
            <text:p>Résultat compte de résultat</text:p>
          </table:table-cell>
          <table:table-cell table:style-name="ce496" table:formula="of:=[$'Compte de résultat'.C84]" office:value-type="float" office:value="0" calcext:value-type="float">
            <text:p>0,00</text:p>
          </table:table-cell>
          <table:table-cell table:number-columns-repeated="1015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te de résultat" table:style-name="ta1" table:print="false">
        <table:table-column table:style-name="co7" table:default-cell-style-name="ce185"/>
        <table:table-column table:style-name="co44" table:default-cell-style-name="ce185"/>
        <table:table-column table:style-name="co45" table:default-cell-style-name="ce185"/>
        <table:table-column table:style-name="co46" table:default-cell-style-name="ce185"/>
        <table:table-column table:style-name="co40" table:default-cell-style-name="ce185"/>
        <table:table-column table:style-name="co7" table:number-columns-repeated="4" table:default-cell-style-name="ce185"/>
        <table:table-column table:style-name="co47" table:default-cell-style-name="ce185"/>
        <table:table-column table:style-name="co7" table:number-columns-repeated="247" table:default-cell-style-name="ce185"/>
        <table:table-column table:style-name="co7" table:number-columns-repeated="767" table:default-cell-style-name="Default"/>
        <table:table-row table:style-name="ro2">
          <table:table-cell table:number-columns-repeated="1024"/>
        </table:table-row>
        <table:table-row table:style-name="ro20">
          <table:table-cell table:style-name="ce202" table:formula="of:=CONCATENATE(&quot;COMPTE DE RESULTAT &quot;;[$'Donnees generales'.$C$7])" office:value-type="string" office:string-value="COMPTE DE RESULTAT 2016" calcext:value-type="string" table:number-columns-spanned="5" table:number-rows-spanned="2">
            <text:p>COMPTE DE RESULTAT 2016</text:p>
          </table:table-cell>
          <table:covered-table-cell table:style-name="ce202" table:formula="of:=CONCATENATE(&quot;COMPTE DE RESULTAT &quot;;#$'Données générales'.$C$7))))))))))))))))))))))))))))))))))))" office:value-type="string" office:string-value="" calcext:value-type="error">
            <text:p>#NOM ?</text:p>
          </table:covered-table-cell>
          <table:covered-table-cell table:style-name="ce202" table:formula="of:=CONCATENATE(&quot;COMPTE DE RESULTAT &quot;;#$'Données générales'.$C$7))))))))))))))))))))))))))))))))))))" office:value-type="string" office:string-value="" calcext:value-type="error">
            <text:p>#NOM ?</text:p>
          </table:covered-table-cell>
          <table:covered-table-cell table:style-name="ce202" table:formula="of:=CONCATENATE(&quot;COMPTE DE RESULTAT &quot;;#$'Données générales'.$C$7))))))))))))))))))))))))))))))))))))" office:value-type="string" office:string-value="" calcext:value-type="error">
            <text:p>#NOM ?</text:p>
          </table:covered-table-cell>
          <table:covered-table-cell table:style-name="ce202" table:formula="of:=CONCATENATE(&quot;COMPTE DE RESULTAT &quot;;#$'Données générales'.$C$7))))))))))))))))))))))))))))))))))))" office:value-type="string" office:string-value="" calcext:value-type="error">
            <text:p>#NOM ?</text:p>
          </table:covered-table-cell>
          <table:table-cell table:number-columns-repeated="1019"/>
        </table:table-row>
        <table:table-row table:style-name="ro8">
          <table:covered-table-cell table:style-name="ce202" table:formula="of:=CONCATENATE(&quot;COMPTE DE RESULTAT &quot;;#$'Données générales'.$C$7))))))))))))))))))))))))))))))))))))" office:value-type="string" office:string-value="" calcext:value-type="error">
            <text:p>#NOM ?</text:p>
          </table:covered-table-cell>
          <table:covered-table-cell table:style-name="ce202" table:formula="of:=CONCATENATE(&quot;COMPTE DE RESULTAT &quot;;#$'Données générales'.$C$7))))))))))))))))))))))))))))))))))))" office:value-type="string" office:string-value="" calcext:value-type="error">
            <text:p>#NOM ?</text:p>
          </table:covered-table-cell>
          <table:covered-table-cell table:style-name="ce202" table:formula="of:=CONCATENATE(&quot;COMPTE DE RESULTAT &quot;;#$'Données générales'.$C$7))))))))))))))))))))))))))))))))))))" office:value-type="string" office:string-value="" calcext:value-type="error">
            <text:p>#NOM ?</text:p>
          </table:covered-table-cell>
          <table:covered-table-cell table:style-name="ce202" table:formula="of:=CONCATENATE(&quot;COMPTE DE RESULTAT &quot;;#$'Données générales'.$C$7))))))))))))))))))))))))))))))))))))" office:value-type="string" office:string-value="" calcext:value-type="error">
            <text:p>#NOM ?</text:p>
          </table:covered-table-cell>
          <table:covered-table-cell table:style-name="ce202" table:formula="of:=CONCATENATE(&quot;COMPTE DE RESULTAT &quot;;#$'Données générales'.$C$7))))))))))))))))))))))))))))))))))))" office:value-type="string" office:string-value="" calcext:value-type="error">
            <text:p>#NOM ?</text:p>
          </table:covered-table-cell>
          <table:table-cell table:number-columns-repeated="1019"/>
        </table:table-row>
        <table:table-row table:style-name="ro17">
          <table:table-cell table:style-name="ce203" office:value-type="string" calcext:value-type="string" table:number-columns-spanned="2" table:number-rows-spanned="2">
            <text:p>PRODUITS D'EXPLOITATION</text:p>
          </table:table-cell>
          <table:covered-table-cell table:style-name="ce203"/>
          <table:table-cell table:style-name="ce153" table:formula="of:=CONCATENATE(&quot;AU &quot;;['Donnees generales'.C6];&quot;/&quot;;['Donnees generales'.C7])" office:value-type="string" office:string-value="AU 31-janv/2016" calcext:value-type="string" table:number-columns-spanned="1" table:number-rows-spanned="2">
            <text:p>AU 31-janv/2016</text:p>
          </table:table-cell>
          <table:table-cell table:style-name="ce283" table:formula="of:=CONCATENATE(&quot;AU &quot;;['Donnees generales'.$C$6];&quot;/&quot;;['Donnees generales'.$C$7]-1)" office:value-type="string" office:string-value="AU 31-janv/2015" calcext:value-type="string" table:number-columns-spanned="1" table:number-rows-spanned="2">
            <text:p>AU 31-janv/2015</text:p>
          </table:table-cell>
          <table:table-cell table:style-name="ce316" table:formula="of:=CONCATENATE(&quot;Ecart &quot;;&quot;(&quot;;[$'Donnees generales'.$C$7];&quot;/&quot;;[$'Donnees generales'.$C$7]-1;&quot;)&quot;)" office:value-type="string" office:string-value="Ecart (2016/2015)" calcext:value-type="string" table:number-columns-spanned="1" table:number-rows-spanned="2">
            <text:p>Ecart (2016/2015)</text:p>
          </table:table-cell>
          <table:table-cell/>
          <table:table-cell table:style-name="ce596"/>
          <table:table-cell table:style-name="ce598"/>
          <table:table-cell table:number-columns-repeated="1016"/>
        </table:table-row>
        <table:table-row table:style-name="ro21">
          <table:covered-table-cell table:number-columns-repeated="2" table:style-name="ce203"/>
          <table:covered-table-cell table:style-name="Default"/>
          <table:covered-table-cell table:style-name="ce283"/>
          <table:covered-table-cell table:style-name="ce316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492"/>
          <table:table-cell table:style-name="ce520"/>
          <table:table-cell table:style-name="ce499"/>
          <table:table-cell table:style-name="ce557"/>
          <table:table-cell table:style-name="ce575"/>
          <table:table-cell/>
          <table:table-cell table:style-name="ce597"/>
          <table:table-cell table:number-columns-repeated="1017"/>
        </table:table-row>
        <table:table-row table:style-name="ro2">
          <table:table-cell table:style-name="ce492"/>
          <table:table-cell table:style-name="ce521"/>
          <table:table-cell table:style-name="ce492"/>
          <table:table-cell table:style-name="ce557" table:number-columns-repeated="2"/>
          <table:table-cell table:number-columns-repeated="1019"/>
        </table:table-row>
        <table:table-row table:style-name="ro2">
          <table:table-cell table:style-name="ce209" office:value-type="string" calcext:value-type="string" table:number-columns-spanned="2" table:number-rows-spanned="1">
            <text:p>Ventes de produits finis, prestations de service et marchandises (70)</text:p>
          </table:table-cell>
          <table:covered-table-cell table:style-name="ce209"/>
          <table:table-cell table:style-name="ce540" table:formula="of:=SUMIF(['Balance des comptes'.A6:.F400];&quot;&gt;=700000&quot;;OFFSET(['Balance des comptes'.A6:.F400];0;5))-SUMIF(['Balance des comptes'.A6:.F400];&quot;&gt;=710000&quot;;OFFSET(['Balance des comptes'.A6:.F400];0;5))" office:value-type="float" office:value="0" calcext:value-type="float">
            <text:p>0,00</text:p>
          </table:table-cell>
          <table:table-cell table:style-name="ce540" office:value-type="float" office:value="0" calcext:value-type="float">
            <text:p>0,00</text:p>
          </table:table-cell>
          <table:table-cell table:style-name="ce561" table:formula="of:=[.C8]-[.D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10" table:number-columns-spanned="2" table:number-rows-spanned="1"/>
          <table:covered-table-cell table:style-name="ce210"/>
          <table:table-cell table:style-name="ce540" table:number-columns-repeated="2"/>
          <table:table-cell table:style-name="ce561"/>
          <table:table-cell table:number-columns-repeated="1019"/>
        </table:table-row>
        <table:table-row table:style-name="ro2">
          <table:table-cell table:style-name="ce209" office:value-type="string" calcext:value-type="string" table:number-columns-spanned="2" table:number-rows-spanned="1">
            <text:p>Production stockée et immobilisée (71 et 72)</text:p>
          </table:table-cell>
          <table:covered-table-cell table:style-name="ce209"/>
          <table:table-cell table:style-name="ce540" table:formula="of:=(SUMIF([$'Balance des comptes'.$A$6:$'Balance des comptes'.$F$400];&quot;&gt;=710000&quot;;OFFSET([$'Balance des comptes'.$A$6:$'Balance des comptes'.$F$400];0;3))-SUMIF([$'Balance des comptes'.$A$6:$'Balance des comptes'.$F$400];&quot;&gt;=740000&quot;;OFFSET([$'Balance des comptes'.$A$6:$'Balance des comptes'.$F$400];0;3)))-(SUMIF([$'Balance des comptes'.$A$6:$'Balance des comptes'.$F$400];&quot;&gt;=710000&quot;;OFFSET([$'Balance des comptes'.$A$6:$'Balance des comptes'.$F$400];0;2))-SUMIF([$'Balance des comptes'.$A$6:$'Balance des comptes'.$F$400];&quot;&gt;=720000&quot;;OFFSET([$'Balance des comptes'.$A$6:$'Balance des comptes'.$F$400];0;2)))" office:value-type="float" office:value="0" calcext:value-type="float">
            <text:p>0,00</text:p>
          </table:table-cell>
          <table:table-cell table:style-name="ce540" office:value-type="float" office:value="0" calcext:value-type="float">
            <text:p>0,00</text:p>
          </table:table-cell>
          <table:table-cell table:style-name="ce561" table:formula="of:=[.C10]-[.D1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5"/>
          <table:table-cell table:style-name="ce308"/>
          <table:table-cell table:style-name="ce541"/>
          <table:table-cell table:style-name="ce540"/>
          <table:table-cell table:style-name="ce561"/>
          <table:table-cell table:number-columns-repeated="1019"/>
        </table:table-row>
        <table:table-row table:style-name="ro2">
          <table:table-cell table:style-name="ce209" office:value-type="string" calcext:value-type="string" table:number-columns-spanned="2" table:number-rows-spanned="1">
            <text:p>Subventions d'exploitation (74)</text:p>
          </table:table-cell>
          <table:covered-table-cell table:style-name="ce209"/>
          <table:table-cell table:style-name="ce540" table:formula="of:=SUMIF(['Balance des comptes'.A6:.F400];&quot;&gt;=740000&quot;;OFFSET(['Balance des comptes'.A6:.F400];0;5))-SUMIF(['Balance des comptes'.A6:.F400];&quot;&gt;=750000&quot;;OFFSET(['Balance des comptes'.A6:.F400];0;5))" office:value-type="float" office:value="0" calcext:value-type="float">
            <text:p>0,00</text:p>
          </table:table-cell>
          <table:table-cell table:style-name="ce540" office:value-type="float" office:value="0" calcext:value-type="float">
            <text:p>0,00</text:p>
          </table:table-cell>
          <table:table-cell table:style-name="ce561" table:formula="of:=[.C12]-[.D1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5"/>
          <table:table-cell table:style-name="ce308"/>
          <table:table-cell table:style-name="ce541"/>
          <table:table-cell table:style-name="ce540"/>
          <table:table-cell table:style-name="ce561"/>
          <table:table-cell table:number-columns-repeated="1019"/>
        </table:table-row>
        <table:table-row table:style-name="ro2">
          <table:table-cell table:style-name="ce212" office:value-type="string" calcext:value-type="string" table:number-columns-spanned="2" table:number-rows-spanned="1">
            <text:p>Autres produits de gestion courante (75)</text:p>
          </table:table-cell>
          <table:covered-table-cell table:style-name="ce212"/>
          <table:table-cell table:style-name="ce540" table:formula="of:=SUMIF(['Balance des comptes'.A6:.F400];&quot;&gt;=750000&quot;;OFFSET(['Balance des comptes'.A6:.F400];0;5))-SUMIF(['Balance des comptes'.A6:.F400];&quot;&gt;=760000&quot;;OFFSET(['Balance des comptes'.A6:.F400];0;5))" office:value-type="float" office:value="0" calcext:value-type="float">
            <text:p>0,00</text:p>
          </table:table-cell>
          <table:table-cell table:style-name="ce540" table:formula="of:=SUM([.D16:.D19])" office:value-type="float" office:value="0" calcext:value-type="float">
            <text:p>0,00</text:p>
          </table:table-cell>
          <table:table-cell table:style-name="ce561" table:formula="of:=[.C14]-[.D1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5" office:value-type="string" calcext:value-type="string">
            <text:p>Dont :</text:p>
          </table:table-cell>
          <table:table-cell table:style-name="ce522"/>
          <table:table-cell table:style-name="ce541"/>
          <table:table-cell table:style-name="ce540"/>
          <table:table-cell table:style-name="ce561"/>
          <table:table-cell table:number-columns-repeated="1019"/>
        </table:table-row>
        <table:table-row table:style-name="ro2">
          <table:table-cell table:style-name="ce497" office:value-type="string" calcext:value-type="string">
            <text:p>- Cotisation</text:p>
          </table:table-cell>
          <table:table-cell table:style-name="ce523"/>
          <table:table-cell table:style-name="ce540" table:formula="of:=SUMIF(['Balance des comptes'.A6:.F400];&quot;&gt;=756000&quot;;OFFSET(['Balance des comptes'.A6:.F400];0;5))-SUMIF(['Balance des comptes'.A6:.F400];&quot;&gt;=757000&quot;;OFFSET(['Balance des comptes'.A6:.F400];0;5))" office:value-type="float" office:value="0" calcext:value-type="float">
            <text:p>0,00</text:p>
          </table:table-cell>
          <table:table-cell table:style-name="ce540" office:value-type="float" office:value="0" calcext:value-type="float">
            <text:p>0,00</text:p>
          </table:table-cell>
          <table:table-cell table:style-name="ce561" table:formula="of:=[.C16]-[.D1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7" office:value-type="string" calcext:value-type="string">
            <text:p>- Produits divers de gestion courante (dons…)</text:p>
          </table:table-cell>
          <table:table-cell table:style-name="ce523"/>
          <table:table-cell table:style-name="ce540" table:formula="of:=SUMIF(['Balance des comptes'.A6:.F400];&quot;&gt;=758000&quot;;OFFSET(['Balance des comptes'.A6:.F400];0;5))-SUMIF(['Balance des comptes'.A6:.F400];&quot;&gt;=759000&quot;;OFFSET(['Balance des comptes'.A6:.F400];0;5))" office:value-type="float" office:value="0" calcext:value-type="float">
            <text:p>0,00</text:p>
          </table:table-cell>
          <table:table-cell table:style-name="ce540" office:value-type="float" office:value="0" calcext:value-type="float">
            <text:p>0,00</text:p>
          </table:table-cell>
          <table:table-cell table:style-name="ce561" table:formula="of:=[.C17]-[.D1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10"/>
          <table:table-cell table:style-name="ce524"/>
          <table:table-cell table:style-name="ce540" table:number-columns-repeated="2"/>
          <table:table-cell table:style-name="ce561"/>
          <table:table-cell table:number-columns-repeated="1019"/>
        </table:table-row>
        <table:table-row table:style-name="ro2">
          <table:table-cell table:style-name="ce212" office:value-type="string" calcext:value-type="string" table:number-columns-spanned="2" table:number-rows-spanned="1">
            <text:p>Reprises sur amortissements et provisions (781)</text:p>
          </table:table-cell>
          <table:covered-table-cell table:style-name="ce212"/>
          <table:table-cell table:style-name="ce540" table:formula="of:=SUMIF(['Balance des comptes'.A6:.F400];&quot;&gt;=781000&quot;;OFFSET(['Balance des comptes'.A6:.F400];0;5))-SUMIF(['Balance des comptes'.A6:.F400];&quot;&gt;=782000&quot;;OFFSET(['Balance des comptes'.A6:.F400];0;5))" office:value-type="float" office:value="0" calcext:value-type="float">
            <text:p>0,00</text:p>
          </table:table-cell>
          <table:table-cell table:style-name="ce540" office:value-type="float" office:value="0" calcext:value-type="float">
            <text:p>0,00</text:p>
          </table:table-cell>
          <table:table-cell table:style-name="ce561" table:formula="of:=[.C19]-[.D1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10"/>
          <table:table-cell table:style-name="ce524"/>
          <table:table-cell table:style-name="ce540" table:number-columns-repeated="2"/>
          <table:table-cell table:style-name="ce561"/>
          <table:table-cell table:number-columns-repeated="1019"/>
        </table:table-row>
        <table:table-row table:style-name="ro2">
          <table:table-cell table:style-name="ce212" office:value-type="string" calcext:value-type="string" table:number-columns-spanned="2" table:number-rows-spanned="1">
            <text:p>Transfert de charges (791)</text:p>
          </table:table-cell>
          <table:covered-table-cell table:style-name="ce212"/>
          <table:table-cell table:style-name="ce540" table:formula="of:=SUMIF(['Balance des comptes'.A6:.F400];&quot;&gt;=791000&quot;;OFFSET(['Balance des comptes'.A6:.F400];0;5))-SUMIF(['Balance des comptes'.A6:.F400];&quot;&gt;=792000&quot;;OFFSET(['Balance des comptes'.A6:.F400];0;5))" office:value-type="float" office:value="0" calcext:value-type="float">
            <text:p>0,00</text:p>
          </table:table-cell>
          <table:table-cell table:style-name="ce540" office:value-type="float" office:value="0" calcext:value-type="float">
            <text:p>0,00</text:p>
          </table:table-cell>
          <table:table-cell table:style-name="ce561" table:formula="of:=[.C21]-[.D2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2"/>
          <table:table-cell table:style-name="ce308"/>
          <table:table-cell table:style-name="ce542"/>
          <table:table-cell table:style-name="ce558"/>
          <table:table-cell table:style-name="ce576"/>
          <table:table-cell table:number-columns-repeated="1019"/>
        </table:table-row>
        <table:table-row table:style-name="ro2">
          <table:table-cell table:style-name="ce214" office:value-type="string" calcext:value-type="string" table:number-columns-spanned="2" table:number-rows-spanned="1">
            <text:p>TOTAL I</text:p>
          </table:table-cell>
          <table:covered-table-cell table:style-name="ce214"/>
          <table:table-cell table:style-name="ce543" table:formula="of:=SUM([.C8:.C14];[.C19:.C21])" office:value-type="float" office:value="0" calcext:value-type="float">
            <text:p>0,00</text:p>
          </table:table-cell>
          <table:table-cell table:style-name="ce543" table:formula="of:=SUM([.D8:.D14];[.D19:.D21])" office:value-type="float" office:value="0" calcext:value-type="float">
            <text:p>0,00</text:p>
          </table:table-cell>
          <table:table-cell table:style-name="ce564" table:formula="of:=SUM([.E8:.E14];[.E19:.E21])" office:value-type="float" office:value="0" calcext:value-type="float">
            <text:p>0,00</text:p>
          </table:table-cell>
          <table:table-cell table:number-columns-repeated="1019"/>
        </table:table-row>
        <table:table-row table:style-name="ro20">
          <table:table-cell table:style-name="ce203" office:value-type="string" calcext:value-type="string" table:number-columns-spanned="2" table:number-rows-spanned="2">
            <text:p>CHARGES D'EXPLOITATION</text:p>
          </table:table-cell>
          <table:covered-table-cell table:style-name="ce203"/>
          <table:table-cell table:style-name="ce153" table:formula="of:=[.C4]" office:value-type="string" office:string-value="AU 31-janv/2016" calcext:value-type="string" table:number-columns-spanned="1" table:number-rows-spanned="2">
            <text:p>AU 31-janv/2016</text:p>
          </table:table-cell>
          <table:table-cell table:style-name="ce112" table:formula="of:=[.D4]" office:value-type="string" office:string-value="AU 31-janv/2015" calcext:value-type="string" table:number-columns-spanned="1" table:number-rows-spanned="2">
            <text:p>AU 31-janv/2015</text:p>
          </table:table-cell>
          <table:table-cell table:style-name="ce192" table:formula="of:=[.E4]" office:value-type="string" office:string-value="Ecart (2016/2015)" calcext:value-type="string" table:number-columns-spanned="1" table:number-rows-spanned="2">
            <text:p>Ecart (2016/2015)</text:p>
          </table:table-cell>
          <table:table-cell table:number-columns-repeated="1019"/>
        </table:table-row>
        <table:table-row table:style-name="ro22">
          <table:covered-table-cell table:number-columns-repeated="2" table:style-name="ce203"/>
          <table:covered-table-cell table:style-name="ce153"/>
          <table:covered-table-cell table:style-name="ce112"/>
          <table:covered-table-cell table:style-name="ce192"/>
          <table:table-cell table:number-columns-repeated="1019"/>
        </table:table-row>
        <table:table-row table:style-name="ro2">
          <table:table-cell table:style-name="ce499"/>
          <table:table-cell table:style-name="ce525"/>
          <table:table-cell table:style-name="ce499"/>
          <table:table-cell table:style-name="ce559"/>
          <table:table-cell table:style-name="ce577"/>
          <table:table-cell table:number-columns-repeated="1019"/>
        </table:table-row>
        <table:table-row table:style-name="ro2">
          <table:table-cell table:style-name="ce212" office:value-type="string" calcext:value-type="string" table:number-columns-spanned="2" table:number-rows-spanned="1">
            <text:p>Achats matières premières et marchandises</text:p>
          </table:table-cell>
          <table:covered-table-cell table:style-name="ce212"/>
          <table:table-cell table:style-name="ce544" table:formula="of:=(SUMIF([$'Balance des comptes'.$A$6:$'Balance des comptes'.$F$500];&quot;&gt;=600000&quot;;OFFSET([$'Balance des comptes'.$A$6:$'Balance des comptes'.$F$500];0;2))-SUMIF([$'Balance des comptes'.$A$6:$'Balance des comptes'.$F$500];&quot;&gt;=610000&quot;;OFFSET([$'Balance des comptes'.$A$6:$'Balance des comptes'.$F$500];0;2)))-(SUMIF([$'Balance des comptes'.$A$6:$'Balance des comptes'.$F$500];&quot;&gt;=603000&quot;;OFFSET([$'Balance des comptes'.$A$6:$'Balance des comptes'.$F$500];0;3))-SUMIF([$'Balance des comptes'.$A$6:$'Balance des comptes'.$F$500];&quot;&gt;=604000&quot;;OFFSET([$'Balance des comptes'.$A$6:$'Balance des comptes'.$F$500];0;3)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27]-[.D2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12"/>
          <table:table-cell table:style-name="ce526"/>
          <table:table-cell table:style-name="ce545"/>
          <table:table-cell table:style-name="ce560"/>
          <table:table-cell table:style-name="ce578"/>
          <table:table-cell table:number-columns-repeated="1019"/>
        </table:table-row>
        <table:table-row table:style-name="ro2">
          <table:table-cell table:style-name="ce212" office:value-type="string" calcext:value-type="string" table:number-columns-spanned="2" table:number-rows-spanned="1">
            <text:p>Services extérieurs</text:p>
          </table:table-cell>
          <table:covered-table-cell table:style-name="ce212"/>
          <table:table-cell table:style-name="ce544" table:formula="of:=SUMIF(['Balance des comptes'.$A$6:.$F$500];&quot;&gt;=610000&quot;;OFFSET(['Balance des comptes'.$A$6:.$F$500];0;4))-SUMIF(['Balance des comptes'.$A$6:.$F$500];&quot;&gt;=620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29]-[.D2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5" office:value-type="string" calcext:value-type="string">
            <text:p>Dont :</text:p>
          </table:table-cell>
          <table:table-cell table:style-name="ce527"/>
          <table:table-cell table:style-name="ce492"/>
          <table:table-cell table:style-name="ce560"/>
          <table:table-cell table:style-name="ce581"/>
          <table:table-cell table:number-columns-repeated="1019"/>
        </table:table-row>
        <table:table-row table:style-name="ro2">
          <table:table-cell table:style-name="ce210" office:value-type="string" calcext:value-type="string" table:number-columns-spanned="2" table:number-rows-spanned="1">
            <text:p>- Sous-traitance</text:p>
          </table:table-cell>
          <table:covered-table-cell table:style-name="ce210"/>
          <table:table-cell table:style-name="ce544" table:formula="of:=SUMIF(['Balance des comptes'.$A$6:.$F$500];&quot;&gt;=611000&quot;;OFFSET(['Balance des comptes'.$A$6:.$F$500];0;4))-SUMIF(['Balance des comptes'.$A$6:.$F$500];&quot;&gt;=612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31]-[.D3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10" office:value-type="string" calcext:value-type="string" table:number-columns-spanned="2" table:number-rows-spanned="1">
            <text:p>- Locations et charges</text:p>
          </table:table-cell>
          <table:covered-table-cell table:style-name="ce210"/>
          <table:table-cell table:style-name="ce544" table:formula="of:=SUMIF(['Balance des comptes'.$A$6:.$F$500];&quot;&gt;=613000&quot;;OFFSET(['Balance des comptes'.$A$6:.$F$500];0;4))-SUMIF(['Balance des comptes'.$A$6:.$F$500];&quot;&gt;=615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32]-[.D3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10" office:value-type="string" calcext:value-type="string" table:number-columns-spanned="2" table:number-rows-spanned="1">
            <text:p>- Entretien, réparations et maintenance</text:p>
          </table:table-cell>
          <table:covered-table-cell table:style-name="ce210"/>
          <table:table-cell table:style-name="ce544" table:formula="of:=SUMIF(['Balance des comptes'.$A$6:.$F$500];&quot;&gt;=615000&quot;;OFFSET(['Balance des comptes'.$A$6:.$F$500];0;4))-SUMIF(['Balance des comptes'.$A$6:.$F$500];&quot;&gt;=616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33]-[.D3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10" office:value-type="string" calcext:value-type="string" table:number-columns-spanned="2" table:number-rows-spanned="1">
            <text:p>- Primes d'assurances</text:p>
          </table:table-cell>
          <table:covered-table-cell table:style-name="ce210"/>
          <table:table-cell table:style-name="ce544" table:formula="of:=SUMIF(['Balance des comptes'.$A$6:.$F$500];&quot;&gt;=616000&quot;;OFFSET(['Balance des comptes'.$A$6:.$F$500];0;4))-SUMIF(['Balance des comptes'.$A$6:.$F$500];&quot;&gt;=617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34]-[.D3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10" office:value-type="string" calcext:value-type="string" table:number-columns-spanned="2" table:number-rows-spanned="1">
            <text:p>- Etudes, documentations, séminaires, conférences</text:p>
          </table:table-cell>
          <table:covered-table-cell table:style-name="ce210"/>
          <table:table-cell table:style-name="ce544" table:formula="of:=SUMIF(['Balance des comptes'.$A$6:.$F$500];&quot;&gt;=617000&quot;;OFFSET(['Balance des comptes'.$A$6:.$F$500];0;4))-SUMIF(['Balance des comptes'.$A$6:.$F$500];&quot;&gt;=619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35]-[.D3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2"/>
          <table:table-cell table:style-name="ce308"/>
          <table:table-cell table:style-name="ce492"/>
          <table:table-cell table:style-name="ce561"/>
          <table:table-cell table:style-name="ce581"/>
          <table:table-cell table:number-columns-repeated="1019"/>
        </table:table-row>
        <table:table-row table:style-name="ro2">
          <table:table-cell table:style-name="ce212" office:value-type="string" calcext:value-type="string" table:number-columns-spanned="2" table:number-rows-spanned="1">
            <text:p>Autres services extérieurs</text:p>
          </table:table-cell>
          <table:covered-table-cell table:style-name="ce212"/>
          <table:table-cell table:style-name="ce544" table:formula="of:=SUMIF(['Balance des comptes'.$A$6:.$F$500];&quot;&gt;=620000&quot;;OFFSET(['Balance des comptes'.$A$6:.$F$500];0;4))-SUMIF(['Balance des comptes'.$A$6:.$F$500];&quot;&gt;=630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37]-[.D3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5" office:value-type="string" calcext:value-type="string">
            <text:p>Dont :</text:p>
          </table:table-cell>
          <table:table-cell table:style-name="ce520"/>
          <table:table-cell table:style-name="ce492"/>
          <table:table-cell table:style-name="ce560"/>
          <table:table-cell table:style-name="ce581"/>
          <table:table-cell table:number-columns-repeated="1019"/>
        </table:table-row>
        <table:table-row table:style-name="ro2">
          <table:table-cell table:style-name="ce210" office:value-type="string" calcext:value-type="string" table:number-columns-spanned="2" table:number-rows-spanned="1">
            <text:p>- Rémunérations d'intermédiaires et honoraires</text:p>
          </table:table-cell>
          <table:covered-table-cell table:style-name="ce210"/>
          <table:table-cell table:style-name="ce544" table:formula="of:=SUMIF(['Balance des comptes'.$A$6:.$F$500];&quot;&gt;=622000&quot;;OFFSET(['Balance des comptes'.$A$6:.$F$500];0;4))-SUMIF(['Balance des comptes'.$A$6:.$F$500];&quot;&gt;=623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39]-[.D3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10" office:value-type="string" calcext:value-type="string" table:number-columns-spanned="2" table:number-rows-spanned="1">
            <text:p>- Publicité, relations publiques </text:p>
          </table:table-cell>
          <table:covered-table-cell table:style-name="ce210"/>
          <table:table-cell table:style-name="ce544" table:formula="of:=SUMIF(['Balance des comptes'.$A$6:.$F$500];&quot;&gt;=623000&quot;;OFFSET(['Balance des comptes'.$A$6:.$F$500];0;4))-SUMIF(['Balance des comptes'.$A$6:.$F$500];&quot;&gt;=624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40]-[.D4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10" office:value-type="string" calcext:value-type="string" table:number-columns-spanned="2" table:number-rows-spanned="1">
            <text:p>- Déplacements, missions et réceptions </text:p>
          </table:table-cell>
          <table:covered-table-cell table:style-name="ce210"/>
          <table:table-cell table:style-name="ce544" table:formula="of:=SUMIF(['Balance des comptes'.$A$6:.$F$500];&quot;&gt;=625000&quot;;OFFSET(['Balance des comptes'.$A$6:.$F$500];0;4))-SUMIF(['Balance des comptes'.$A$6:.$F$500];&quot;&gt;=626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+[.C41]-[.D4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10" office:value-type="string" calcext:value-type="string" table:number-columns-spanned="2" table:number-rows-spanned="1">
            <text:p>- Frais postaux et frais de télécommunication</text:p>
          </table:table-cell>
          <table:covered-table-cell table:style-name="ce210"/>
          <table:table-cell table:style-name="ce544" table:formula="of:=SUMIF(['Balance des comptes'.$A$6:.$F$500];&quot;&gt;=626000&quot;;OFFSET(['Balance des comptes'.$A$6:.$F$500];0;4))-SUMIF(['Balance des comptes'.$A$6:.$F$500];&quot;&gt;=627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+[.C42]-[.D4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10" office:value-type="string" calcext:value-type="string" table:number-columns-spanned="2" table:number-rows-spanned="1">
            <text:p>- Services bancaires et assimilés</text:p>
          </table:table-cell>
          <table:covered-table-cell table:style-name="ce210"/>
          <table:table-cell table:style-name="ce544" table:formula="of:=SUMIF(['Balance des comptes'.$A$6:.$F$500];&quot;&gt;=627000&quot;;OFFSET(['Balance des comptes'.$A$6:.$F$500];0;4))-SUMIF(['Balance des comptes'.$A$6:.$F$500];&quot;&gt;=628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+[.C43]-[.D4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10" office:value-type="string" calcext:value-type="string" table:number-columns-spanned="2" table:number-rows-spanned="1">
            <text:p>- Cotisations diverses </text:p>
          </table:table-cell>
          <table:covered-table-cell table:style-name="ce210"/>
          <table:table-cell table:style-name="ce544" table:formula="of:=SUMIF(['Balance des comptes'.$A$6:.$F$500];&quot;&gt;=628000&quot;;OFFSET(['Balance des comptes'.$A$6:.$F$500];0;4))-SUMIF(['Balance des comptes'.$A$6:.$F$500];&quot;&gt;=629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+[.C44]-[.D4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2"/>
          <table:table-cell table:style-name="ce308"/>
          <table:table-cell table:style-name="ce492"/>
          <table:table-cell table:style-name="ce561"/>
          <table:table-cell table:style-name="ce581"/>
          <table:table-cell table:number-columns-repeated="1019"/>
        </table:table-row>
        <table:table-row table:style-name="ro2">
          <table:table-cell table:style-name="ce212" office:value-type="string" calcext:value-type="string" table:number-columns-spanned="2" table:number-rows-spanned="1">
            <text:p>Impôts et taxes</text:p>
          </table:table-cell>
          <table:covered-table-cell table:style-name="ce212"/>
          <table:table-cell table:style-name="ce544" table:formula="of:=SUMIF(['Balance des comptes'.$A$6:.$F$500];&quot;&gt;=630000&quot;;OFFSET(['Balance des comptes'.$A$6:.$F$500];0;4))-SUMIF(['Balance des comptes'.$A$6:.$F$500];&quot;&gt;=640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+[.C46]-[.D4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2"/>
          <table:table-cell table:style-name="ce520"/>
          <table:table-cell table:style-name="ce492"/>
          <table:table-cell table:style-name="ce560"/>
          <table:table-cell table:style-name="ce581"/>
          <table:table-cell table:number-columns-repeated="1019"/>
        </table:table-row>
        <table:table-row table:style-name="ro2">
          <table:table-cell table:style-name="ce212" office:value-type="string" calcext:value-type="string" table:number-columns-spanned="2" table:number-rows-spanned="1">
            <text:p>Charges de personnel</text:p>
          </table:table-cell>
          <table:covered-table-cell table:style-name="ce212"/>
          <table:table-cell table:style-name="ce544" table:formula="of:=SUM([.C50];[.C51])" office:value-type="float" office:value="0" calcext:value-type="float">
            <text:p>0,00</text:p>
          </table:table-cell>
          <table:table-cell table:style-name="ce560" table:formula="of:=SUM([.D50];[.D51])" office:value-type="float" office:value="0" calcext:value-type="float">
            <text:p>0,00</text:p>
          </table:table-cell>
          <table:table-cell table:style-name="ce578" table:formula="of:=+[.C48]-[.D4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2"/>
          <table:table-cell table:style-name="ce522"/>
          <table:table-cell table:style-name="ce492"/>
          <table:table-cell table:style-name="ce560"/>
          <table:table-cell table:style-name="ce581"/>
          <table:table-cell table:number-columns-repeated="1019"/>
        </table:table-row>
        <table:table-row table:style-name="ro2">
          <table:table-cell table:style-name="ce210" office:value-type="string" calcext:value-type="string" table:number-columns-spanned="2" table:number-rows-spanned="1">
            <text:p>- Rémunération du personnel</text:p>
          </table:table-cell>
          <table:covered-table-cell table:style-name="ce210"/>
          <table:table-cell table:style-name="ce544" table:formula="of:=SUMIF(['Balance des comptes'.$A$6:.$F$500];&quot;&gt;=641000&quot;;OFFSET(['Balance des comptes'.$A$6:.$F$500];0;4))-SUMIF(['Balance des comptes'.$A$6:.$F$500];&quot;&gt;=642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+[.C50]-[.D5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10" office:value-type="string" calcext:value-type="string" table:number-columns-spanned="2" table:number-rows-spanned="1">
            <text:p>- Charges de sécurité sociale et de prévoyance</text:p>
          </table:table-cell>
          <table:covered-table-cell table:style-name="ce210"/>
          <table:table-cell table:style-name="ce544" table:formula="of:=SUMIF(['Balance des comptes'.$A$6:.$F$500];&quot;&gt;=645000&quot;;OFFSET(['Balance des comptes'.$A$6:.$F$500];0;4))-SUMIF(['Balance des comptes'.$A$6:.$F$500];&quot;&gt;=648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51]-[.D5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00"/>
          <table:table-cell table:style-name="ce528"/>
          <table:table-cell table:style-name="ce546"/>
          <table:table-cell table:style-name="ce560"/>
          <table:table-cell table:style-name="ce578"/>
          <table:table-cell table:number-columns-repeated="1019"/>
        </table:table-row>
        <table:table-row table:style-name="ro2">
          <table:table-cell table:style-name="ce501" office:value-type="string" calcext:value-type="string">
            <text:p>Autres charges courantes</text:p>
          </table:table-cell>
          <table:table-cell table:style-name="ce528"/>
          <table:table-cell table:style-name="ce544" table:formula="of:=SUMIF(['Balance des comptes'.$A$6:.$F$500];&quot;&gt;=650000&quot;;OFFSET(['Balance des comptes'.$A$6:.$F$500];0;4))-SUMIF(['Balance des comptes'.$A$6:.$F$500];&quot;&gt;=660000&quot;;OFFSET(['Balance des comptes'.$A$6:.$F$500];0;4))" office:value-type="float" office:value="0" calcext:value-type="float">
            <text:p>0,00</text:p>
          </table:table-cell>
          <table:table-cell table:style-name="ce562" office:value-type="float" office:value="0" calcext:value-type="float">
            <text:p>0,00</text:p>
          </table:table-cell>
          <table:table-cell table:style-name="ce578" table:formula="of:=[.C53]-[.D5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02"/>
          <table:table-cell table:style-name="ce529"/>
          <table:table-cell table:style-name="ce495"/>
          <table:table-cell table:style-name="ce560"/>
          <table:table-cell table:style-name="ce582"/>
          <table:table-cell table:number-columns-repeated="1019"/>
        </table:table-row>
        <table:table-row table:style-name="ro2">
          <table:table-cell table:style-name="ce212" office:value-type="string" calcext:value-type="string" table:number-columns-spanned="2" table:number-rows-spanned="1">
            <text:p>Dotations aux amortissements et provisions</text:p>
          </table:table-cell>
          <table:covered-table-cell table:style-name="ce212"/>
          <table:table-cell table:style-name="ce544" table:formula="of:=SUMIF(['Balance des comptes'.$A$6:.$F$500];&quot;&gt;=681000&quot;;OFFSET(['Balance des comptes'.$A$6:.$F$500];0;4))-SUMIF(['Balance des comptes'.$A$6:.$F$500];&quot;&gt;=686000&quot;;OFFSET(['Balance des comptes'.$A$6:.$F$500];0;4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85" table:formula="of:=[.C55]-[.D5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03"/>
          <table:table-cell table:style-name="ce530"/>
          <table:table-cell table:style-name="ce547"/>
          <table:table-cell table:style-name="ce563"/>
          <table:table-cell table:style-name="ce586"/>
          <table:table-cell table:number-columns-repeated="1019"/>
        </table:table-row>
        <table:table-row table:style-name="ro2">
          <table:table-cell table:style-name="ce214" office:value-type="string" calcext:value-type="string" table:number-columns-spanned="2" table:number-rows-spanned="1">
            <text:p>TOTAL I</text:p>
          </table:table-cell>
          <table:covered-table-cell table:style-name="ce214"/>
          <table:table-cell table:style-name="ce548" table:formula="of:=SUM([.C55];[.C48];[.C46];[.C37];[.C29];[.C27];[.C53])" office:value-type="float" office:value="0" calcext:value-type="float">
            <text:p>0,00</text:p>
          </table:table-cell>
          <table:table-cell table:style-name="ce564" table:formula="of:=SUM([.D55];[.D48];[.D46];[.D37];[.D29];[.D27];[.D53])" office:value-type="float" office:value="0" calcext:value-type="float">
            <text:p>0,00</text:p>
          </table:table-cell>
          <table:table-cell table:style-name="ce587" table:formula="of:=SUM([.E55];[.E48];[.E46];[.E37];[.E29];[.E27];[.E53])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04"/>
          <table:table-cell table:style-name="ce531"/>
          <table:table-cell table:style-name="ce549"/>
          <table:table-cell table:style-name="ce565"/>
          <table:table-cell table:style-name="ce588"/>
          <table:table-cell table:number-columns-repeated="1019"/>
        </table:table-row>
        <table:table-row table:style-name="ro2">
          <table:table-cell table:style-name="ce221" office:value-type="string" calcext:value-type="string" table:number-columns-spanned="2" table:number-rows-spanned="1">
            <text:p>Résultat d'exploitation</text:p>
          </table:table-cell>
          <table:covered-table-cell table:style-name="ce221"/>
          <table:table-cell table:style-name="ce550" table:formula="of:=[.C23]-[.C57]" office:value-type="float" office:value="0" calcext:value-type="float">
            <text:p>0,00</text:p>
          </table:table-cell>
          <table:table-cell table:style-name="ce566" table:formula="of:=[.D23]-[.D57]" office:value-type="float" office:value="0" calcext:value-type="float">
            <text:p>0,00</text:p>
          </table:table-cell>
          <table:table-cell table:style-name="ce589" table:formula="of:=[.C59]-[.D59]" office:value-type="float" office:value="0" calcext:value-type="float">
            <text:p>0,00</text:p>
          </table:table-cell>
          <table:table-cell table:style-name="ce479"/>
          <table:table-cell table:number-columns-repeated="1018"/>
        </table:table-row>
        <table:table-row table:style-name="ro2">
          <table:table-cell table:style-name="ce492"/>
          <table:table-cell table:style-name="ce532"/>
          <table:table-cell table:style-name="ce308"/>
          <table:table-cell table:style-name="ce557"/>
          <table:table-cell table:style-name="ce582"/>
          <table:table-cell table:number-columns-repeated="1019"/>
        </table:table-row>
        <table:table-row table:style-name="ro2">
          <table:table-cell table:style-name="ce222" office:value-type="string" calcext:value-type="string" table:number-columns-spanned="2" table:number-rows-spanned="1">
            <text:p>Produits financiers</text:p>
          </table:table-cell>
          <table:covered-table-cell table:style-name="ce222"/>
          <table:table-cell table:style-name="ce540" table:formula="of:=SUMIF(['Balance des comptes'.A6:.F400];&quot;&gt;=760000&quot;;OFFSET(['Balance des comptes'.A6:.F400];0;5))-SUMIF(['Balance des comptes'.A6:.F400];&quot;&gt;=770000&quot;;OFFSET(['Balance des comptes'.A6:.F400];0;5))+SUMIF(['Balance des comptes'.A6:.F400];&quot;&gt;=786000&quot;;OFFSET(['Balance des comptes'.A6:.F400];0;5))-SUMIF(['Balance des comptes'.A6:.F400];&quot;&gt;=787000&quot;;OFFSET(['Balance des comptes'.A6:.F400];0;5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61]-[.D6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2"/>
          <table:table-cell table:style-name="ce532"/>
          <table:table-cell table:style-name="ce551"/>
          <table:table-cell table:style-name="ce561"/>
          <table:table-cell table:style-name="ce578"/>
          <table:table-cell table:number-columns-repeated="1019"/>
        </table:table-row>
        <table:table-row table:style-name="ro2">
          <table:table-cell table:style-name="ce222" office:value-type="string" calcext:value-type="string" table:number-columns-spanned="2" table:number-rows-spanned="1">
            <text:p>Charges financières</text:p>
          </table:table-cell>
          <table:covered-table-cell table:style-name="ce222"/>
          <table:table-cell table:style-name="ce544" table:formula="of:=SUMIF(['Balance des comptes'.$A$6:.$F$500];&quot;&gt;=660000&quot;;OFFSET(['Balance des comptes'.$A$6:.$F$500];0;4))-SUMIF(['Balance des comptes'.$A$6:.$F$500];&quot;&gt;=670000&quot;;OFFSET(['Balance des comptes'.$A$6:.$F$500];0;4))+(SUMIF(['Balance des comptes'.$A$6:.$F$500];&quot;&gt;=686000&quot;;OFFSET(['Balance des comptes'.$A$6:.$F$500];0;4))-SUMIF(['Balance des comptes'.$A$6:.$F$500];&quot;&gt;=687000&quot;;OFFSET(['Balance des comptes'.$A$6:.$F$500];0;4)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63]-[.D6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07"/>
          <table:table-cell table:style-name="ce532"/>
          <table:table-cell table:style-name="ce308"/>
          <table:table-cell table:style-name="ce567"/>
          <table:table-cell table:style-name="ce582"/>
          <table:table-cell table:number-columns-repeated="1019"/>
        </table:table-row>
        <table:table-row table:style-name="ro2">
          <table:table-cell table:style-name="ce224" office:value-type="string" calcext:value-type="string" table:number-columns-spanned="2" table:number-rows-spanned="1">
            <text:p>Résultat financier</text:p>
          </table:table-cell>
          <table:covered-table-cell table:style-name="ce224"/>
          <table:table-cell table:style-name="ce552" table:formula="of:=[.C61]-[.C63]" office:value-type="float" office:value="0" calcext:value-type="float">
            <text:p>0,00</text:p>
          </table:table-cell>
          <table:table-cell table:style-name="ce568" table:formula="of:=[.D61]-[.D63]" office:value-type="float" office:value="0" calcext:value-type="float">
            <text:p>0,00</text:p>
          </table:table-cell>
          <table:table-cell table:style-name="ce590" table:formula="of:=[.E61]-[.E6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09"/>
          <table:table-cell table:style-name="ce533"/>
          <table:table-cell table:style-name="ce553"/>
          <table:table-cell table:style-name="ce569"/>
          <table:table-cell table:style-name="ce591"/>
          <table:table-cell table:number-columns-repeated="1019"/>
        </table:table-row>
        <table:table-row table:style-name="ro2">
          <table:table-cell table:style-name="ce510"/>
          <table:table-cell table:style-name="ce534" office:value-type="string" calcext:value-type="string">
            <text:p>Résultat courant</text:p>
          </table:table-cell>
          <table:table-cell table:style-name="ce550" table:formula="of:=[.C65]+[.C59]" office:value-type="float" office:value="0" calcext:value-type="float">
            <text:p>0,00</text:p>
          </table:table-cell>
          <table:table-cell table:style-name="ce566" table:formula="of:=+[.D65]+[.D59]" office:value-type="float" office:value="0" calcext:value-type="float">
            <text:p>0,00</text:p>
          </table:table-cell>
          <table:table-cell table:style-name="ce589" table:formula="of:=[.C67]-[.D6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11"/>
          <table:table-cell table:style-name="ce535"/>
          <table:table-cell table:style-name="ce308"/>
          <table:table-cell table:style-name="ce557"/>
          <table:table-cell table:style-name="ce582"/>
          <table:table-cell table:number-columns-repeated="1019"/>
        </table:table-row>
        <table:table-row table:style-name="ro2">
          <table:table-cell table:style-name="ce238" office:value-type="string" calcext:value-type="string" table:number-columns-spanned="2" table:number-rows-spanned="1">
            <text:p>Produits exceptionnels</text:p>
          </table:table-cell>
          <table:covered-table-cell table:style-name="ce238"/>
          <table:table-cell table:style-name="ce540" table:formula="of:=SUMIF(['Balance des comptes'.A6:.F400];&quot;&gt;=770000&quot;;OFFSET(['Balance des comptes'.A6:.F400];0;5))-SUMIF(['Balance des comptes'.A6:.F400];&quot;&gt;=780000&quot;;OFFSET(['Balance des comptes'.A6:.F400];0;5))+SUMIF(['Balance des comptes'.A6:.F400];&quot;&gt;=787000&quot;;OFFSET(['Balance des comptes'.A6:.F400];0;5))-SUMIF(['Balance des comptes'.A6:.F400];&quot;&gt;=788000&quot;;OFFSET(['Balance des comptes'.A6:.F400];0;5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92" table:formula="of:=[.C69]-[.D6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13" office:value-type="string" calcext:value-type="string">
            <text:p>Dont :</text:p>
          </table:table-cell>
          <table:table-cell table:style-name="ce536"/>
          <table:table-cell table:style-name="ce540"/>
          <table:table-cell table:style-name="ce560"/>
          <table:table-cell table:style-name="ce592"/>
          <table:table-cell table:number-columns-repeated="1019"/>
        </table:table-row>
        <table:table-row table:style-name="ro2">
          <table:table-cell table:style-name="ce210" office:value-type="string" calcext:value-type="string">
            <text:p>- Produits de cessions des éléments actif cédés (cpte 775)</text:p>
          </table:table-cell>
          <table:table-cell table:style-name="ce536"/>
          <table:table-cell table:style-name="ce540" table:formula="of:=SUMIF(['Balance des comptes'.A6:.F400];&quot;&gt;=775000&quot;;OFFSET(['Balance des comptes'.A6:.F400];0;5))-SUMIF(['Balance des comptes'.A6:.F400];&quot;&gt;=776000&quot;;OFFSET(['Balance des comptes'.A6:.F400];0;5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92" table:formula="of:=[.C71]-[.D7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10" office:value-type="string" calcext:value-type="string">
            <text:p>- Quote-part des sub d'invest. virées au compte de résultat (compte 777)</text:p>
          </table:table-cell>
          <table:table-cell table:style-name="ce536"/>
          <table:table-cell table:style-name="ce540" table:formula="of:=SUMIF(['Balance des comptes'.A6:.F400];&quot;&gt;=777000&quot;;OFFSET(['Balance des comptes'.A6:.F400];0;5))-SUMIF(['Balance des comptes'.A6:.F400];&quot;&gt;=778000&quot;;OFFSET(['Balance des comptes'.A6:.F400];0;5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92" table:formula="of:=[.C72]-[.D7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2"/>
          <table:table-cell table:style-name="ce520"/>
          <table:table-cell table:style-name="ce495"/>
          <table:table-cell table:style-name="ce561"/>
          <table:table-cell table:style-name="ce581"/>
          <table:table-cell table:number-columns-repeated="1019"/>
        </table:table-row>
        <table:table-row table:style-name="ro2">
          <table:table-cell table:style-name="ce241" office:value-type="string" calcext:value-type="string" table:number-columns-spanned="2" table:number-rows-spanned="1">
            <text:p>Charges exceptionnelles</text:p>
          </table:table-cell>
          <table:covered-table-cell table:style-name="ce241"/>
          <table:table-cell table:style-name="ce544" table:formula="of:=SUMIF(['Balance des comptes'.$A$6:.$F$500];&quot;&gt;=670000&quot;;OFFSET(['Balance des comptes'.$A$6:.$F$500];0;4))-SUMIF(['Balance des comptes'.$A$6:.$F$500];&quot;&gt;=680000&quot;;OFFSET(['Balance des comptes'.$A$6:.$F$500];0;4))+(SUMIF(['Balance des comptes'.$A$6:.$F$500];&quot;&gt;=687000&quot;;OFFSET(['Balance des comptes'.$A$6:.$F$500];0;4))-SUMIF(['Balance des comptes'.$A$6:.$F$500];&quot;&gt;=688000&quot;;OFFSET(['Balance des comptes'.$A$6:.$F$500];0;4)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74]-[.D7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13" office:value-type="string" calcext:value-type="string">
            <text:p>Dont :</text:p>
          </table:table-cell>
          <table:table-cell table:style-name="ce537"/>
          <table:table-cell table:style-name="ce544"/>
          <table:table-cell table:style-name="ce561"/>
          <table:table-cell table:style-name="ce578"/>
          <table:table-cell table:number-columns-repeated="1019"/>
        </table:table-row>
        <table:table-row table:style-name="ro2">
          <table:table-cell table:style-name="ce210" office:value-type="string" calcext:value-type="string">
            <text:p>- Valeurs comptables des éléments d'actif cédés (compte 675)</text:p>
          </table:table-cell>
          <table:table-cell table:style-name="ce537"/>
          <table:table-cell table:style-name="ce544" table:formula="of:=SUMIF(['Balance des comptes'.$A$6:.$F$500];&quot;&gt;=675000&quot;;OFFSET(['Balance des comptes'.$A$6:.$F$500];0;4))-SUMIF(['Balance des comptes'.$A$6:.$F$500];&quot;&gt;=676000&quot;;OFFSET(['Balance des comptes'.$A$6:.$F$500];0;4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76]-[.D7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15"/>
          <table:table-cell table:style-name="ce538"/>
          <table:table-cell table:style-name="ce554"/>
          <table:table-cell table:style-name="ce570"/>
          <table:table-cell table:style-name="ce593"/>
          <table:table-cell table:number-columns-repeated="1019"/>
        </table:table-row>
        <table:table-row table:style-name="ro2">
          <table:table-cell table:style-name="ce221" office:value-type="string" calcext:value-type="string" table:number-columns-spanned="2" table:number-rows-spanned="1">
            <text:p>Résultat exceptionnel</text:p>
          </table:table-cell>
          <table:covered-table-cell table:style-name="ce221"/>
          <table:table-cell table:style-name="ce550" table:formula="of:=[.C69]-[.C74]" office:value-type="float" office:value="0" calcext:value-type="float">
            <text:p>0,00</text:p>
          </table:table-cell>
          <table:table-cell table:style-name="ce571" table:formula="of:=[.D69]-[.D74]" office:value-type="float" office:value="0" calcext:value-type="float">
            <text:p>0,00</text:p>
          </table:table-cell>
          <table:table-cell table:style-name="ce571" table:formula="of:=[.E69]-[.E7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11"/>
          <table:table-cell table:style-name="ce535"/>
          <table:table-cell table:style-name="ce308"/>
          <table:table-cell table:style-name="ce572" table:number-columns-repeated="2"/>
          <table:table-cell table:number-columns-repeated="1019"/>
        </table:table-row>
        <table:table-row table:style-name="ro2">
          <table:table-cell table:style-name="ce516" office:value-type="string" calcext:value-type="string">
            <text:p>Impôt sur les sociétés</text:p>
          </table:table-cell>
          <table:table-cell table:style-name="ce535"/>
          <table:table-cell table:style-name="ce544" table:formula="of:=SUMIF(['Balance des comptes'.$A$6:.$F$500];&quot;&gt;=695000&quot;;OFFSET(['Balance des comptes'.$A$6:.$F$500];0;4))-SUMIF(['Balance des comptes'.$A$6:.$F$500];&quot;&gt;=696000&quot;;OFFSET(['Balance des comptes'.$A$6:.$F$500];0;4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80]-[.D8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16" office:value-type="string" calcext:value-type="string">
            <text:p>Report de ressources non utilisées des exercices antérieurs (+)</text:p>
          </table:table-cell>
          <table:table-cell table:style-name="ce535"/>
          <table:table-cell table:style-name="ce540" table:formula="of:=SUMIF(['Balance des comptes'.A6:.F400];&quot;&gt;=789000&quot;;OFFSET(['Balance des comptes'.A6:.F400];0;5))-SUMIF(['Balance des comptes'.A6:.F400];&quot;&gt;=790000&quot;;OFFSET(['Balance des comptes'.A6:.F400];0;5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81]-[.D8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16" office:value-type="string" calcext:value-type="string">
            <text:p>Engagement à réaliser sur ressources affectées (-)</text:p>
          </table:table-cell>
          <table:table-cell table:style-name="ce535"/>
          <table:table-cell table:style-name="ce544" table:formula="of:=SUMIF(['Balance des comptes'.$A$6:.$F$500];&quot;&gt;=689000&quot;;OFFSET(['Balance des comptes'.$A$6:.$F$500];0;4))-SUMIF(['Balance des comptes'.$A$6:.$F$500];&quot;&gt;=690000&quot;;OFFSET(['Balance des comptes'.$A$6:.$F$500];0;4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82]-[.D8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17"/>
          <table:table-cell table:style-name="ce538"/>
          <table:table-cell table:style-name="ce554"/>
          <table:table-cell table:style-name="ce573"/>
          <table:table-cell table:style-name="ce594"/>
          <table:table-cell table:number-columns-repeated="1019"/>
        </table:table-row>
        <table:table-row table:style-name="ro2">
          <table:table-cell table:style-name="ce518"/>
          <table:table-cell table:style-name="ce539" table:formula="of:=IF([.C84]&lt;0;&quot;Résultat de l'exercice : déficit (-)&quot;;IF([.C84]&gt;0;&quot;Résultat de l'exercice : excédent (+)&quot;;&quot;Résultat de l'exercice : excédent (+) ou déficit (-)&quot;))" office:value-type="string" office:string-value="Résultat de l'exercice : excédent (+) ou déficit (-)" calcext:value-type="string">
            <text:p>Résultat de l'exercice : excédent (+) ou déficit (-)</text:p>
          </table:table-cell>
          <table:table-cell table:style-name="ce555" table:formula="of:=[.C67]+[.C78]-[.C80]+[.C81]-[.C82]" office:value-type="float" office:value="0" calcext:value-type="float">
            <text:p>0,00</text:p>
          </table:table-cell>
          <table:table-cell table:style-name="ce555" table:formula="of:=[.D67]+[.D78]-[.D80]+[.D81]-[.D82]" office:value-type="float" office:value="0" calcext:value-type="float">
            <text:p>0,00</text:p>
          </table:table-cell>
          <table:table-cell table:style-name="ce595" table:formula="of:=[.C84]-[.D84]" office:value-type="float" office:value="0" calcext:value-type="float">
            <text:p>0,00</text:p>
          </table:table-cell>
          <table:table-cell/>
          <table:table-cell table:style-name="ce479"/>
          <table:table-cell table:number-columns-repeated="1017"/>
        </table:table-row>
        <table:table-row table:style-name="ro2">
          <table:table-cell table:number-columns-repeated="2"/>
          <table:table-cell table:style-name="ce479"/>
          <table:table-cell table:number-columns-repeated="1021"/>
        </table:table-row>
        <table:table-row table:style-name="ro20">
          <table:table-cell table:style-name="ce246" office:value-type="string" calcext:value-type="string" table:number-columns-spanned="5" table:number-rows-spanned="2">
            <text:p>Evaluation des contributions volontaires en nature</text:p>
          </table:table-cell>
          <table:covered-table-cell table:number-columns-repeated="4" table:style-name="ce246"/>
          <table:table-cell table:number-columns-repeated="1019"/>
        </table:table-row>
        <table:table-row table:style-name="ro8">
          <table:covered-table-cell table:number-columns-repeated="5" table:style-name="ce246"/>
          <table:table-cell table:number-columns-repeated="1019"/>
        </table:table-row>
        <table:table-row table:style-name="ro2">
          <table:table-cell table:style-name="ce511"/>
          <table:table-cell table:style-name="ce535"/>
          <table:table-cell table:style-name="ce308">
            <draw:custom-shape table:end-cell-address="'Compte de résultat'.C89" table:end-x="2.65mm" table:end-y="4.69mm" draw:z-index="2" draw:name="Text Box 3" draw:style-name="gr4" draw:text-style-name="P3" svg:width="2.65mm" svg:height="6.7mm" svg:x="0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C89" table:end-x="2.65mm" table:end-y="4.69mm" draw:z-index="3" draw:name="Text Box 4" draw:style-name="gr4" draw:text-style-name="P3" svg:width="2.65mm" svg:height="6.7mm" svg:x="0mm" svg:y="3.16m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557">
            <draw:custom-shape table:end-cell-address="'Compte de résultat'.D89" table:end-x="2.55mm" table:end-y="4.69mm" draw:z-index="0" draw:name="Text Box 1" draw:style-name="gr4" draw:text-style-name="P3" svg:width="1.87mm" svg:height="6.7mm" svg:x="0.7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1" draw:name="Text Box 2" draw:style-name="gr4" draw:text-style-name="P3" svg:width="1.87mm" svg:height="6.7mm" svg:x="0.7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4" draw:name="Text Box 3" draw:style-name="gr4" draw:text-style-name="P3" svg:width="1.87mm" svg:height="6.7mm" svg:x="0.7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5" draw:name="Text Box 4" draw:style-name="gr4" draw:text-style-name="P3" svg:width="1.87mm" svg:height="6.7mm" svg:x="0.7mm" svg:y="3.16m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582"/>
          <table:table-cell table:number-columns-repeated="1019"/>
        </table:table-row>
        <table:table-row table:style-name="ro2">
          <table:table-cell table:style-name="ce238" office:value-type="string" calcext:value-type="string" table:number-columns-spanned="2" table:number-rows-spanned="1">
            <text:p>Produits</text:p>
          </table:table-cell>
          <table:covered-table-cell table:style-name="ce238"/>
          <table:table-cell table:style-name="ce540"/>
          <table:table-cell table:style-name="ce560"/>
          <table:table-cell table:style-name="ce592"/>
          <table:table-cell table:number-columns-repeated="1019"/>
        </table:table-row>
        <table:table-row table:style-name="ro2">
          <table:table-cell table:style-name="ce513" office:value-type="string" calcext:value-type="string">
            <text:p>- Bénévolat</text:p>
          </table:table-cell>
          <table:table-cell table:style-name="ce536"/>
          <table:table-cell table:style-name="ce540" table:formula="of:=SUMIF(['Balance des comptes'.A6:.F400];&quot;&gt;=870000&quot;;OFFSET(['Balance des comptes'.A6:.F400];0;5))-SUMIF(['Balance des comptes'.A6:.F400];&quot;&gt;=871000&quot;;OFFSET(['Balance des comptes'.A6:.F400];0;5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90]-[.D9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10" office:value-type="string" calcext:value-type="string">
            <text:p>- Prestations en nature</text:p>
          </table:table-cell>
          <table:table-cell table:style-name="ce536"/>
          <table:table-cell table:style-name="ce540" table:formula="of:=SUMIF(['Balance des comptes'.A6:.F400];&quot;&gt;=871000&quot;;OFFSET(['Balance des comptes'.A6:.F400];0;5))-SUMIF(['Balance des comptes'.A6:.F400];&quot;&gt;=875000&quot;;OFFSET(['Balance des comptes'.A6:.F400];0;5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91]-[.D9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10" office:value-type="string" calcext:value-type="string">
            <text:p>- Dons en nature</text:p>
          </table:table-cell>
          <table:table-cell table:style-name="ce536"/>
          <table:table-cell table:style-name="ce540" table:formula="of:=SUMIF(['Balance des comptes'.A6:.F400];&quot;&gt;=875000&quot;;OFFSET(['Balance des comptes'.A6:.F400];0;5))-SUMIF(['Balance des comptes'.A6:.F400];&quot;&gt;=876000&quot;;OFFSET(['Balance des comptes'.A6:.F400];0;5))" office:value-type="float" office:value="0" calcext:value-type="float">
            <text:p>0,00</text:p>
          </table:table-cell>
          <table:table-cell table:style-name="ce560" office:value-type="float" office:value="0" calcext:value-type="float">
            <text:p>0,00</text:p>
          </table:table-cell>
          <table:table-cell table:style-name="ce578" table:formula="of:=[.C92]-[.D9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92"/>
          <table:table-cell table:style-name="ce521" office:value-type="string" calcext:value-type="string">
            <text:p>Total évaluation produits</text:p>
          </table:table-cell>
          <table:table-cell table:style-name="ce540" table:formula="of:=SUM([.C90:.C92])" office:value-type="float" office:value="0" calcext:value-type="float">
            <text:p>0,00</text:p>
          </table:table-cell>
          <table:table-cell table:style-name="ce560" table:formula="of:=SUM([.D90:.D92])" office:value-type="float" office:value="0" calcext:value-type="float">
            <text:p>0,00</text:p>
          </table:table-cell>
          <table:table-cell table:style-name="ce578" table:formula="of:=[.C93]-[.D9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41" office:value-type="string" calcext:value-type="string" table:number-columns-spanned="2" table:number-rows-spanned="1">
            <text:p>Charges</text:p>
          </table:table-cell>
          <table:covered-table-cell table:style-name="ce241"/>
          <table:table-cell table:style-name="ce544"/>
          <table:table-cell table:style-name="ce561"/>
          <table:table-cell table:style-name="ce578"/>
          <table:table-cell table:number-columns-repeated="1019"/>
        </table:table-row>
        <table:table-row table:style-name="ro2">
          <table:table-cell table:style-name="ce513" office:value-type="string" calcext:value-type="string">
            <text:p>- Secours en nature</text:p>
          </table:table-cell>
          <table:table-cell table:style-name="ce537"/>
          <table:table-cell table:style-name="ce544" table:formula="of:=SUMIF(['Balance des comptes'.$A$6:.$F$500];&quot;&gt;=860000&quot;;OFFSET(['Balance des comptes'.$A$6:.$F$500];0;4))-SUMIF(['Balance des comptes'.$A$6:.$F$500];&quot;&gt;=861000&quot;;OFFSET(['Balance des comptes'.$A$6:.$F$500];0;4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95]-[.D9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10" office:value-type="string" calcext:value-type="string">
            <text:p>- Mise à disposition gratuites de biens et services</text:p>
          </table:table-cell>
          <table:table-cell table:style-name="ce537"/>
          <table:table-cell table:style-name="ce544" table:formula="of:=SUMIF(['Balance des comptes'.$A$6:.$F$500];&quot;&gt;=861000&quot;;OFFSET(['Balance des comptes'.$A$6:.$F$500];0;4))-SUMIF(['Balance des comptes'.$A$6:.$F$500];&quot;&gt;=864000&quot;;OFFSET(['Balance des comptes'.$A$6:.$F$500];0;4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96]-[.D9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10" office:value-type="string" calcext:value-type="string">
            <text:p>- Personnel bénévole</text:p>
          </table:table-cell>
          <table:table-cell table:style-name="ce537"/>
          <table:table-cell table:style-name="ce544" table:formula="of:=SUMIF(['Balance des comptes'.$A$6:.$F$500];&quot;&gt;=865000&quot;;OFFSET(['Balance des comptes'.$A$6:.$F$500];0;4))-SUMIF(['Balance des comptes'.$A$6:.$F$500];&quot;&gt;=864000&quot;;OFFSET(['Balance des comptes'.$A$6:.$F$500];0;4))" office:value-type="float" office:value="0" calcext:value-type="float">
            <text:p>0,00</text:p>
          </table:table-cell>
          <table:table-cell table:style-name="ce561" office:value-type="float" office:value="0" calcext:value-type="float">
            <text:p>0,00</text:p>
          </table:table-cell>
          <table:table-cell table:style-name="ce578" table:formula="of:=[.C97]-[.D9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210"/>
          <table:table-cell table:style-name="ce521" office:value-type="string" calcext:value-type="string">
            <text:p>Total évaluation charges</text:p>
          </table:table-cell>
          <table:table-cell table:style-name="ce544" table:formula="of:=SUM([.C95:.C97])" office:value-type="float" office:value="0" calcext:value-type="float">
            <text:p>0,00</text:p>
          </table:table-cell>
          <table:table-cell table:style-name="ce561" table:formula="of:=SUM([.D95:.D97])" office:value-type="float" office:value="0" calcext:value-type="float">
            <text:p>0,00</text:p>
          </table:table-cell>
          <table:table-cell table:style-name="ce578" table:formula="of:=[.C98]-[.D9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515"/>
          <table:table-cell table:style-name="ce538"/>
          <table:table-cell table:style-name="ce554"/>
          <table:table-cell table:style-name="ce570"/>
          <table:table-cell table:style-name="ce593"/>
          <table:table-cell table:number-columns-repeated="101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'file:///C:/dev/github-repositories/VivreANantes_Complements/association/compta/2016/compta_2016.ods'#Nomenclature des comptes" table:print="false" table:style-name="ta_extref">
        <table:table-source xlink:type="simple" xlink:href="../../2016/compta_2016.ods" table:table-name="Nomenclature des comptes" table:filter-name="calc8" table:mode="copy-results-only"/>
        <table:table-column table:number-columns-repeated="3"/>
        <table:table-row table:number-rows-repeated="3">
          <table:table-cell table:number-columns-repeated="3"/>
        </table:table-row>
        <table:table-row>
          <table:table-cell/>
          <table:table-cell table:style-name="ce1" office:value-type="string">
            <text:p>Nom de la structure</text:p>
          </table:table-cell>
          <table:table-cell table:style-name="ce1" office:value-type="string">
            <text:p>Mieux trier à Nantes</text:p>
          </table:table-cell>
        </table:table-row>
        <table:table-row>
          <table:table-cell table:number-columns-repeated="2"/>
          <table:table-cell table:style-name="ce1" office:value-type="float" office:value="2016">
            <text:p>2016</text:p>
          </table:table-cell>
        </table:table-row>
        <table:table-row>
          <table:table-cell table:number-columns-repeated="2"/>
          <table:table-cell table:style-name="ce1" office:value-type="string">
            <text:p>31-janv</text:p>
          </table:table-cell>
        </table:table-row>
        <table:table-row>
          <table:table-cell/>
          <table:table-cell table:style-name="ce1" office:value-type="string">
            <text:p>Année de l'exercice à saisir</text:p>
          </table:table-cell>
          <table:table-cell table:style-name="ce1" office:value-type="float" office:value="2016">
            <text:p>2016</text:p>
          </table:table-cell>
        </table:table-row>
        <table:table-row>
          <table:table-cell/>
          <table:table-cell table:style-name="ce1" office:value-type="string">
            <text:p>Monnaie</text:p>
          </table:table-cell>
          <table:table-cell table:style-name="ce1" office:value-type="string">
            <text:p>€</text:p>
          </table:table-cell>
        </table:table-row>
        <table:table-row>
          <table:table-cell/>
          <table:table-cell table:style-name="ce1" office:value-type="string">
            <text:p>Régime fiscal</text:p>
          </table:table-cell>
          <table:table-cell table:style-name="ce1" office:value-type="string">
            <text:p>Non impôts commerciaux</text:p>
          </table:table-cell>
        </table:table-row>
        <table:table-row>
          <table:table-cell/>
          <table:table-cell table:style-name="ce1" office:value-type="string">
            <text:p>Taux de tva</text:p>
          </table:table-cell>
          <table:table-cell table:style-name="ce1">
            <text:p/>
          </table:table-cell>
        </table:table-row>
        <table:table-row>
          <table:table-cell/>
          <table:table-cell table:style-name="ce1" office:value-type="string">
            <text:p>Modalités de paiement des dettes sociales</text:p>
          </table:table-cell>
          <table:table-cell table:style-name="ce1" office:value-type="string">
            <text:p>Par trimestre</text:p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script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percentage-style style:name="N122">
      <number:number number:decimal-places="2" loext:min-decimal-places="2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4_5f_1_5f_1" style:display-name="Excel_CondFormat_4_1_1" style:family="table-cell" style:parent-style-name="Default">
      <style:text-properties fo:color="#ff0000" style:text-line-through-style="none" style:text-line-through-type="none" style:text-underline-style="solid" style:text-underline-width="auto" style:text-underline-color="font-color"/>
    </style:style>
    <style:style style:name="Excel_5f_CondFormat_5f_4_5f_2_5f_1" style:display-name="Excel_CondFormat_4_2_1" style:family="table-cell" style:parent-style-name="Default">
      <style:text-properties fo:color="#ff0000" style:text-line-through-style="none" style:text-line-through-type="none" style:text-underline-style="solid" style:text-underline-width="auto" style:text-underline-color="font-color"/>
    </style:style>
    <style:style style:name="Excel_5f_BuiltIn_5f_Percent" style:display-name="Excel_BuiltIn_Percent" style:family="table-cell" style:parent-style-name="Default" style:data-style-name="N107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oin" style:display-name="Table du pilote - Coin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hamp" style:display-name="Table du pilote - Champ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atégorie" style:display-name="Table du pilote - Catégorie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Titre" style:display-name="Table du pilote - Titre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Table_20_du_20_pilote_20_-_20_Valeur" style:display-name="Table du pilote - Valeur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Résultat" style:display-name="Table du pilote - Résulta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Comma_5f_cac2006" style:display-name="Comma_cac2006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1">00/00/0000</text:date>, <text:time style:data-style-name="N2" text:time-value="08:30:44.9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1:03:10.121000000</meta:creation-date>
    <dc:date>2018-01-21T09:00:43.536000000</dc:date>
    <meta:editing-duration>PT3H39M2S</meta:editing-duration>
    <meta:editing-cycles>52</meta:editing-cycles>
    <meta:generator>LibreOffice/5.4.1.2$Windows_X86_64 LibreOffice_project/ea7cb86e6eeb2bf3a5af73a8f7777ac570321527</meta:generator>
    <meta:document-statistic meta:table-count="9" meta:cell-count="7360" meta:object-count="6"/>
    <meta:user-defined meta:name=""/>
  </office:meta>
</office:document-meta>
</file>